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52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7.3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4.91mm"/>
    </style:style>
    <style:style style:name="co6" style:family="table-column">
      <style:table-column-properties fo:break-before="auto" style:column-width="32.07mm"/>
    </style:style>
    <style:style style:name="co7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CM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Arquivo</text:p>
          </table:table-cell>
          <table:table-cell table:number-columns-repeated="11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86.347564331" calcext:value-type="float">
            <text:p>286,347564331</text:p>
          </table:table-cell>
          <table:table-cell office:value-type="float" office:value="279.961118637" calcext:value-type="float">
            <text:p>279,961118637</text:p>
          </table:table-cell>
          <table:table-cell office:value-type="float" office:value="287.147805089" calcext:value-type="float">
            <text:p>287,147805089</text:p>
          </table:table-cell>
          <table:table-cell office:value-type="float" office:value="286.402465536" calcext:value-type="float">
            <text:p>286,402465536</text:p>
          </table:table-cell>
          <table:table-cell office:value-type="float" office:value="279.225598419" calcext:value-type="float">
            <text:p>279,225598419</text:p>
          </table:table-cell>
          <table:table-cell office:value-type="float" office:value="281.677855376" calcext:value-type="float">
            <text:p>281,677855376</text:p>
          </table:table-cell>
          <table:table-cell office:value-type="float" office:value="285.444073988" calcext:value-type="float">
            <text:p>285,444073988</text:p>
          </table:table-cell>
          <table:table-cell office:value-type="float" office:value="289.322507539" calcext:value-type="float">
            <text:p>289,322507539</text:p>
          </table:table-cell>
          <table:table-cell office:value-type="float" office:value="281.19280006" calcext:value-type="float">
            <text:p>281,19280006</text:p>
          </table:table-cell>
          <table:table-cell office:value-type="float" office:value="286.686946214" calcext:value-type="float">
            <text:p>286,686946214</text:p>
          </table:table-cell>
          <table:table-cell/>
          <table:table-cell table:formula="of:=AVERAGE([.B2:.K2])" office:value-type="float" office:value="284.3408735189" calcext:value-type="float">
            <text:p>284,3408735189</text:p>
          </table:table-cell>
          <table:table-cell table:formula="of:=TRIMMEAN([.B2:.K2];0.2)" office:value-type="float" office:value="284.357578653875" calcext:value-type="float">
            <text:p>284,3575786539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3.480267807" calcext:value-type="float">
            <text:p>283,480267807</text:p>
          </table:table-cell>
          <table:table-cell office:value-type="float" office:value="283.320038406" calcext:value-type="float">
            <text:p>283,320038406</text:p>
          </table:table-cell>
          <table:table-cell office:value-type="float" office:value="285.148095635" calcext:value-type="float">
            <text:p>285,148095635</text:p>
          </table:table-cell>
          <table:table-cell office:value-type="float" office:value="286.722625159" calcext:value-type="float">
            <text:p>286,722625159</text:p>
          </table:table-cell>
          <table:table-cell office:value-type="float" office:value="285.64154715" calcext:value-type="float">
            <text:p>285,64154715</text:p>
          </table:table-cell>
          <table:table-cell office:value-type="float" office:value="284.802755352" calcext:value-type="float">
            <text:p>284,802755352</text:p>
          </table:table-cell>
          <table:table-cell office:value-type="float" office:value="287.155993488" calcext:value-type="float">
            <text:p>287,155993488</text:p>
          </table:table-cell>
          <table:table-cell office:value-type="float" office:value="292.757452473" calcext:value-type="float">
            <text:p>292,757452473</text:p>
          </table:table-cell>
          <table:table-cell office:value-type="float" office:value="283.895312165" calcext:value-type="float">
            <text:p>283,895312165</text:p>
          </table:table-cell>
          <table:table-cell office:value-type="float" office:value="286.974380277" calcext:value-type="float">
            <text:p>286,974380277</text:p>
          </table:table-cell>
          <table:table-cell/>
          <table:table-cell table:formula="of:=AVERAGE([.B3:.K3])" office:value-type="float" office:value="285.9898467912" calcext:value-type="float">
            <text:p>285,9898467912</text:p>
          </table:table-cell>
          <table:table-cell table:formula="of:=TRIMMEAN([.B3:.K3];0.2)" office:value-type="float" office:value="285.477622129125" calcext:value-type="float">
            <text:p>285,4776221291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8.124528613" calcext:value-type="float">
            <text:p>278,124528613</text:p>
          </table:table-cell>
          <table:table-cell office:value-type="float" office:value="282.13945758" calcext:value-type="float">
            <text:p>282,13945758</text:p>
          </table:table-cell>
          <table:table-cell office:value-type="float" office:value="283.361115886" calcext:value-type="float">
            <text:p>283,361115886</text:p>
          </table:table-cell>
          <table:table-cell office:value-type="float" office:value="285.955775246" calcext:value-type="float">
            <text:p>285,955775246</text:p>
          </table:table-cell>
          <table:table-cell office:value-type="float" office:value="294.752763962" calcext:value-type="float">
            <text:p>294,752763962</text:p>
          </table:table-cell>
          <table:table-cell office:value-type="float" office:value="283.007507053" calcext:value-type="float">
            <text:p>283,007507053</text:p>
          </table:table-cell>
          <table:table-cell office:value-type="float" office:value="287.151547379" calcext:value-type="float">
            <text:p>287,151547379</text:p>
          </table:table-cell>
          <table:table-cell office:value-type="float" office:value="296.343205291" calcext:value-type="float">
            <text:p>296,343205291</text:p>
          </table:table-cell>
          <table:table-cell office:value-type="float" office:value="283.614015533" calcext:value-type="float">
            <text:p>283,614015533</text:p>
          </table:table-cell>
          <table:table-cell office:value-type="float" office:value="288.38327419" calcext:value-type="float">
            <text:p>288,38327419</text:p>
          </table:table-cell>
          <table:table-cell/>
          <table:table-cell table:formula="of:=AVERAGE([.B4:.K4])" office:value-type="float" office:value="286.2833190733" calcext:value-type="float">
            <text:p>286,2833190733</text:p>
          </table:table-cell>
          <table:table-cell table:formula="of:=TRIMMEAN([.B4:.K4];0.2)" office:value-type="float" office:value="286.045682103625" calcext:value-type="float">
            <text:p>286,0456821036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80.968961549" calcext:value-type="float">
            <text:p>280,968961549</text:p>
          </table:table-cell>
          <table:table-cell office:value-type="float" office:value="281.45580462" calcext:value-type="float">
            <text:p>281,45580462</text:p>
          </table:table-cell>
          <table:table-cell office:value-type="float" office:value="284.689054314" calcext:value-type="float">
            <text:p>284,689054314</text:p>
          </table:table-cell>
          <table:table-cell office:value-type="float" office:value="286.555299268" calcext:value-type="float">
            <text:p>286,555299268</text:p>
          </table:table-cell>
          <table:table-cell office:value-type="float" office:value="285.72646518" calcext:value-type="float">
            <text:p>285,72646518</text:p>
          </table:table-cell>
          <table:table-cell office:value-type="float" office:value="281.979578696" calcext:value-type="float">
            <text:p>281,979578696</text:p>
          </table:table-cell>
          <table:table-cell office:value-type="float" office:value="286.528288535" calcext:value-type="float">
            <text:p>286,528288535</text:p>
          </table:table-cell>
          <table:table-cell office:value-type="float" office:value="295.849791903" calcext:value-type="float">
            <text:p>295,849791903</text:p>
          </table:table-cell>
          <table:table-cell office:value-type="float" office:value="282.383910963" calcext:value-type="float">
            <text:p>282,383910963</text:p>
          </table:table-cell>
          <table:table-cell office:value-type="float" office:value="287.045053907" calcext:value-type="float">
            <text:p>287,045053907</text:p>
          </table:table-cell>
          <table:table-cell/>
          <table:table-cell table:formula="of:=AVERAGE([.B5:.K5])" office:value-type="float" office:value="285.3182208935" calcext:value-type="float">
            <text:p>285,3182208935</text:p>
          </table:table-cell>
          <table:table-cell table:formula="of:=TRIMMEAN([.B5:.K5];0.2)" office:value-type="float" office:value="284.545431935375" calcext:value-type="float">
            <text:p>284,5454319354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87.622346973" calcext:value-type="float">
            <text:p>287,622346973</text:p>
          </table:table-cell>
          <table:table-cell office:value-type="float" office:value="292.406017953" calcext:value-type="float">
            <text:p>292,406017953</text:p>
          </table:table-cell>
          <table:table-cell office:value-type="float" office:value="301.078669009" calcext:value-type="float">
            <text:p>301,078669009</text:p>
          </table:table-cell>
          <table:table-cell office:value-type="float" office:value="310.16555433" calcext:value-type="float">
            <text:p>310,16555433</text:p>
          </table:table-cell>
          <table:table-cell office:value-type="float" office:value="292.784339055" calcext:value-type="float">
            <text:p>292,784339055</text:p>
          </table:table-cell>
          <table:table-cell office:value-type="float" office:value="298.157401093" calcext:value-type="float">
            <text:p>298,157401093</text:p>
          </table:table-cell>
          <table:table-cell office:value-type="float" office:value="306.841876213" calcext:value-type="float">
            <text:p>306,841876213</text:p>
          </table:table-cell>
          <table:table-cell office:value-type="float" office:value="308.26733036" calcext:value-type="float">
            <text:p>308,26733036</text:p>
          </table:table-cell>
          <table:table-cell office:value-type="float" office:value="293.260389342" calcext:value-type="float">
            <text:p>293,260389342</text:p>
          </table:table-cell>
          <table:table-cell office:value-type="float" office:value="299.81307333" calcext:value-type="float">
            <text:p>299,81307333</text:p>
          </table:table-cell>
          <table:table-cell/>
          <table:table-cell table:formula="of:=AVERAGE([.B6:.K6])" office:value-type="float" office:value="299.0396997658" calcext:value-type="float">
            <text:p>299,0396997658</text:p>
          </table:table-cell>
          <table:table-cell table:formula="of:=TRIMMEAN([.B6:.K6];0.2)" office:value-type="float" office:value="299.076137044375" calcext:value-type="float">
            <text:p>299,0761370444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90.015720964" calcext:value-type="float">
            <text:p>290,015720964</text:p>
          </table:table-cell>
          <table:table-cell office:value-type="float" office:value="291.727613074" calcext:value-type="float">
            <text:p>291,727613074</text:p>
          </table:table-cell>
          <table:table-cell office:value-type="float" office:value="292.244460085" calcext:value-type="float">
            <text:p>292,244460085</text:p>
          </table:table-cell>
          <table:table-cell office:value-type="float" office:value="297.67245803" calcext:value-type="float">
            <text:p>297,67245803</text:p>
          </table:table-cell>
          <table:table-cell office:value-type="float" office:value="287.927830789" calcext:value-type="float">
            <text:p>287,927830789</text:p>
          </table:table-cell>
          <table:table-cell office:value-type="float" office:value="289.969833506" calcext:value-type="float">
            <text:p>289,969833506</text:p>
          </table:table-cell>
          <table:table-cell office:value-type="float" office:value="293.564572636" calcext:value-type="float">
            <text:p>293,564572636</text:p>
          </table:table-cell>
          <table:table-cell office:value-type="float" office:value="301.987682861" calcext:value-type="float">
            <text:p>301,987682861</text:p>
          </table:table-cell>
          <table:table-cell office:value-type="float" office:value="289.36514373" calcext:value-type="float">
            <text:p>289,36514373</text:p>
          </table:table-cell>
          <table:table-cell office:value-type="float" office:value="297.296859518" calcext:value-type="float">
            <text:p>297,296859518</text:p>
          </table:table-cell>
          <table:table-cell/>
          <table:table-cell table:formula="of:=AVERAGE([.B7:.K7])" office:value-type="float" office:value="293.1772175193" calcext:value-type="float">
            <text:p>293,1772175193</text:p>
          </table:table-cell>
          <table:table-cell table:formula="of:=TRIMMEAN([.B7:.K7];0.2)" office:value-type="float" office:value="292.732082692875" calcext:value-type="float">
            <text:p>292,732082692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6.955486186" calcext:value-type="float">
            <text:p>276,955486186</text:p>
          </table:table-cell>
          <table:table-cell office:value-type="float" office:value="280.968605778" calcext:value-type="float">
            <text:p>280,968605778</text:p>
          </table:table-cell>
          <table:table-cell office:value-type="float" office:value="286.86567654" calcext:value-type="float">
            <text:p>286,86567654</text:p>
          </table:table-cell>
          <table:table-cell office:value-type="float" office:value="288.28758536" calcext:value-type="float">
            <text:p>288,28758536</text:p>
          </table:table-cell>
          <table:table-cell office:value-type="float" office:value="279.07281453" calcext:value-type="float">
            <text:p>279,07281453</text:p>
          </table:table-cell>
          <table:table-cell office:value-type="float" office:value="285.380305568" calcext:value-type="float">
            <text:p>285,380305568</text:p>
          </table:table-cell>
          <table:table-cell office:value-type="float" office:value="287.761832049" calcext:value-type="float">
            <text:p>287,761832049</text:p>
          </table:table-cell>
          <table:table-cell office:value-type="float" office:value="292.155161681" calcext:value-type="float">
            <text:p>292,155161681</text:p>
          </table:table-cell>
          <table:table-cell office:value-type="float" office:value="280.479819064" calcext:value-type="float">
            <text:p>280,479819064</text:p>
          </table:table-cell>
          <table:table-cell office:value-type="float" office:value="284.882806441" calcext:value-type="float">
            <text:p>284,882806441</text:p>
          </table:table-cell>
          <table:table-cell/>
          <table:table-cell table:formula="of:=AVERAGE([.B8:.K8])" office:value-type="float" office:value="284.2810093197" calcext:value-type="float">
            <text:p>284,2810093197</text:p>
          </table:table-cell>
          <table:table-cell table:formula="of:=TRIMMEAN([.B8:.K8];0.2)" office:value-type="float" office:value="284.21243066625" calcext:value-type="float">
            <text:p>284,2124306663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9.855472345" calcext:value-type="float">
            <text:p>279,855472345</text:p>
          </table:table-cell>
          <table:table-cell office:value-type="float" office:value="281.19969109" calcext:value-type="float">
            <text:p>281,19969109</text:p>
          </table:table-cell>
          <table:table-cell office:value-type="float" office:value="283.52304747" calcext:value-type="float">
            <text:p>283,52304747</text:p>
          </table:table-cell>
          <table:table-cell office:value-type="float" office:value="286.927765943" calcext:value-type="float">
            <text:p>286,927765943</text:p>
          </table:table-cell>
          <table:table-cell office:value-type="float" office:value="279.085409206" calcext:value-type="float">
            <text:p>279,085409206</text:p>
          </table:table-cell>
          <table:table-cell office:value-type="float" office:value="282.552314048" calcext:value-type="float">
            <text:p>282,552314048</text:p>
          </table:table-cell>
          <table:table-cell office:value-type="float" office:value="287.283760535" calcext:value-type="float">
            <text:p>287,283760535</text:p>
          </table:table-cell>
          <table:table-cell office:value-type="float" office:value="279.520553416" calcext:value-type="float">
            <text:p>279,520553416</text:p>
          </table:table-cell>
          <table:table-cell office:value-type="float" office:value="280.039375732" calcext:value-type="float">
            <text:p>280,039375732</text:p>
          </table:table-cell>
          <table:table-cell office:value-type="float" office:value="285.240385038" calcext:value-type="float">
            <text:p>285,240385038</text:p>
          </table:table-cell>
          <table:table-cell/>
          <table:table-cell table:formula="of:=AVERAGE([.B9:.K9])" office:value-type="float" office:value="282.5227774823" calcext:value-type="float">
            <text:p>282,5227774823</text:p>
          </table:table-cell>
          <table:table-cell table:formula="of:=TRIMMEAN([.B9:.K9];0.2)" office:value-type="float" office:value="282.35732563525" calcext:value-type="float">
            <text:p>282,3573256353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78.358471252" calcext:value-type="float">
            <text:p>278,358471252</text:p>
          </table:table-cell>
          <table:table-cell office:value-type="float" office:value="284.398098165" calcext:value-type="float">
            <text:p>284,398098165</text:p>
          </table:table-cell>
          <table:table-cell office:value-type="float" office:value="285.938581139" calcext:value-type="float">
            <text:p>285,938581139</text:p>
          </table:table-cell>
          <table:table-cell office:value-type="float" office:value="288.16141125" calcext:value-type="float">
            <text:p>288,16141125</text:p>
          </table:table-cell>
          <table:table-cell office:value-type="float" office:value="280.504849614" calcext:value-type="float">
            <text:p>280,504849614</text:p>
          </table:table-cell>
          <table:table-cell office:value-type="float" office:value="282.633373884" calcext:value-type="float">
            <text:p>282,633373884</text:p>
          </table:table-cell>
          <table:table-cell office:value-type="float" office:value="285.815589991" calcext:value-type="float">
            <text:p>285,815589991</text:p>
          </table:table-cell>
          <table:table-cell office:value-type="float" office:value="281.643043996" calcext:value-type="float">
            <text:p>281,643043996</text:p>
          </table:table-cell>
          <table:table-cell office:value-type="float" office:value="282.286953585" calcext:value-type="float">
            <text:p>282,286953585</text:p>
          </table:table-cell>
          <table:table-cell office:value-type="float" office:value="290.465737608" calcext:value-type="float">
            <text:p>290,465737608</text:p>
          </table:table-cell>
          <table:table-cell/>
          <table:table-cell table:formula="of:=AVERAGE([.B10:.K10])" office:value-type="float" office:value="284.0206110484" calcext:value-type="float">
            <text:p>284,0206110484</text:p>
          </table:table-cell>
          <table:table-cell table:formula="of:=TRIMMEAN([.B10:.K10];0.2)" office:value-type="float" office:value="283.922737703" calcext:value-type="float">
            <text:p>283,922737703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92.712493862" calcext:value-type="float">
            <text:p>292,712493862</text:p>
          </table:table-cell>
          <table:table-cell office:value-type="float" office:value="294.878006942" calcext:value-type="float">
            <text:p>294,878006942</text:p>
          </table:table-cell>
          <table:table-cell office:value-type="float" office:value="297.639899644" calcext:value-type="float">
            <text:p>297,639899644</text:p>
          </table:table-cell>
          <table:table-cell office:value-type="float" office:value="305.906177704" calcext:value-type="float">
            <text:p>305,906177704</text:p>
          </table:table-cell>
          <table:table-cell office:value-type="float" office:value="293.815324803" calcext:value-type="float">
            <text:p>293,815324803</text:p>
          </table:table-cell>
          <table:table-cell office:value-type="float" office:value="295.313414435" calcext:value-type="float">
            <text:p>295,313414435</text:p>
          </table:table-cell>
          <table:table-cell office:value-type="float" office:value="300.109752522" calcext:value-type="float">
            <text:p>300,109752522</text:p>
          </table:table-cell>
          <table:table-cell office:value-type="float" office:value="291.870712767" calcext:value-type="float">
            <text:p>291,870712767</text:p>
          </table:table-cell>
          <table:table-cell office:value-type="float" office:value="293.146624448" calcext:value-type="float">
            <text:p>293,146624448</text:p>
          </table:table-cell>
          <table:table-cell office:value-type="float" office:value="302.328899937" calcext:value-type="float">
            <text:p>302,328899937</text:p>
          </table:table-cell>
          <table:table-cell/>
          <table:table-cell table:formula="of:=AVERAGE([.B11:.K11])" office:value-type="float" office:value="296.7721307064" calcext:value-type="float">
            <text:p>296,7721307064</text:p>
          </table:table-cell>
          <table:table-cell table:formula="of:=TRIMMEAN([.B11:.K11];0.2)" office:value-type="float" office:value="296.243052074125" calcext:value-type="float">
            <text:p>296,2430520741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74.809498044" calcext:value-type="float">
            <text:p>274,809498044</text:p>
          </table:table-cell>
          <table:table-cell office:value-type="float" office:value="276.531771057" calcext:value-type="float">
            <text:p>276,531771057</text:p>
          </table:table-cell>
          <table:table-cell office:value-type="float" office:value="275.700032554" calcext:value-type="float">
            <text:p>275,700032554</text:p>
          </table:table-cell>
          <table:table-cell office:value-type="float" office:value="283.096641301" calcext:value-type="float">
            <text:p>283,096641301</text:p>
          </table:table-cell>
          <table:table-cell office:value-type="float" office:value="272.934725145" calcext:value-type="float">
            <text:p>272,934725145</text:p>
          </table:table-cell>
          <table:table-cell office:value-type="float" office:value="275.804607291" calcext:value-type="float">
            <text:p>275,804607291</text:p>
          </table:table-cell>
          <table:table-cell office:value-type="float" office:value="279.820174005" calcext:value-type="float">
            <text:p>279,820174005</text:p>
          </table:table-cell>
          <table:table-cell office:value-type="float" office:value="279.42109037" calcext:value-type="float">
            <text:p>279,42109037</text:p>
          </table:table-cell>
          <table:table-cell office:value-type="float" office:value="277.219107788" calcext:value-type="float">
            <text:p>277,219107788</text:p>
          </table:table-cell>
          <table:table-cell office:value-type="float" office:value="282.476897799" calcext:value-type="float">
            <text:p>282,476897799</text:p>
          </table:table-cell>
          <table:table-cell/>
          <table:table-cell table:formula="of:=AVERAGE([.B12:.K12])" office:value-type="float" office:value="277.7814545354" calcext:value-type="float">
            <text:p>277,7814545354</text:p>
          </table:table-cell>
          <table:table-cell table:formula="of:=TRIMMEAN([.B12:.K12];0.2)" office:value-type="float" office:value="277.7228973635" calcext:value-type="float">
            <text:p>277,7228973635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77.335064913" calcext:value-type="float">
            <text:p>277,335064913</text:p>
          </table:table-cell>
          <table:table-cell office:value-type="float" office:value="278.781432966" calcext:value-type="float">
            <text:p>278,781432966</text:p>
          </table:table-cell>
          <table:table-cell office:value-type="float" office:value="281.633319408" calcext:value-type="float">
            <text:p>281,633319408</text:p>
          </table:table-cell>
          <table:table-cell office:value-type="float" office:value="283.146270809" calcext:value-type="float">
            <text:p>283,146270809</text:p>
          </table:table-cell>
          <table:table-cell office:value-type="float" office:value="274.707072984" calcext:value-type="float">
            <text:p>274,707072984</text:p>
          </table:table-cell>
          <table:table-cell office:value-type="float" office:value="278.120317393" calcext:value-type="float">
            <text:p>278,120317393</text:p>
          </table:table-cell>
          <table:table-cell office:value-type="float" office:value="280.880299616" calcext:value-type="float">
            <text:p>280,880299616</text:p>
          </table:table-cell>
          <table:table-cell office:value-type="float" office:value="287.314821085" calcext:value-type="float">
            <text:p>287,314821085</text:p>
          </table:table-cell>
          <table:table-cell office:value-type="float" office:value="278.980881693" calcext:value-type="float">
            <text:p>278,980881693</text:p>
          </table:table-cell>
          <table:table-cell office:value-type="float" office:value="285.364078969" calcext:value-type="float">
            <text:p>285,364078969</text:p>
          </table:table-cell>
          <table:table-cell/>
          <table:table-cell table:formula="of:=AVERAGE([.B13:.K13])" office:value-type="float" office:value="280.6263559836" calcext:value-type="float">
            <text:p>280,6263559836</text:p>
          </table:table-cell>
          <table:table-cell table:formula="of:=TRIMMEAN([.B13:.K13];0.2)" office:value-type="float" office:value="280.530208220875" calcext:value-type="float">
            <text:p>280,5302082209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81.803246234" calcext:value-type="float">
            <text:p>281,803246234</text:p>
          </table:table-cell>
          <table:table-cell office:value-type="float" office:value="282.785679349" calcext:value-type="float">
            <text:p>282,785679349</text:p>
          </table:table-cell>
          <table:table-cell office:value-type="float" office:value="281.88489037" calcext:value-type="float">
            <text:p>281,88489037</text:p>
          </table:table-cell>
          <table:table-cell office:value-type="float" office:value="286.953522817" calcext:value-type="float">
            <text:p>286,953522817</text:p>
          </table:table-cell>
          <table:table-cell office:value-type="float" office:value="276.92833011" calcext:value-type="float">
            <text:p>276,92833011</text:p>
          </table:table-cell>
          <table:table-cell office:value-type="float" office:value="278.47615259" calcext:value-type="float">
            <text:p>278,47615259</text:p>
          </table:table-cell>
          <table:table-cell office:value-type="float" office:value="285.044674054" calcext:value-type="float">
            <text:p>285,044674054</text:p>
          </table:table-cell>
          <table:table-cell office:value-type="float" office:value="291.244738188" calcext:value-type="float">
            <text:p>291,244738188</text:p>
          </table:table-cell>
          <table:table-cell office:value-type="float" office:value="280.116202861" calcext:value-type="float">
            <text:p>280,116202861</text:p>
          </table:table-cell>
          <table:table-cell office:value-type="float" office:value="287.3078038" calcext:value-type="float">
            <text:p>287,3078038</text:p>
          </table:table-cell>
          <table:table-cell/>
          <table:table-cell table:formula="of:=AVERAGE([.B14:.K14])" office:value-type="float" office:value="283.2545240373" calcext:value-type="float">
            <text:p>283,2545240373</text:p>
          </table:table-cell>
          <table:table-cell table:formula="of:=TRIMMEAN([.B14:.K14];0.2)" office:value-type="float" office:value="283.046521509375" calcext:value-type="float">
            <text:p>283,0465215094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89.323568378" calcext:value-type="float">
            <text:p>289,323568378</text:p>
          </table:table-cell>
          <table:table-cell office:value-type="float" office:value="291.43910725" calcext:value-type="float">
            <text:p>291,43910725</text:p>
          </table:table-cell>
          <table:table-cell office:value-type="float" office:value="291.926829584" calcext:value-type="float">
            <text:p>291,926829584</text:p>
          </table:table-cell>
          <table:table-cell office:value-type="float" office:value="302.017943954" calcext:value-type="float">
            <text:p>302,017943954</text:p>
          </table:table-cell>
          <table:table-cell office:value-type="float" office:value="288.546144519" calcext:value-type="float">
            <text:p>288,546144519</text:p>
          </table:table-cell>
          <table:table-cell office:value-type="float" office:value="289.74086203" calcext:value-type="float">
            <text:p>289,74086203</text:p>
          </table:table-cell>
          <table:table-cell office:value-type="float" office:value="297.126117449" calcext:value-type="float">
            <text:p>297,126117449</text:p>
          </table:table-cell>
          <table:table-cell office:value-type="float" office:value="305.540566441" calcext:value-type="float">
            <text:p>305,540566441</text:p>
          </table:table-cell>
          <table:table-cell office:value-type="float" office:value="291.8959374" calcext:value-type="float">
            <text:p>291,8959374</text:p>
          </table:table-cell>
          <table:table-cell office:value-type="float" office:value="299.053762915" calcext:value-type="float">
            <text:p>299,053762915</text:p>
          </table:table-cell>
          <table:table-cell/>
          <table:table-cell table:formula="of:=AVERAGE([.B15:.K15])" office:value-type="float" office:value="294.661083992" calcext:value-type="float">
            <text:p>294,661083992</text:p>
          </table:table-cell>
          <table:table-cell table:formula="of:=TRIMMEAN([.B15:.K15];0.2)" office:value-type="float" office:value="294.06551612" calcext:value-type="float">
            <text:p>294,06551612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84.50788602" calcext:value-type="float">
            <text:p>284,50788602</text:p>
          </table:table-cell>
          <table:table-cell office:value-type="float" office:value="289.43806164" calcext:value-type="float">
            <text:p>289,43806164</text:p>
          </table:table-cell>
          <table:table-cell office:value-type="float" office:value="291.739192092" calcext:value-type="float">
            <text:p>291,739192092</text:p>
          </table:table-cell>
          <table:table-cell office:value-type="float" office:value="293.377551098" calcext:value-type="float">
            <text:p>293,377551098</text:p>
          </table:table-cell>
          <table:table-cell office:value-type="float" office:value="284.6774538" calcext:value-type="float">
            <text:p>284,6774538</text:p>
          </table:table-cell>
          <table:table-cell office:value-type="float" office:value="286.027320044" calcext:value-type="float">
            <text:p>286,027320044</text:p>
          </table:table-cell>
          <table:table-cell office:value-type="float" office:value="294.167325589" calcext:value-type="float">
            <text:p>294,167325589</text:p>
          </table:table-cell>
          <table:table-cell office:value-type="float" office:value="297.318187585" calcext:value-type="float">
            <text:p>297,318187585</text:p>
          </table:table-cell>
          <table:table-cell office:value-type="float" office:value="286.581162173" calcext:value-type="float">
            <text:p>286,581162173</text:p>
          </table:table-cell>
          <table:table-cell office:value-type="float" office:value="297.144902393" calcext:value-type="float">
            <text:p>297,144902393</text:p>
          </table:table-cell>
          <table:table-cell/>
          <table:table-cell table:formula="of:=AVERAGE([.B16:.K16])" office:value-type="float" office:value="290.4979042434" calcext:value-type="float">
            <text:p>290,4979042434</text:p>
          </table:table-cell>
          <table:table-cell table:formula="of:=TRIMMEAN([.B16:.K16];0.2)" office:value-type="float" office:value="290.394121103625" calcext:value-type="float">
            <text:p>290,3941211036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86.700156859" calcext:value-type="float">
            <text:p>286,700156859</text:p>
          </table:table-cell>
          <table:table-cell office:value-type="float" office:value="283.357696404" calcext:value-type="float">
            <text:p>283,357696404</text:p>
          </table:table-cell>
          <table:table-cell office:value-type="float" office:value="285.332317295" calcext:value-type="float">
            <text:p>285,332317295</text:p>
          </table:table-cell>
          <table:table-cell office:value-type="float" office:value="288.760893561" calcext:value-type="float">
            <text:p>288,760893561</text:p>
          </table:table-cell>
          <table:table-cell office:value-type="float" office:value="281.307178437" calcext:value-type="float">
            <text:p>281,307178437</text:p>
          </table:table-cell>
          <table:table-cell office:value-type="float" office:value="281.591718287" calcext:value-type="float">
            <text:p>281,591718287</text:p>
          </table:table-cell>
          <table:table-cell office:value-type="float" office:value="287.203830145" calcext:value-type="float">
            <text:p>287,203830145</text:p>
          </table:table-cell>
          <table:table-cell office:value-type="float" office:value="289.327102967" calcext:value-type="float">
            <text:p>289,327102967</text:p>
          </table:table-cell>
          <table:table-cell office:value-type="float" office:value="283.718811939" calcext:value-type="float">
            <text:p>283,718811939</text:p>
          </table:table-cell>
          <table:table-cell office:value-type="float" office:value="288.435838419" calcext:value-type="float">
            <text:p>288,435838419</text:p>
          </table:table-cell>
          <table:table-cell/>
          <table:table-cell table:formula="of:=AVERAGE([.B17:.K17])" office:value-type="float" office:value="285.5735544313" calcext:value-type="float">
            <text:p>285,5735544313</text:p>
          </table:table-cell>
          <table:table-cell table:formula="of:=TRIMMEAN([.B17:.K17];0.2)" office:value-type="float" office:value="285.637657863625" calcext:value-type="float">
            <text:p>285,6376578636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76.713171681" calcext:value-type="float">
            <text:p>276,713171681</text:p>
          </table:table-cell>
          <table:table-cell office:value-type="float" office:value="280.546265688" calcext:value-type="float">
            <text:p>280,546265688</text:p>
          </table:table-cell>
          <table:table-cell office:value-type="float" office:value="278.842073037" calcext:value-type="float">
            <text:p>278,842073037</text:p>
          </table:table-cell>
          <table:table-cell office:value-type="float" office:value="284.384477016" calcext:value-type="float">
            <text:p>284,384477016</text:p>
          </table:table-cell>
          <table:table-cell office:value-type="float" office:value="279.875664707" calcext:value-type="float">
            <text:p>279,875664707</text:p>
          </table:table-cell>
          <table:table-cell office:value-type="float" office:value="279.490461534" calcext:value-type="float">
            <text:p>279,490461534</text:p>
          </table:table-cell>
          <table:table-cell office:value-type="float" office:value="284.250324587" calcext:value-type="float">
            <text:p>284,250324587</text:p>
          </table:table-cell>
          <table:table-cell office:value-type="float" office:value="289.206172574" calcext:value-type="float">
            <text:p>289,206172574</text:p>
          </table:table-cell>
          <table:table-cell office:value-type="float" office:value="277.805337367" calcext:value-type="float">
            <text:p>277,805337367</text:p>
          </table:table-cell>
          <table:table-cell office:value-type="float" office:value="286.533324226" calcext:value-type="float">
            <text:p>286,533324226</text:p>
          </table:table-cell>
          <table:table-cell/>
          <table:table-cell table:formula="of:=AVERAGE([.B18:.K18])" office:value-type="float" office:value="281.7647272417" calcext:value-type="float">
            <text:p>281,7647272417</text:p>
          </table:table-cell>
          <table:table-cell table:formula="of:=TRIMMEAN([.B18:.K18];0.2)" office:value-type="float" office:value="281.46599102025" calcext:value-type="float">
            <text:p>281,4659910203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82.995964142" calcext:value-type="float">
            <text:p>282,995964142</text:p>
          </table:table-cell>
          <table:table-cell office:value-type="float" office:value="284.51259358" calcext:value-type="float">
            <text:p>284,51259358</text:p>
          </table:table-cell>
          <table:table-cell office:value-type="float" office:value="289.283836531" calcext:value-type="float">
            <text:p>289,283836531</text:p>
          </table:table-cell>
          <table:table-cell office:value-type="float" office:value="294.965605269" calcext:value-type="float">
            <text:p>294,965605269</text:p>
          </table:table-cell>
          <table:table-cell office:value-type="float" office:value="285.423885435" calcext:value-type="float">
            <text:p>285,423885435</text:p>
          </table:table-cell>
          <table:table-cell office:value-type="float" office:value="283.210797708" calcext:value-type="float">
            <text:p>283,210797708</text:p>
          </table:table-cell>
          <table:table-cell office:value-type="float" office:value="291.1633972" calcext:value-type="float">
            <text:p>291,1633972</text:p>
          </table:table-cell>
          <table:table-cell office:value-type="float" office:value="286.592011497" calcext:value-type="float">
            <text:p>286,592011497</text:p>
          </table:table-cell>
          <table:table-cell office:value-type="float" office:value="284.242938957" calcext:value-type="float">
            <text:p>284,242938957</text:p>
          </table:table-cell>
          <table:table-cell office:value-type="float" office:value="297.274181455" calcext:value-type="float">
            <text:p>297,274181455</text:p>
          </table:table-cell>
          <table:table-cell/>
          <table:table-cell table:formula="of:=AVERAGE([.B19:.K19])" office:value-type="float" office:value="287.9665211774" calcext:value-type="float">
            <text:p>287,9665211774</text:p>
          </table:table-cell>
          <table:table-cell table:formula="of:=TRIMMEAN([.B19:.K19];0.2)" office:value-type="float" office:value="287.424383272125" calcext:value-type="float">
            <text:p>287,4243832721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300.655343963" calcext:value-type="float">
            <text:p>300,655343963</text:p>
          </table:table-cell>
          <table:table-cell office:value-type="float" office:value="304.694296914" calcext:value-type="float">
            <text:p>304,694296914</text:p>
          </table:table-cell>
          <table:table-cell office:value-type="float" office:value="310.685547637" calcext:value-type="float">
            <text:p>310,685547637</text:p>
          </table:table-cell>
          <table:table-cell office:value-type="float" office:value="319.623284092" calcext:value-type="float">
            <text:p>319,623284092</text:p>
          </table:table-cell>
          <table:table-cell office:value-type="float" office:value="301.830655366" calcext:value-type="float">
            <text:p>301,830655366</text:p>
          </table:table-cell>
          <table:table-cell office:value-type="float" office:value="306.556292779" calcext:value-type="float">
            <text:p>306,556292779</text:p>
          </table:table-cell>
          <table:table-cell office:value-type="float" office:value="315.664781613" calcext:value-type="float">
            <text:p>315,664781613</text:p>
          </table:table-cell>
          <table:table-cell office:value-type="float" office:value="300.343115344" calcext:value-type="float">
            <text:p>300,343115344</text:p>
          </table:table-cell>
          <table:table-cell office:value-type="float" office:value="303.50911506" calcext:value-type="float">
            <text:p>303,50911506</text:p>
          </table:table-cell>
          <table:table-cell office:value-type="float" office:value="321.595024778" calcext:value-type="float">
            <text:p>321,595024778</text:p>
          </table:table-cell>
          <table:table-cell/>
          <table:table-cell table:formula="of:=AVERAGE([.B20:.K20])" office:value-type="float" office:value="308.5157457546" calcext:value-type="float">
            <text:p>308,5157457546</text:p>
          </table:table-cell>
          <table:table-cell table:formula="of:=TRIMMEAN([.B20:.K20];0.2)" office:value-type="float" office:value="307.902414678" calcext:value-type="float">
            <text:p>307,902414678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99.789320852" calcext:value-type="float">
            <text:p>299,789320852</text:p>
          </table:table-cell>
          <table:table-cell office:value-type="float" office:value="309.707399549" calcext:value-type="float">
            <text:p>309,707399549</text:p>
          </table:table-cell>
          <table:table-cell office:value-type="float" office:value="308.749815424" calcext:value-type="float">
            <text:p>308,749815424</text:p>
          </table:table-cell>
          <table:table-cell office:value-type="float" office:value="321.805978786" calcext:value-type="float">
            <text:p>321,805978786</text:p>
          </table:table-cell>
          <table:table-cell office:value-type="float" office:value="300.858677667" calcext:value-type="float">
            <text:p>300,858677667</text:p>
          </table:table-cell>
          <table:table-cell office:value-type="float" office:value="310.23110186" calcext:value-type="float">
            <text:p>310,23110186</text:p>
          </table:table-cell>
          <table:table-cell office:value-type="float" office:value="316.236194627" calcext:value-type="float">
            <text:p>316,236194627</text:p>
          </table:table-cell>
          <table:table-cell office:value-type="float" office:value="303.030289016" calcext:value-type="float">
            <text:p>303,030289016</text:p>
          </table:table-cell>
          <table:table-cell office:value-type="float" office:value="306.311590747" calcext:value-type="float">
            <text:p>306,311590747</text:p>
          </table:table-cell>
          <table:table-cell office:value-type="float" office:value="320.597500989" calcext:value-type="float">
            <text:p>320,597500989</text:p>
          </table:table-cell>
          <table:table-cell/>
          <table:table-cell table:formula="of:=AVERAGE([.B21:.K21])" office:value-type="float" office:value="309.7317869517" calcext:value-type="float">
            <text:p>309,7317869517</text:p>
          </table:table-cell>
          <table:table-cell table:formula="of:=TRIMMEAN([.B21:.K21];0.2)" office:value-type="float" office:value="309.465321234875" calcext:value-type="float">
            <text:p>309,4653212349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96.586378321" calcext:value-type="float">
            <text:p>296,586378321</text:p>
          </table:table-cell>
          <table:table-cell office:value-type="float" office:value="305.598001979" calcext:value-type="float">
            <text:p>305,598001979</text:p>
          </table:table-cell>
          <table:table-cell office:value-type="float" office:value="307.655556113" calcext:value-type="float">
            <text:p>307,655556113</text:p>
          </table:table-cell>
          <table:table-cell office:value-type="float" office:value="319.671055702" calcext:value-type="float">
            <text:p>319,671055702</text:p>
          </table:table-cell>
          <table:table-cell office:value-type="float" office:value="295.084530552" calcext:value-type="float">
            <text:p>295,084530552</text:p>
          </table:table-cell>
          <table:table-cell office:value-type="float" office:value="305.185560126" calcext:value-type="float">
            <text:p>305,185560126</text:p>
          </table:table-cell>
          <table:table-cell office:value-type="float" office:value="311.532214103" calcext:value-type="float">
            <text:p>311,532214103</text:p>
          </table:table-cell>
          <table:table-cell office:value-type="float" office:value="293.586469847" calcext:value-type="float">
            <text:p>293,586469847</text:p>
          </table:table-cell>
          <table:table-cell office:value-type="float" office:value="305.527492968" calcext:value-type="float">
            <text:p>305,527492968</text:p>
          </table:table-cell>
          <table:table-cell office:value-type="float" office:value="321.033363779" calcext:value-type="float">
            <text:p>321,033363779</text:p>
          </table:table-cell>
          <table:table-cell/>
          <table:table-cell table:formula="of:=AVERAGE([.B22:.K22])" office:value-type="float" office:value="306.146062349" calcext:value-type="float">
            <text:p>306,146062349</text:p>
          </table:table-cell>
          <table:table-cell table:formula="of:=TRIMMEAN([.B22:.K22];0.2)" office:value-type="float" office:value="305.855098733" calcext:value-type="float">
            <text:p>305,855098733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94.989157672" calcext:value-type="float">
            <text:p>294,989157672</text:p>
          </table:table-cell>
          <table:table-cell office:value-type="float" office:value="304.678606642" calcext:value-type="float">
            <text:p>304,678606642</text:p>
          </table:table-cell>
          <table:table-cell office:value-type="float" office:value="305.195905335" calcext:value-type="float">
            <text:p>305,195905335</text:p>
          </table:table-cell>
          <table:table-cell office:value-type="float" office:value="318.721015611" calcext:value-type="float">
            <text:p>318,721015611</text:p>
          </table:table-cell>
          <table:table-cell office:value-type="float" office:value="298.246677982" calcext:value-type="float">
            <text:p>298,246677982</text:p>
          </table:table-cell>
          <table:table-cell office:value-type="float" office:value="300.918039397" calcext:value-type="float">
            <text:p>300,918039397</text:p>
          </table:table-cell>
          <table:table-cell office:value-type="float" office:value="312.520521594" calcext:value-type="float">
            <text:p>312,520521594</text:p>
          </table:table-cell>
          <table:table-cell office:value-type="float" office:value="293.485488855" calcext:value-type="float">
            <text:p>293,485488855</text:p>
          </table:table-cell>
          <table:table-cell office:value-type="float" office:value="301.431784922" calcext:value-type="float">
            <text:p>301,431784922</text:p>
          </table:table-cell>
          <table:table-cell office:value-type="float" office:value="292.841411312" calcext:value-type="float">
            <text:p>292,841411312</text:p>
          </table:table-cell>
          <table:table-cell/>
          <table:table-cell table:formula="of:=AVERAGE([.B23:.K23])" office:value-type="float" office:value="302.3028609322" calcext:value-type="float">
            <text:p>302,3028609322</text:p>
          </table:table-cell>
          <table:table-cell table:formula="of:=TRIMMEAN([.B23:.K23];0.2)" office:value-type="float" office:value="301.433272799875" calcext:value-type="float">
            <text:p>301,4332727999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92.181706139" calcext:value-type="float">
            <text:p>292,181706139</text:p>
          </table:table-cell>
          <table:table-cell office:value-type="float" office:value="296.423771676" calcext:value-type="float">
            <text:p>296,423771676</text:p>
          </table:table-cell>
          <table:table-cell office:value-type="float" office:value="299.405331171" calcext:value-type="float">
            <text:p>299,405331171</text:p>
          </table:table-cell>
          <table:table-cell office:value-type="float" office:value="300.076644126" calcext:value-type="float">
            <text:p>300,076644126</text:p>
          </table:table-cell>
          <table:table-cell office:value-type="float" office:value="292.357752311" calcext:value-type="float">
            <text:p>292,357752311</text:p>
          </table:table-cell>
          <table:table-cell office:value-type="float" office:value="297.846732426" calcext:value-type="float">
            <text:p>297,846732426</text:p>
          </table:table-cell>
          <table:table-cell office:value-type="float" office:value="298.010693131" calcext:value-type="float">
            <text:p>298,010693131</text:p>
          </table:table-cell>
          <table:table-cell office:value-type="float" office:value="291.466428395" calcext:value-type="float">
            <text:p>291,466428395</text:p>
          </table:table-cell>
          <table:table-cell office:value-type="float" office:value="294.468426548" calcext:value-type="float">
            <text:p>294,468426548</text:p>
          </table:table-cell>
          <table:table-cell office:value-type="float" office:value="289.40266201" calcext:value-type="float">
            <text:p>289,40266201</text:p>
          </table:table-cell>
          <table:table-cell/>
          <table:table-cell table:formula="of:=AVERAGE([.B24:.K24])" office:value-type="float" office:value="295.1640147933" calcext:value-type="float">
            <text:p>295,1640147933</text:p>
          </table:table-cell>
          <table:table-cell table:formula="of:=TRIMMEAN([.B24:.K24];0.2)" office:value-type="float" office:value="295.270105224625" calcext:value-type="float">
            <text:p>295,2701052246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75.750106182" calcext:value-type="float">
            <text:p>275,750106182</text:p>
          </table:table-cell>
          <table:table-cell office:value-type="float" office:value="293.037861138" calcext:value-type="float">
            <text:p>293,037861138</text:p>
          </table:table-cell>
          <table:table-cell office:value-type="float" office:value="293.739310795" calcext:value-type="float">
            <text:p>293,739310795</text:p>
          </table:table-cell>
          <table:table-cell office:value-type="float" office:value="288.557347964" calcext:value-type="float">
            <text:p>288,557347964</text:p>
          </table:table-cell>
          <table:table-cell office:value-type="float" office:value="279.069087931" calcext:value-type="float">
            <text:p>279,069087931</text:p>
          </table:table-cell>
          <table:table-cell office:value-type="float" office:value="293.272554275" calcext:value-type="float">
            <text:p>293,272554275</text:p>
          </table:table-cell>
          <table:table-cell office:value-type="float" office:value="303.164397099" calcext:value-type="float">
            <text:p>303,164397099</text:p>
          </table:table-cell>
          <table:table-cell office:value-type="float" office:value="278.240810876" calcext:value-type="float">
            <text:p>278,240810876</text:p>
          </table:table-cell>
          <table:table-cell office:value-type="float" office:value="289.684862979" calcext:value-type="float">
            <text:p>289,684862979</text:p>
          </table:table-cell>
          <table:table-cell office:value-type="float" office:value="281.293187279" calcext:value-type="float">
            <text:p>281,293187279</text:p>
          </table:table-cell>
          <table:table-cell/>
          <table:table-cell table:formula="of:=AVERAGE([.B25:.K25])" office:value-type="float" office:value="287.5809526518" calcext:value-type="float">
            <text:p>287,5809526518</text:p>
          </table:table-cell>
          <table:table-cell table:formula="of:=TRIMMEAN([.B25:.K25];0.2)" office:value-type="float" office:value="287.111877904625" calcext:value-type="float">
            <text:p>287,111877904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2:.M25])" office:value-type="float" office:value="6973.3132551935" calcext:value-type="float">
            <text:p>6973,3132551935</text:p>
          </table:table-cell>
          <table:table-cell table:formula="of:=SUM([.N2:.N25])" office:value-type="float" office:value="6966.29546768625" calcext:value-type="float">
            <text:p>6966,295467686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302.279133043" calcext:value-type="float">
            <text:p>302,279133043</text:p>
          </table:table-cell>
          <table:table-cell office:value-type="float" office:value="289.221151004" calcext:value-type="float">
            <text:p>289,221151004</text:p>
          </table:table-cell>
          <table:table-cell office:value-type="float" office:value="291.261356456" calcext:value-type="float">
            <text:p>291,261356456</text:p>
          </table:table-cell>
          <table:table-cell office:value-type="float" office:value="285.926789239" calcext:value-type="float">
            <text:p>285,926789239</text:p>
          </table:table-cell>
          <table:table-cell office:value-type="float" office:value="289.9885102" calcext:value-type="float">
            <text:p>289,9885102</text:p>
          </table:table-cell>
          <table:table-cell office:value-type="float" office:value="290.387563812" calcext:value-type="float">
            <text:p>290,387563812</text:p>
          </table:table-cell>
          <table:table-cell office:value-type="float" office:value="294.054691363" calcext:value-type="float">
            <text:p>294,054691363</text:p>
          </table:table-cell>
          <table:table-cell office:value-type="float" office:value="289.455081792" calcext:value-type="float">
            <text:p>289,455081792</text:p>
          </table:table-cell>
          <table:table-cell office:value-type="float" office:value="289.877641787" calcext:value-type="float">
            <text:p>289,877641787</text:p>
          </table:table-cell>
          <table:table-cell office:value-type="float" office:value="289.906787114" calcext:value-type="float">
            <text:p>289,906787114</text:p>
          </table:table-cell>
          <table:table-cell/>
          <table:table-cell table:formula="of:=AVERAGE([.B30:.K30])" office:value-type="float" office:value="291.235870581" calcext:value-type="float">
            <text:p>291,235870581</text:p>
          </table:table-cell>
          <table:table-cell table:formula="of:=TRIMMEAN([.B30:.K30];0.2)" office:value-type="float" office:value="290.519097941" calcext:value-type="float">
            <text:p>290,519097941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97.310135124" calcext:value-type="float">
            <text:p>297,310135124</text:p>
          </table:table-cell>
          <table:table-cell office:value-type="float" office:value="288.769243264" calcext:value-type="float">
            <text:p>288,769243264</text:p>
          </table:table-cell>
          <table:table-cell office:value-type="float" office:value="290.618733806" calcext:value-type="float">
            <text:p>290,618733806</text:p>
          </table:table-cell>
          <table:table-cell office:value-type="float" office:value="289.39498083" calcext:value-type="float">
            <text:p>289,39498083</text:p>
          </table:table-cell>
          <table:table-cell office:value-type="float" office:value="291.356719648" calcext:value-type="float">
            <text:p>291,356719648</text:p>
          </table:table-cell>
          <table:table-cell office:value-type="float" office:value="293.764339906" calcext:value-type="float">
            <text:p>293,764339906</text:p>
          </table:table-cell>
          <table:table-cell office:value-type="float" office:value="297.400679759" calcext:value-type="float">
            <text:p>297,400679759</text:p>
          </table:table-cell>
          <table:table-cell office:value-type="float" office:value="291.340050658" calcext:value-type="float">
            <text:p>291,340050658</text:p>
          </table:table-cell>
          <table:table-cell office:value-type="float" office:value="290.79682191" calcext:value-type="float">
            <text:p>290,79682191</text:p>
          </table:table-cell>
          <table:table-cell office:value-type="float" office:value="295.122549601" calcext:value-type="float">
            <text:p>295,122549601</text:p>
          </table:table-cell>
          <table:table-cell/>
          <table:table-cell table:formula="of:=AVERAGE([.B31:.K31])" office:value-type="float" office:value="292.5874254506" calcext:value-type="float">
            <text:p>292,5874254506</text:p>
          </table:table-cell>
          <table:table-cell table:formula="of:=TRIMMEAN([.B31:.K31];0.2)" office:value-type="float" office:value="292.463041435375" calcext:value-type="float">
            <text:p>292,4630414354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96.216456912" calcext:value-type="float">
            <text:p>296,216456912</text:p>
          </table:table-cell>
          <table:table-cell office:value-type="float" office:value="284.441236744" calcext:value-type="float">
            <text:p>284,441236744</text:p>
          </table:table-cell>
          <table:table-cell office:value-type="float" office:value="288.572167038" calcext:value-type="float">
            <text:p>288,572167038</text:p>
          </table:table-cell>
          <table:table-cell office:value-type="float" office:value="288.455961357" calcext:value-type="float">
            <text:p>288,455961357</text:p>
          </table:table-cell>
          <table:table-cell office:value-type="float" office:value="289.941599682" calcext:value-type="float">
            <text:p>289,941599682</text:p>
          </table:table-cell>
          <table:table-cell office:value-type="float" office:value="292.165249092" calcext:value-type="float">
            <text:p>292,165249092</text:p>
          </table:table-cell>
          <table:table-cell office:value-type="float" office:value="295.79336558" calcext:value-type="float">
            <text:p>295,79336558</text:p>
          </table:table-cell>
          <table:table-cell office:value-type="float" office:value="288.630253715" calcext:value-type="float">
            <text:p>288,630253715</text:p>
          </table:table-cell>
          <table:table-cell office:value-type="float" office:value="290.195334541" calcext:value-type="float">
            <text:p>290,195334541</text:p>
          </table:table-cell>
          <table:table-cell office:value-type="float" office:value="292.979806806" calcext:value-type="float">
            <text:p>292,979806806</text:p>
          </table:table-cell>
          <table:table-cell/>
          <table:table-cell table:formula="of:=AVERAGE([.B32:.K32])" office:value-type="float" office:value="290.7391431467" calcext:value-type="float">
            <text:p>290,7391431467</text:p>
          </table:table-cell>
          <table:table-cell table:formula="of:=TRIMMEAN([.B32:.K32];0.2)" office:value-type="float" office:value="290.841717226375" calcext:value-type="float">
            <text:p>290,8417172264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91.871188454" calcext:value-type="float">
            <text:p>291,871188454</text:p>
          </table:table-cell>
          <table:table-cell office:value-type="float" office:value="282.87753439" calcext:value-type="float">
            <text:p>282,87753439</text:p>
          </table:table-cell>
          <table:table-cell office:value-type="float" office:value="284.041114297" calcext:value-type="float">
            <text:p>284,041114297</text:p>
          </table:table-cell>
          <table:table-cell office:value-type="float" office:value="286.930215889" calcext:value-type="float">
            <text:p>286,930215889</text:p>
          </table:table-cell>
          <table:table-cell office:value-type="float" office:value="288.369808083" calcext:value-type="float">
            <text:p>288,369808083</text:p>
          </table:table-cell>
          <table:table-cell office:value-type="float" office:value="285.360968018" calcext:value-type="float">
            <text:p>285,360968018</text:p>
          </table:table-cell>
          <table:table-cell office:value-type="float" office:value="290.800549529" calcext:value-type="float">
            <text:p>290,800549529</text:p>
          </table:table-cell>
          <table:table-cell office:value-type="float" office:value="286.16219288" calcext:value-type="float">
            <text:p>286,16219288</text:p>
          </table:table-cell>
          <table:table-cell office:value-type="float" office:value="285.000349829" calcext:value-type="float">
            <text:p>285,000349829</text:p>
          </table:table-cell>
          <table:table-cell office:value-type="float" office:value="287.846819783" calcext:value-type="float">
            <text:p>287,846819783</text:p>
          </table:table-cell>
          <table:table-cell/>
          <table:table-cell table:formula="of:=AVERAGE([.B33:.K33])" office:value-type="float" office:value="286.9260741152" calcext:value-type="float">
            <text:p>286,9260741152</text:p>
          </table:table-cell>
          <table:table-cell table:formula="of:=TRIMMEAN([.B33:.K33];0.2)" office:value-type="float" office:value="286.8140022885" calcext:value-type="float">
            <text:p>286,8140022885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95.387605077" calcext:value-type="float">
            <text:p>295,387605077</text:p>
          </table:table-cell>
          <table:table-cell office:value-type="float" office:value="291.385650603" calcext:value-type="float">
            <text:p>291,385650603</text:p>
          </table:table-cell>
          <table:table-cell office:value-type="float" office:value="295.562431324" calcext:value-type="float">
            <text:p>295,562431324</text:p>
          </table:table-cell>
          <table:table-cell office:value-type="float" office:value="291.864180339" calcext:value-type="float">
            <text:p>291,864180339</text:p>
          </table:table-cell>
          <table:table-cell office:value-type="float" office:value="295.434983589" calcext:value-type="float">
            <text:p>295,434983589</text:p>
          </table:table-cell>
          <table:table-cell office:value-type="float" office:value="294.350485263" calcext:value-type="float">
            <text:p>294,350485263</text:p>
          </table:table-cell>
          <table:table-cell office:value-type="float" office:value="302.882689728" calcext:value-type="float">
            <text:p>302,882689728</text:p>
          </table:table-cell>
          <table:table-cell office:value-type="float" office:value="294.016696349" calcext:value-type="float">
            <text:p>294,016696349</text:p>
          </table:table-cell>
          <table:table-cell office:value-type="float" office:value="292.859666933" calcext:value-type="float">
            <text:p>292,859666933</text:p>
          </table:table-cell>
          <table:table-cell office:value-type="float" office:value="295.774001374" calcext:value-type="float">
            <text:p>295,774001374</text:p>
          </table:table-cell>
          <table:table-cell/>
          <table:table-cell table:formula="of:=AVERAGE([.B34:.K34])" office:value-type="float" office:value="294.9518390579" calcext:value-type="float">
            <text:p>294,9518390579</text:p>
          </table:table-cell>
          <table:table-cell table:formula="of:=TRIMMEAN([.B34:.K34];0.2)" office:value-type="float" office:value="294.406256281" calcext:value-type="float">
            <text:p>294,406256281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304.725163594" calcext:value-type="float">
            <text:p>304,725163594</text:p>
          </table:table-cell>
          <table:table-cell office:value-type="float" office:value="295.881271277" calcext:value-type="float">
            <text:p>295,881271277</text:p>
          </table:table-cell>
          <table:table-cell office:value-type="float" office:value="299.038753398" calcext:value-type="float">
            <text:p>299,038753398</text:p>
          </table:table-cell>
          <table:table-cell office:value-type="float" office:value="297.491554118" calcext:value-type="float">
            <text:p>297,491554118</text:p>
          </table:table-cell>
          <table:table-cell office:value-type="float" office:value="297.805631495" calcext:value-type="float">
            <text:p>297,805631495</text:p>
          </table:table-cell>
          <table:table-cell office:value-type="float" office:value="303.274409865" calcext:value-type="float">
            <text:p>303,274409865</text:p>
          </table:table-cell>
          <table:table-cell office:value-type="float" office:value="310.887743488" calcext:value-type="float">
            <text:p>310,887743488</text:p>
          </table:table-cell>
          <table:table-cell office:value-type="float" office:value="297.970194447" calcext:value-type="float">
            <text:p>297,970194447</text:p>
          </table:table-cell>
          <table:table-cell office:value-type="float" office:value="301.678764465" calcext:value-type="float">
            <text:p>301,678764465</text:p>
          </table:table-cell>
          <table:table-cell office:value-type="float" office:value="303.818808348" calcext:value-type="float">
            <text:p>303,818808348</text:p>
          </table:table-cell>
          <table:table-cell/>
          <table:table-cell table:formula="of:=AVERAGE([.B35:.K35])" office:value-type="float" office:value="301.2572294495" calcext:value-type="float">
            <text:p>301,2572294495</text:p>
          </table:table-cell>
          <table:table-cell table:formula="of:=TRIMMEAN([.B35:.K35];0.2)" office:value-type="float" office:value="300.72540996625" calcext:value-type="float">
            <text:p>300,7254099663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301.855365056" calcext:value-type="float">
            <text:p>301,855365056</text:p>
          </table:table-cell>
          <table:table-cell office:value-type="float" office:value="290.806527165" calcext:value-type="float">
            <text:p>290,806527165</text:p>
          </table:table-cell>
          <table:table-cell office:value-type="float" office:value="292.216645776" calcext:value-type="float">
            <text:p>292,216645776</text:p>
          </table:table-cell>
          <table:table-cell office:value-type="float" office:value="291.334962188" calcext:value-type="float">
            <text:p>291,334962188</text:p>
          </table:table-cell>
          <table:table-cell office:value-type="float" office:value="294.585133976" calcext:value-type="float">
            <text:p>294,585133976</text:p>
          </table:table-cell>
          <table:table-cell office:value-type="float" office:value="297.034960283" calcext:value-type="float">
            <text:p>297,034960283</text:p>
          </table:table-cell>
          <table:table-cell office:value-type="float" office:value="304.425128201" calcext:value-type="float">
            <text:p>304,425128201</text:p>
          </table:table-cell>
          <table:table-cell office:value-type="float" office:value="292.706335581" calcext:value-type="float">
            <text:p>292,706335581</text:p>
          </table:table-cell>
          <table:table-cell office:value-type="float" office:value="294.412221822" calcext:value-type="float">
            <text:p>294,412221822</text:p>
          </table:table-cell>
          <table:table-cell office:value-type="float" office:value="296.05489521" calcext:value-type="float">
            <text:p>296,05489521</text:p>
          </table:table-cell>
          <table:table-cell/>
          <table:table-cell table:formula="of:=AVERAGE([.B36:.K36])" office:value-type="float" office:value="295.5432175258" calcext:value-type="float">
            <text:p>295,5432175258</text:p>
          </table:table-cell>
          <table:table-cell table:formula="of:=TRIMMEAN([.B36:.K36];0.2)" office:value-type="float" office:value="295.0250649865" calcext:value-type="float">
            <text:p>295,0250649865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93.018463285" calcext:value-type="float">
            <text:p>293,018463285</text:p>
          </table:table-cell>
          <table:table-cell office:value-type="float" office:value="286.851757009" calcext:value-type="float">
            <text:p>286,851757009</text:p>
          </table:table-cell>
          <table:table-cell office:value-type="float" office:value="288.578420854" calcext:value-type="float">
            <text:p>288,578420854</text:p>
          </table:table-cell>
          <table:table-cell office:value-type="float" office:value="287.317724657" calcext:value-type="float">
            <text:p>287,317724657</text:p>
          </table:table-cell>
          <table:table-cell office:value-type="float" office:value="290.379755299" calcext:value-type="float">
            <text:p>290,379755299</text:p>
          </table:table-cell>
          <table:table-cell office:value-type="float" office:value="290.66346578" calcext:value-type="float">
            <text:p>290,66346578</text:p>
          </table:table-cell>
          <table:table-cell office:value-type="float" office:value="294.26610963" calcext:value-type="float">
            <text:p>294,26610963</text:p>
          </table:table-cell>
          <table:table-cell office:value-type="float" office:value="293.37992006" calcext:value-type="float">
            <text:p>293,37992006</text:p>
          </table:table-cell>
          <table:table-cell office:value-type="float" office:value="289.310764802" calcext:value-type="float">
            <text:p>289,310764802</text:p>
          </table:table-cell>
          <table:table-cell office:value-type="float" office:value="290.626281551" calcext:value-type="float">
            <text:p>290,626281551</text:p>
          </table:table-cell>
          <table:table-cell/>
          <table:table-cell table:formula="of:=AVERAGE([.B37:.K37])" office:value-type="float" office:value="290.4392662927" calcext:value-type="float">
            <text:p>290,4392662927</text:p>
          </table:table-cell>
          <table:table-cell table:formula="of:=TRIMMEAN([.B37:.K37];0.2)" office:value-type="float" office:value="290.409349536" calcext:value-type="float">
            <text:p>290,409349536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95.516621539" calcext:value-type="float">
            <text:p>295,516621539</text:p>
          </table:table-cell>
          <table:table-cell office:value-type="float" office:value="288.977430018" calcext:value-type="float">
            <text:p>288,977430018</text:p>
          </table:table-cell>
          <table:table-cell office:value-type="float" office:value="287.357839645" calcext:value-type="float">
            <text:p>287,357839645</text:p>
          </table:table-cell>
          <table:table-cell office:value-type="float" office:value="285.078684416" calcext:value-type="float">
            <text:p>285,078684416</text:p>
          </table:table-cell>
          <table:table-cell office:value-type="float" office:value="292.116541013" calcext:value-type="float">
            <text:p>292,116541013</text:p>
          </table:table-cell>
          <table:table-cell office:value-type="float" office:value="292.563343281" calcext:value-type="float">
            <text:p>292,563343281</text:p>
          </table:table-cell>
          <table:table-cell office:value-type="float" office:value="294.338139201" calcext:value-type="float">
            <text:p>294,338139201</text:p>
          </table:table-cell>
          <table:table-cell office:value-type="float" office:value="287.652361312" calcext:value-type="float">
            <text:p>287,652361312</text:p>
          </table:table-cell>
          <table:table-cell office:value-type="float" office:value="288.558231969" calcext:value-type="float">
            <text:p>288,558231969</text:p>
          </table:table-cell>
          <table:table-cell office:value-type="float" office:value="291.717053096" calcext:value-type="float">
            <text:p>291,717053096</text:p>
          </table:table-cell>
          <table:table-cell/>
          <table:table-cell table:formula="of:=AVERAGE([.B38:.K38])" office:value-type="float" office:value="290.387624549" calcext:value-type="float">
            <text:p>290,387624549</text:p>
          </table:table-cell>
          <table:table-cell table:formula="of:=TRIMMEAN([.B38:.K38];0.2)" office:value-type="float" office:value="290.410117441875" calcext:value-type="float">
            <text:p>290,4101174419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88.065332914" calcext:value-type="float">
            <text:p>288,065332914</text:p>
          </table:table-cell>
          <table:table-cell office:value-type="float" office:value="280.815427104" calcext:value-type="float">
            <text:p>280,815427104</text:p>
          </table:table-cell>
          <table:table-cell office:value-type="float" office:value="282.468888911" calcext:value-type="float">
            <text:p>282,468888911</text:p>
          </table:table-cell>
          <table:table-cell office:value-type="float" office:value="287.742212323" calcext:value-type="float">
            <text:p>287,742212323</text:p>
          </table:table-cell>
          <table:table-cell office:value-type="float" office:value="285.945368008" calcext:value-type="float">
            <text:p>285,945368008</text:p>
          </table:table-cell>
          <table:table-cell office:value-type="float" office:value="286.017259509" calcext:value-type="float">
            <text:p>286,017259509</text:p>
          </table:table-cell>
          <table:table-cell office:value-type="float" office:value="290.396035348" calcext:value-type="float">
            <text:p>290,396035348</text:p>
          </table:table-cell>
          <table:table-cell office:value-type="float" office:value="283.071102248" calcext:value-type="float">
            <text:p>283,071102248</text:p>
          </table:table-cell>
          <table:table-cell office:value-type="float" office:value="284.09380785" calcext:value-type="float">
            <text:p>284,09380785</text:p>
          </table:table-cell>
          <table:table-cell office:value-type="float" office:value="285.74547131" calcext:value-type="float">
            <text:p>285,74547131</text:p>
          </table:table-cell>
          <table:table-cell/>
          <table:table-cell table:formula="of:=AVERAGE([.B39:.K39])" office:value-type="float" office:value="285.4360905525" calcext:value-type="float">
            <text:p>285,4360905525</text:p>
          </table:table-cell>
          <table:table-cell table:formula="of:=TRIMMEAN([.B39:.K39];0.2)" office:value-type="float" office:value="285.393680384125" calcext:value-type="float">
            <text:p>285,3936803841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97.745187733" calcext:value-type="float">
            <text:p>297,745187733</text:p>
          </table:table-cell>
          <table:table-cell office:value-type="float" office:value="283.832751193" calcext:value-type="float">
            <text:p>283,832751193</text:p>
          </table:table-cell>
          <table:table-cell office:value-type="float" office:value="282.426861215" calcext:value-type="float">
            <text:p>282,426861215</text:p>
          </table:table-cell>
          <table:table-cell office:value-type="float" office:value="285.337747729" calcext:value-type="float">
            <text:p>285,337747729</text:p>
          </table:table-cell>
          <table:table-cell office:value-type="float" office:value="286.036884524" calcext:value-type="float">
            <text:p>286,036884524</text:p>
          </table:table-cell>
          <table:table-cell office:value-type="float" office:value="288.022363743" calcext:value-type="float">
            <text:p>288,022363743</text:p>
          </table:table-cell>
          <table:table-cell office:value-type="float" office:value="293.083969528" calcext:value-type="float">
            <text:p>293,083969528</text:p>
          </table:table-cell>
          <table:table-cell office:value-type="float" office:value="285.526926165" calcext:value-type="float">
            <text:p>285,526926165</text:p>
          </table:table-cell>
          <table:table-cell office:value-type="float" office:value="287.794351496" calcext:value-type="float">
            <text:p>287,794351496</text:p>
          </table:table-cell>
          <table:table-cell office:value-type="float" office:value="286.963471169" calcext:value-type="float">
            <text:p>286,963471169</text:p>
          </table:table-cell>
          <table:table-cell/>
          <table:table-cell table:formula="of:=AVERAGE([.B40:.K40])" office:value-type="float" office:value="287.6770514495" calcext:value-type="float">
            <text:p>287,6770514495</text:p>
          </table:table-cell>
          <table:table-cell table:formula="of:=TRIMMEAN([.B40:.K40];0.2)" office:value-type="float" office:value="287.074808193375" calcext:value-type="float">
            <text:p>287,0748081934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300.636066656" calcext:value-type="float">
            <text:p>300,636066656</text:p>
          </table:table-cell>
          <table:table-cell office:value-type="float" office:value="295.967943524" calcext:value-type="float">
            <text:p>295,967943524</text:p>
          </table:table-cell>
          <table:table-cell office:value-type="float" office:value="295.404543947" calcext:value-type="float">
            <text:p>295,404543947</text:p>
          </table:table-cell>
          <table:table-cell office:value-type="float" office:value="295.015240473" calcext:value-type="float">
            <text:p>295,015240473</text:p>
          </table:table-cell>
          <table:table-cell office:value-type="float" office:value="298.941804915" calcext:value-type="float">
            <text:p>298,941804915</text:p>
          </table:table-cell>
          <table:table-cell office:value-type="float" office:value="298.954590143" calcext:value-type="float">
            <text:p>298,954590143</text:p>
          </table:table-cell>
          <table:table-cell office:value-type="float" office:value="304.402893924" calcext:value-type="float">
            <text:p>304,402893924</text:p>
          </table:table-cell>
          <table:table-cell office:value-type="float" office:value="297.668528816" calcext:value-type="float">
            <text:p>297,668528816</text:p>
          </table:table-cell>
          <table:table-cell office:value-type="float" office:value="298.583812035" calcext:value-type="float">
            <text:p>298,583812035</text:p>
          </table:table-cell>
          <table:table-cell office:value-type="float" office:value="298.926953268" calcext:value-type="float">
            <text:p>298,926953268</text:p>
          </table:table-cell>
          <table:table-cell/>
          <table:table-cell table:formula="of:=AVERAGE([.B41:.K41])" office:value-type="float" office:value="298.4502377701" calcext:value-type="float">
            <text:p>298,4502377701</text:p>
          </table:table-cell>
          <table:table-cell table:formula="of:=TRIMMEAN([.B41:.K41];0.2)" office:value-type="float" office:value="298.135530413" calcext:value-type="float">
            <text:p>298,135530413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85.764808483" calcext:value-type="float">
            <text:p>285,764808483</text:p>
          </table:table-cell>
          <table:table-cell office:value-type="float" office:value="284.784673421" calcext:value-type="float">
            <text:p>284,784673421</text:p>
          </table:table-cell>
          <table:table-cell office:value-type="float" office:value="283.097696505" calcext:value-type="float">
            <text:p>283,097696505</text:p>
          </table:table-cell>
          <table:table-cell office:value-type="float" office:value="284.473375662" calcext:value-type="float">
            <text:p>284,473375662</text:p>
          </table:table-cell>
          <table:table-cell office:value-type="float" office:value="284.059461478" calcext:value-type="float">
            <text:p>284,059461478</text:p>
          </table:table-cell>
          <table:table-cell office:value-type="float" office:value="287.045488796" calcext:value-type="float">
            <text:p>287,045488796</text:p>
          </table:table-cell>
          <table:table-cell office:value-type="float" office:value="281.510105013" calcext:value-type="float">
            <text:p>281,510105013</text:p>
          </table:table-cell>
          <table:table-cell office:value-type="float" office:value="285.098927967" calcext:value-type="float">
            <text:p>285,098927967</text:p>
          </table:table-cell>
          <table:table-cell office:value-type="float" office:value="282.84408332" calcext:value-type="float">
            <text:p>282,84408332</text:p>
          </table:table-cell>
          <table:table-cell office:value-type="float" office:value="289.464276582" calcext:value-type="float">
            <text:p>289,464276582</text:p>
          </table:table-cell>
          <table:table-cell/>
          <table:table-cell table:formula="of:=AVERAGE([.B42:.K42])" office:value-type="float" office:value="284.8142897227" calcext:value-type="float">
            <text:p>284,8142897227</text:p>
          </table:table-cell>
          <table:table-cell table:formula="of:=TRIMMEAN([.B42:.K42];0.2)" office:value-type="float" office:value="284.646064454" calcext:value-type="float">
            <text:p>284,646064454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83.484198647" calcext:value-type="float">
            <text:p>283,484198647</text:p>
          </table:table-cell>
          <table:table-cell office:value-type="float" office:value="283.590845425" calcext:value-type="float">
            <text:p>283,590845425</text:p>
          </table:table-cell>
          <table:table-cell office:value-type="float" office:value="287.013103846" calcext:value-type="float">
            <text:p>287,013103846</text:p>
          </table:table-cell>
          <table:table-cell office:value-type="float" office:value="283.334151258" calcext:value-type="float">
            <text:p>283,334151258</text:p>
          </table:table-cell>
          <table:table-cell office:value-type="float" office:value="287.343713973" calcext:value-type="float">
            <text:p>287,343713973</text:p>
          </table:table-cell>
          <table:table-cell office:value-type="float" office:value="287.193189382" calcext:value-type="float">
            <text:p>287,193189382</text:p>
          </table:table-cell>
          <table:table-cell office:value-type="float" office:value="280.692076478" calcext:value-type="float">
            <text:p>280,692076478</text:p>
          </table:table-cell>
          <table:table-cell office:value-type="float" office:value="282.704298458" calcext:value-type="float">
            <text:p>282,704298458</text:p>
          </table:table-cell>
          <table:table-cell office:value-type="float" office:value="285.256191511" calcext:value-type="float">
            <text:p>285,256191511</text:p>
          </table:table-cell>
          <table:table-cell office:value-type="float" office:value="288.008664536" calcext:value-type="float">
            <text:p>288,008664536</text:p>
          </table:table-cell>
          <table:table-cell/>
          <table:table-cell table:formula="of:=AVERAGE([.B43:.K43])" office:value-type="float" office:value="284.8620433514" calcext:value-type="float">
            <text:p>284,8620433514</text:p>
          </table:table-cell>
          <table:table-cell table:formula="of:=TRIMMEAN([.B43:.K43];0.2)" office:value-type="float" office:value="284.9899615625" calcext:value-type="float">
            <text:p>284,9899615625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91.222437699" calcext:value-type="float">
            <text:p>291,222437699</text:p>
          </table:table-cell>
          <table:table-cell office:value-type="float" office:value="287.158622635" calcext:value-type="float">
            <text:p>287,158622635</text:p>
          </table:table-cell>
          <table:table-cell office:value-type="float" office:value="288.792640172" calcext:value-type="float">
            <text:p>288,792640172</text:p>
          </table:table-cell>
          <table:table-cell office:value-type="float" office:value="284.771841789" calcext:value-type="float">
            <text:p>284,771841789</text:p>
          </table:table-cell>
          <table:table-cell office:value-type="float" office:value="288.311204934" calcext:value-type="float">
            <text:p>288,311204934</text:p>
          </table:table-cell>
          <table:table-cell office:value-type="float" office:value="292.547805677" calcext:value-type="float">
            <text:p>292,547805677</text:p>
          </table:table-cell>
          <table:table-cell office:value-type="float" office:value="286.885410591" calcext:value-type="float">
            <text:p>286,885410591</text:p>
          </table:table-cell>
          <table:table-cell office:value-type="float" office:value="285.929309945" calcext:value-type="float">
            <text:p>285,929309945</text:p>
          </table:table-cell>
          <table:table-cell office:value-type="float" office:value="291.44903313" calcext:value-type="float">
            <text:p>291,44903313</text:p>
          </table:table-cell>
          <table:table-cell office:value-type="float" office:value="291.698988062" calcext:value-type="float">
            <text:p>291,698988062</text:p>
          </table:table-cell>
          <table:table-cell/>
          <table:table-cell table:formula="of:=AVERAGE([.B44:.K44])" office:value-type="float" office:value="288.8767294634" calcext:value-type="float">
            <text:p>288,8767294634</text:p>
          </table:table-cell>
          <table:table-cell table:formula="of:=TRIMMEAN([.B44:.K44];0.2)" office:value-type="float" office:value="288.930955896" calcext:value-type="float">
            <text:p>288,930955896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89.636564625" calcext:value-type="float">
            <text:p>289,636564625</text:p>
          </table:table-cell>
          <table:table-cell office:value-type="float" office:value="296.209016971" calcext:value-type="float">
            <text:p>296,209016971</text:p>
          </table:table-cell>
          <table:table-cell office:value-type="float" office:value="288.410207287" calcext:value-type="float">
            <text:p>288,410207287</text:p>
          </table:table-cell>
          <table:table-cell office:value-type="float" office:value="285.281002238" calcext:value-type="float">
            <text:p>285,281002238</text:p>
          </table:table-cell>
          <table:table-cell office:value-type="float" office:value="289.760003496" calcext:value-type="float">
            <text:p>289,760003496</text:p>
          </table:table-cell>
          <table:table-cell office:value-type="float" office:value="290.074115236" calcext:value-type="float">
            <text:p>290,074115236</text:p>
          </table:table-cell>
          <table:table-cell office:value-type="float" office:value="287.161541961" calcext:value-type="float">
            <text:p>287,161541961</text:p>
          </table:table-cell>
          <table:table-cell office:value-type="float" office:value="284.706090229" calcext:value-type="float">
            <text:p>284,706090229</text:p>
          </table:table-cell>
          <table:table-cell office:value-type="float" office:value="295.729272338" calcext:value-type="float">
            <text:p>295,729272338</text:p>
          </table:table-cell>
          <table:table-cell office:value-type="float" office:value="294.357794108" calcext:value-type="float">
            <text:p>294,357794108</text:p>
          </table:table-cell>
          <table:table-cell/>
          <table:table-cell table:formula="of:=AVERAGE([.B45:.K45])" office:value-type="float" office:value="290.1325608489" calcext:value-type="float">
            <text:p>290,1325608489</text:p>
          </table:table-cell>
          <table:table-cell table:formula="of:=TRIMMEAN([.B45:.K45];0.2)" office:value-type="float" office:value="290.051312661125" calcext:value-type="float">
            <text:p>290,0513126611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301.152521414" calcext:value-type="float">
            <text:p>301,152521414</text:p>
          </table:table-cell>
          <table:table-cell office:value-type="float" office:value="304.754298737" calcext:value-type="float">
            <text:p>304,754298737</text:p>
          </table:table-cell>
          <table:table-cell office:value-type="float" office:value="300.579692496" calcext:value-type="float">
            <text:p>300,579692496</text:p>
          </table:table-cell>
          <table:table-cell office:value-type="float" office:value="302.654611756" calcext:value-type="float">
            <text:p>302,654611756</text:p>
          </table:table-cell>
          <table:table-cell office:value-type="float" office:value="309.724130873" calcext:value-type="float">
            <text:p>309,724130873</text:p>
          </table:table-cell>
          <table:table-cell office:value-type="float" office:value="310.309367914" calcext:value-type="float">
            <text:p>310,309367914</text:p>
          </table:table-cell>
          <table:table-cell office:value-type="float" office:value="311.91661521" calcext:value-type="float">
            <text:p>311,91661521</text:p>
          </table:table-cell>
          <table:table-cell office:value-type="float" office:value="299.170741213" calcext:value-type="float">
            <text:p>299,170741213</text:p>
          </table:table-cell>
          <table:table-cell office:value-type="float" office:value="309.083472323" calcext:value-type="float">
            <text:p>309,083472323</text:p>
          </table:table-cell>
          <table:table-cell office:value-type="float" office:value="310.397171581" calcext:value-type="float">
            <text:p>310,397171581</text:p>
          </table:table-cell>
          <table:table-cell/>
          <table:table-cell table:formula="of:=AVERAGE([.B46:.K46])" office:value-type="float" office:value="305.9742623517" calcext:value-type="float">
            <text:p>305,9742623517</text:p>
          </table:table-cell>
          <table:table-cell table:formula="of:=TRIMMEAN([.B46:.K46];0.2)" office:value-type="float" office:value="306.08190838675" calcext:value-type="float">
            <text:p>306,0819083868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93.282679823" calcext:value-type="float">
            <text:p>293,282679823</text:p>
          </table:table-cell>
          <table:table-cell office:value-type="float" office:value="299.159462667" calcext:value-type="float">
            <text:p>299,159462667</text:p>
          </table:table-cell>
          <table:table-cell office:value-type="float" office:value="289.683942633" calcext:value-type="float">
            <text:p>289,683942633</text:p>
          </table:table-cell>
          <table:table-cell office:value-type="float" office:value="296.923574875" calcext:value-type="float">
            <text:p>296,923574875</text:p>
          </table:table-cell>
          <table:table-cell office:value-type="float" office:value="297.880571318" calcext:value-type="float">
            <text:p>297,880571318</text:p>
          </table:table-cell>
          <table:table-cell office:value-type="float" office:value="295.535824963" calcext:value-type="float">
            <text:p>295,535824963</text:p>
          </table:table-cell>
          <table:table-cell office:value-type="float" office:value="291.815321502" calcext:value-type="float">
            <text:p>291,815321502</text:p>
          </table:table-cell>
          <table:table-cell office:value-type="float" office:value="291.619116373" calcext:value-type="float">
            <text:p>291,619116373</text:p>
          </table:table-cell>
          <table:table-cell office:value-type="float" office:value="292.806363944" calcext:value-type="float">
            <text:p>292,806363944</text:p>
          </table:table-cell>
          <table:table-cell office:value-type="float" office:value="296.652167758" calcext:value-type="float">
            <text:p>296,652167758</text:p>
          </table:table-cell>
          <table:table-cell/>
          <table:table-cell table:formula="of:=AVERAGE([.B47:.K47])" office:value-type="float" office:value="294.5359025856" calcext:value-type="float">
            <text:p>294,5359025856</text:p>
          </table:table-cell>
          <table:table-cell table:formula="of:=TRIMMEAN([.B47:.K47];0.2)" office:value-type="float" office:value="294.5644525695" calcext:value-type="float">
            <text:p>294,5644525695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94.001684949" calcext:value-type="float">
            <text:p>294,001684949</text:p>
          </table:table-cell>
          <table:table-cell office:value-type="float" office:value="296.067693161" calcext:value-type="float">
            <text:p>296,067693161</text:p>
          </table:table-cell>
          <table:table-cell office:value-type="float" office:value="289.164835459" calcext:value-type="float">
            <text:p>289,164835459</text:p>
          </table:table-cell>
          <table:table-cell office:value-type="float" office:value="291.182681402" calcext:value-type="float">
            <text:p>291,182681402</text:p>
          </table:table-cell>
          <table:table-cell office:value-type="float" office:value="294.09096188" calcext:value-type="float">
            <text:p>294,09096188</text:p>
          </table:table-cell>
          <table:table-cell office:value-type="float" office:value="299.909197397" calcext:value-type="float">
            <text:p>299,909197397</text:p>
          </table:table-cell>
          <table:table-cell office:value-type="float" office:value="290.01042767" calcext:value-type="float">
            <text:p>290,01042767</text:p>
          </table:table-cell>
          <table:table-cell office:value-type="float" office:value="292.843697601" calcext:value-type="float">
            <text:p>292,843697601</text:p>
          </table:table-cell>
          <table:table-cell office:value-type="float" office:value="297.264275404" calcext:value-type="float">
            <text:p>297,264275404</text:p>
          </table:table-cell>
          <table:table-cell office:value-type="float" office:value="304.069644889" calcext:value-type="float">
            <text:p>304,069644889</text:p>
          </table:table-cell>
          <table:table-cell/>
          <table:table-cell table:formula="of:=AVERAGE([.B48:.K48])" office:value-type="float" office:value="294.8605099812" calcext:value-type="float">
            <text:p>294,8605099812</text:p>
          </table:table-cell>
          <table:table-cell table:formula="of:=TRIMMEAN([.B48:.K48];0.2)" office:value-type="float" office:value="294.421327433" calcext:value-type="float">
            <text:p>294,421327433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91.810620331" calcext:value-type="float">
            <text:p>291,810620331</text:p>
          </table:table-cell>
          <table:table-cell office:value-type="float" office:value="291.227087745" calcext:value-type="float">
            <text:p>291,227087745</text:p>
          </table:table-cell>
          <table:table-cell office:value-type="float" office:value="286.848487039" calcext:value-type="float">
            <text:p>286,848487039</text:p>
          </table:table-cell>
          <table:table-cell office:value-type="float" office:value="287.830508169" calcext:value-type="float">
            <text:p>287,830508169</text:p>
          </table:table-cell>
          <table:table-cell office:value-type="float" office:value="288.544633233" calcext:value-type="float">
            <text:p>288,544633233</text:p>
          </table:table-cell>
          <table:table-cell office:value-type="float" office:value="292.879656226" calcext:value-type="float">
            <text:p>292,879656226</text:p>
          </table:table-cell>
          <table:table-cell office:value-type="float" office:value="289.473292952" calcext:value-type="float">
            <text:p>289,473292952</text:p>
          </table:table-cell>
          <table:table-cell office:value-type="float" office:value="289.818123478" calcext:value-type="float">
            <text:p>289,818123478</text:p>
          </table:table-cell>
          <table:table-cell office:value-type="float" office:value="292.546464876" calcext:value-type="float">
            <text:p>292,546464876</text:p>
          </table:table-cell>
          <table:table-cell office:value-type="float" office:value="296.789748759" calcext:value-type="float">
            <text:p>296,789748759</text:p>
          </table:table-cell>
          <table:table-cell/>
          <table:table-cell table:formula="of:=AVERAGE([.B49:.K49])" office:value-type="float" office:value="290.7768622808" calcext:value-type="float">
            <text:p>290,7768622808</text:p>
          </table:table-cell>
          <table:table-cell table:formula="of:=TRIMMEAN([.B49:.K49];0.2)" office:value-type="float" office:value="290.51629837625" calcext:value-type="float">
            <text:p>290,5162983763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87.440534339" calcext:value-type="float">
            <text:p>287,440534339</text:p>
          </table:table-cell>
          <table:table-cell office:value-type="float" office:value="288.477195282" calcext:value-type="float">
            <text:p>288,477195282</text:p>
          </table:table-cell>
          <table:table-cell office:value-type="float" office:value="286.988124348" calcext:value-type="float">
            <text:p>286,988124348</text:p>
          </table:table-cell>
          <table:table-cell office:value-type="float" office:value="289.12606793" calcext:value-type="float">
            <text:p>289,12606793</text:p>
          </table:table-cell>
          <table:table-cell office:value-type="float" office:value="290.416921927" calcext:value-type="float">
            <text:p>290,416921927</text:p>
          </table:table-cell>
          <table:table-cell office:value-type="float" office:value="293.382489049" calcext:value-type="float">
            <text:p>293,382489049</text:p>
          </table:table-cell>
          <table:table-cell office:value-type="float" office:value="288.579141194" calcext:value-type="float">
            <text:p>288,579141194</text:p>
          </table:table-cell>
          <table:table-cell office:value-type="float" office:value="289.956681955" calcext:value-type="float">
            <text:p>289,956681955</text:p>
          </table:table-cell>
          <table:table-cell office:value-type="float" office:value="293.142191182" calcext:value-type="float">
            <text:p>293,142191182</text:p>
          </table:table-cell>
          <table:table-cell office:value-type="float" office:value="297.981278754" calcext:value-type="float">
            <text:p>297,981278754</text:p>
          </table:table-cell>
          <table:table-cell/>
          <table:table-cell table:formula="of:=AVERAGE([.B50:.K50])" office:value-type="float" office:value="290.549062596" calcext:value-type="float">
            <text:p>290,549062596</text:p>
          </table:table-cell>
          <table:table-cell table:formula="of:=TRIMMEAN([.B50:.K50];0.2)" office:value-type="float" office:value="290.06515285725" calcext:value-type="float">
            <text:p>290,0651528573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91.832459364" calcext:value-type="float">
            <text:p>291,832459364</text:p>
          </table:table-cell>
          <table:table-cell office:value-type="float" office:value="293.696880692" calcext:value-type="float">
            <text:p>293,696880692</text:p>
          </table:table-cell>
          <table:table-cell office:value-type="float" office:value="293.434018272" calcext:value-type="float">
            <text:p>293,434018272</text:p>
          </table:table-cell>
          <table:table-cell office:value-type="float" office:value="293.324465505" calcext:value-type="float">
            <text:p>293,324465505</text:p>
          </table:table-cell>
          <table:table-cell office:value-type="float" office:value="294.268459774" calcext:value-type="float">
            <text:p>294,268459774</text:p>
          </table:table-cell>
          <table:table-cell office:value-type="float" office:value="300.593814182" calcext:value-type="float">
            <text:p>300,593814182</text:p>
          </table:table-cell>
          <table:table-cell office:value-type="float" office:value="294.178853046" calcext:value-type="float">
            <text:p>294,178853046</text:p>
          </table:table-cell>
          <table:table-cell office:value-type="float" office:value="293.649772871" calcext:value-type="float">
            <text:p>293,649772871</text:p>
          </table:table-cell>
          <table:table-cell office:value-type="float" office:value="294.403897093" calcext:value-type="float">
            <text:p>294,403897093</text:p>
          </table:table-cell>
          <table:table-cell office:value-type="float" office:value="299.057539466" calcext:value-type="float">
            <text:p>299,057539466</text:p>
          </table:table-cell>
          <table:table-cell/>
          <table:table-cell table:formula="of:=AVERAGE([.B51:.K51])" office:value-type="float" office:value="294.8440160265" calcext:value-type="float">
            <text:p>294,8440160265</text:p>
          </table:table-cell>
          <table:table-cell table:formula="of:=TRIMMEAN([.B51:.K51];0.2)" office:value-type="float" office:value="294.501735839875" calcext:value-type="float">
            <text:p>294,5017358399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97.397565445" calcext:value-type="float">
            <text:p>297,397565445</text:p>
          </table:table-cell>
          <table:table-cell office:value-type="float" office:value="302.132579758" calcext:value-type="float">
            <text:p>302,132579758</text:p>
          </table:table-cell>
          <table:table-cell office:value-type="float" office:value="298.983960611" calcext:value-type="float">
            <text:p>298,983960611</text:p>
          </table:table-cell>
          <table:table-cell office:value-type="float" office:value="300.997074021" calcext:value-type="float">
            <text:p>300,997074021</text:p>
          </table:table-cell>
          <table:table-cell office:value-type="float" office:value="305.13591012" calcext:value-type="float">
            <text:p>305,13591012</text:p>
          </table:table-cell>
          <table:table-cell office:value-type="float" office:value="312.646596271" calcext:value-type="float">
            <text:p>312,646596271</text:p>
          </table:table-cell>
          <table:table-cell office:value-type="float" office:value="298.445487791" calcext:value-type="float">
            <text:p>298,445487791</text:p>
          </table:table-cell>
          <table:table-cell office:value-type="float" office:value="304.328148591" calcext:value-type="float">
            <text:p>304,328148591</text:p>
          </table:table-cell>
          <table:table-cell office:value-type="float" office:value="307.710266799" calcext:value-type="float">
            <text:p>307,710266799</text:p>
          </table:table-cell>
          <table:table-cell office:value-type="float" office:value="313.853753711" calcext:value-type="float">
            <text:p>313,853753711</text:p>
          </table:table-cell>
          <table:table-cell/>
          <table:table-cell table:formula="of:=AVERAGE([.B52:.K52])" office:value-type="float" office:value="304.1631343118" calcext:value-type="float">
            <text:p>304,1631343118</text:p>
          </table:table-cell>
          <table:table-cell table:formula="of:=TRIMMEAN([.B52:.K52];0.2)" office:value-type="float" office:value="303.79750299525" calcext:value-type="float">
            <text:p>303,7975029953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301.473972825" calcext:value-type="float">
            <text:p>301,473972825</text:p>
          </table:table-cell>
          <table:table-cell office:value-type="float" office:value="300.856974936" calcext:value-type="float">
            <text:p>300,856974936</text:p>
          </table:table-cell>
          <table:table-cell office:value-type="float" office:value="300.24379039" calcext:value-type="float">
            <text:p>300,24379039</text:p>
          </table:table-cell>
          <table:table-cell office:value-type="float" office:value="301.407448568" calcext:value-type="float">
            <text:p>301,407448568</text:p>
          </table:table-cell>
          <table:table-cell office:value-type="float" office:value="307.380414898" calcext:value-type="float">
            <text:p>307,380414898</text:p>
          </table:table-cell>
          <table:table-cell office:value-type="float" office:value="312.390496541" calcext:value-type="float">
            <text:p>312,390496541</text:p>
          </table:table-cell>
          <table:table-cell office:value-type="float" office:value="301.886039499" calcext:value-type="float">
            <text:p>301,886039499</text:p>
          </table:table-cell>
          <table:table-cell office:value-type="float" office:value="301.192675212" calcext:value-type="float">
            <text:p>301,192675212</text:p>
          </table:table-cell>
          <table:table-cell office:value-type="float" office:value="307.89398099" calcext:value-type="float">
            <text:p>307,89398099</text:p>
          </table:table-cell>
          <table:table-cell office:value-type="float" office:value="316.321365312" calcext:value-type="float">
            <text:p>316,321365312</text:p>
          </table:table-cell>
          <table:table-cell/>
          <table:table-cell table:formula="of:=AVERAGE([.B53:.K53])" office:value-type="float" office:value="305.1047159171" calcext:value-type="float">
            <text:p>305,1047159171</text:p>
          </table:table-cell>
          <table:table-cell table:formula="of:=TRIMMEAN([.B53:.K53];0.2)" office:value-type="float" office:value="304.310250433625" calcext:value-type="float">
            <text:p>304,31025043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30:.M53])" office:value-type="float" office:value="7035.1251593776" calcext:value-type="float">
            <text:p>7035,1251593776</text:p>
          </table:table-cell>
          <table:table-cell table:formula="of:=SUM([.N30:.N53])" office:value-type="float" office:value="7029.0949995585" calcext:value-type="float">
            <text:p>7029,0949995585</text:p>
          </table:table-cell>
        </table:table-row>
      </table:table>
      <table:table table:name="4CM" table:style-name="ta1">
        <table:table-column table:style-name="co5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quivo</text:p>
          </table:table-cell>
          <table:table-cell table:number-columns-repeated="11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64.569650458" calcext:value-type="float">
            <text:p>264,569650458</text:p>
          </table:table-cell>
          <table:table-cell office:value-type="float" office:value="257.378319647" calcext:value-type="float">
            <text:p>257,378319647</text:p>
          </table:table-cell>
          <table:table-cell office:value-type="float" office:value="312.586678517" calcext:value-type="float">
            <text:p>312,586678517</text:p>
          </table:table-cell>
          <table:table-cell office:value-type="float" office:value="304.161553671" calcext:value-type="float">
            <text:p>304,161553671</text:p>
          </table:table-cell>
          <table:table-cell office:value-type="float" office:value="309.37516012" calcext:value-type="float">
            <text:p>309,37516012</text:p>
          </table:table-cell>
          <table:table-cell office:value-type="float" office:value="304.394319413" calcext:value-type="float">
            <text:p>304,394319413</text:p>
          </table:table-cell>
          <table:table-cell office:value-type="float" office:value="305.211066223" calcext:value-type="float">
            <text:p>305,211066223</text:p>
          </table:table-cell>
          <table:table-cell office:value-type="float" office:value="308.071069106" calcext:value-type="float">
            <text:p>308,071069106</text:p>
          </table:table-cell>
          <table:table-cell office:value-type="float" office:value="318.556598206" calcext:value-type="float">
            <text:p>318,556598206</text:p>
          </table:table-cell>
          <table:table-cell office:value-type="float" office:value="324.133376948" calcext:value-type="float">
            <text:p>324,133376948</text:p>
          </table:table-cell>
          <table:table-cell/>
          <table:table-cell table:formula="of:=AVERAGE([.B2:.K2])" office:value-type="float" office:value="300.8437792309" calcext:value-type="float">
            <text:p>300,8437792309</text:p>
          </table:table-cell>
          <table:table-cell table:formula="of:=TRIMMEAN([.B2:.K2];0.2)" office:value-type="float" office:value="303.36576196425" calcext:value-type="float">
            <text:p>303,3657619643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59.139904447" calcext:value-type="float">
            <text:p>259,139904447</text:p>
          </table:table-cell>
          <table:table-cell office:value-type="float" office:value="257.798167913" calcext:value-type="float">
            <text:p>257,798167913</text:p>
          </table:table-cell>
          <table:table-cell office:value-type="float" office:value="310.234627636" calcext:value-type="float">
            <text:p>310,234627636</text:p>
          </table:table-cell>
          <table:table-cell office:value-type="float" office:value="309.24843716" calcext:value-type="float">
            <text:p>309,24843716</text:p>
          </table:table-cell>
          <table:table-cell office:value-type="float" office:value="315.114311851" calcext:value-type="float">
            <text:p>315,114311851</text:p>
          </table:table-cell>
          <table:table-cell office:value-type="float" office:value="307.362837068" calcext:value-type="float">
            <text:p>307,362837068</text:p>
          </table:table-cell>
          <table:table-cell office:value-type="float" office:value="306.522438744" calcext:value-type="float">
            <text:p>306,522438744</text:p>
          </table:table-cell>
          <table:table-cell office:value-type="float" office:value="312.053111364" calcext:value-type="float">
            <text:p>312,053111364</text:p>
          </table:table-cell>
          <table:table-cell office:value-type="float" office:value="318.652399279" calcext:value-type="float">
            <text:p>318,652399279</text:p>
          </table:table-cell>
          <table:table-cell office:value-type="float" office:value="329.164676504" calcext:value-type="float">
            <text:p>329,164676504</text:p>
          </table:table-cell>
          <table:table-cell/>
          <table:table-cell table:formula="of:=AVERAGE([.B3:.K3])" office:value-type="float" office:value="302.5290911966" calcext:value-type="float">
            <text:p>302,5290911966</text:p>
          </table:table-cell>
          <table:table-cell table:formula="of:=TRIMMEAN([.B3:.K3];0.2)" office:value-type="float" office:value="304.791008443625" calcext:value-type="float">
            <text:p>304,7910084436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53.455269185" calcext:value-type="float">
            <text:p>253,455269185</text:p>
          </table:table-cell>
          <table:table-cell office:value-type="float" office:value="253.513106514" calcext:value-type="float">
            <text:p>253,513106514</text:p>
          </table:table-cell>
          <table:table-cell office:value-type="float" office:value="303.28142778" calcext:value-type="float">
            <text:p>303,28142778</text:p>
          </table:table-cell>
          <table:table-cell office:value-type="float" office:value="295.906836511" calcext:value-type="float">
            <text:p>295,906836511</text:p>
          </table:table-cell>
          <table:table-cell office:value-type="float" office:value="311.49509316" calcext:value-type="float">
            <text:p>311,49509316</text:p>
          </table:table-cell>
          <table:table-cell office:value-type="float" office:value="300.463167714" calcext:value-type="float">
            <text:p>300,463167714</text:p>
          </table:table-cell>
          <table:table-cell office:value-type="float" office:value="301.463001555" calcext:value-type="float">
            <text:p>301,463001555</text:p>
          </table:table-cell>
          <table:table-cell office:value-type="float" office:value="308.977275587" calcext:value-type="float">
            <text:p>308,977275587</text:p>
          </table:table-cell>
          <table:table-cell office:value-type="float" office:value="306.090502471" calcext:value-type="float">
            <text:p>306,090502471</text:p>
          </table:table-cell>
          <table:table-cell office:value-type="float" office:value="311.785218763" calcext:value-type="float">
            <text:p>311,785218763</text:p>
          </table:table-cell>
          <table:table-cell/>
          <table:table-cell table:formula="of:=AVERAGE([.B4:.K4])" office:value-type="float" office:value="294.643089924" calcext:value-type="float">
            <text:p>294,643089924</text:p>
          </table:table-cell>
          <table:table-cell table:formula="of:=TRIMMEAN([.B4:.K4];0.2)" office:value-type="float" office:value="297.6488014115" calcext:value-type="float">
            <text:p>297,6488014115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2.021798369" calcext:value-type="float">
            <text:p>262,021798369</text:p>
          </table:table-cell>
          <table:table-cell office:value-type="float" office:value="262.387919272" calcext:value-type="float">
            <text:p>262,387919272</text:p>
          </table:table-cell>
          <table:table-cell office:value-type="float" office:value="308.840297746" calcext:value-type="float">
            <text:p>308,840297746</text:p>
          </table:table-cell>
          <table:table-cell office:value-type="float" office:value="309.361166313" calcext:value-type="float">
            <text:p>309,361166313</text:p>
          </table:table-cell>
          <table:table-cell office:value-type="float" office:value="315.215663028" calcext:value-type="float">
            <text:p>315,215663028</text:p>
          </table:table-cell>
          <table:table-cell office:value-type="float" office:value="315.51101216" calcext:value-type="float">
            <text:p>315,51101216</text:p>
          </table:table-cell>
          <table:table-cell office:value-type="float" office:value="309.480751679" calcext:value-type="float">
            <text:p>309,480751679</text:p>
          </table:table-cell>
          <table:table-cell office:value-type="float" office:value="314.71807545" calcext:value-type="float">
            <text:p>314,71807545</text:p>
          </table:table-cell>
          <table:table-cell office:value-type="float" office:value="314.807605581" calcext:value-type="float">
            <text:p>314,807605581</text:p>
          </table:table-cell>
          <table:table-cell office:value-type="float" office:value="325.536873865" calcext:value-type="float">
            <text:p>325,536873865</text:p>
          </table:table-cell>
          <table:table-cell/>
          <table:table-cell table:formula="of:=AVERAGE([.B5:.K5])" office:value-type="float" office:value="303.7881163463" calcext:value-type="float">
            <text:p>303,7881163463</text:p>
          </table:table-cell>
          <table:table-cell table:formula="of:=TRIMMEAN([.B5:.K5];0.2)" office:value-type="float" office:value="306.290311403625" calcext:value-type="float">
            <text:p>306,2903114036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1.296353228" calcext:value-type="float">
            <text:p>271,296353228</text:p>
          </table:table-cell>
          <table:table-cell office:value-type="float" office:value="264.095179787" calcext:value-type="float">
            <text:p>264,095179787</text:p>
          </table:table-cell>
          <table:table-cell office:value-type="float" office:value="309.0342159" calcext:value-type="float">
            <text:p>309,0342159</text:p>
          </table:table-cell>
          <table:table-cell office:value-type="float" office:value="309.45969366" calcext:value-type="float">
            <text:p>309,45969366</text:p>
          </table:table-cell>
          <table:table-cell office:value-type="float" office:value="319.086612175" calcext:value-type="float">
            <text:p>319,086612175</text:p>
          </table:table-cell>
          <table:table-cell office:value-type="float" office:value="306.448808497" calcext:value-type="float">
            <text:p>306,448808497</text:p>
          </table:table-cell>
          <table:table-cell office:value-type="float" office:value="312.02270478" calcext:value-type="float">
            <text:p>312,02270478</text:p>
          </table:table-cell>
          <table:table-cell office:value-type="float" office:value="309.231783293" calcext:value-type="float">
            <text:p>309,231783293</text:p>
          </table:table-cell>
          <table:table-cell office:value-type="float" office:value="321.300887403" calcext:value-type="float">
            <text:p>321,300887403</text:p>
          </table:table-cell>
          <table:table-cell office:value-type="float" office:value="318.713147435" calcext:value-type="float">
            <text:p>318,713147435</text:p>
          </table:table-cell>
          <table:table-cell/>
          <table:table-cell table:formula="of:=AVERAGE([.B6:.K6])" office:value-type="float" office:value="304.0689386158" calcext:value-type="float">
            <text:p>304,0689386158</text:p>
          </table:table-cell>
          <table:table-cell table:formula="of:=TRIMMEAN([.B6:.K6];0.2)" office:value-type="float" office:value="306.911664871" calcext:value-type="float">
            <text:p>306,911664871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0.054419098" calcext:value-type="float">
            <text:p>260,054419098</text:p>
          </table:table-cell>
          <table:table-cell office:value-type="float" office:value="262.62752302" calcext:value-type="float">
            <text:p>262,62752302</text:p>
          </table:table-cell>
          <table:table-cell office:value-type="float" office:value="303.4489275" calcext:value-type="float">
            <text:p>303,4489275</text:p>
          </table:table-cell>
          <table:table-cell office:value-type="float" office:value="302.34094082" calcext:value-type="float">
            <text:p>302,34094082</text:p>
          </table:table-cell>
          <table:table-cell office:value-type="float" office:value="307.319257091" calcext:value-type="float">
            <text:p>307,319257091</text:p>
          </table:table-cell>
          <table:table-cell office:value-type="float" office:value="307.544359148" calcext:value-type="float">
            <text:p>307,544359148</text:p>
          </table:table-cell>
          <table:table-cell office:value-type="float" office:value="300.442850713" calcext:value-type="float">
            <text:p>300,442850713</text:p>
          </table:table-cell>
          <table:table-cell office:value-type="float" office:value="314.400779279" calcext:value-type="float">
            <text:p>314,400779279</text:p>
          </table:table-cell>
          <table:table-cell office:value-type="float" office:value="325.494760966" calcext:value-type="float">
            <text:p>325,494760966</text:p>
          </table:table-cell>
          <table:table-cell office:value-type="float" office:value="318.372192845" calcext:value-type="float">
            <text:p>318,372192845</text:p>
          </table:table-cell>
          <table:table-cell/>
          <table:table-cell table:formula="of:=AVERAGE([.B7:.K7])" office:value-type="float" office:value="300.204601048" calcext:value-type="float">
            <text:p>300,204601048</text:p>
          </table:table-cell>
          <table:table-cell table:formula="of:=TRIMMEAN([.B7:.K7];0.2)" office:value-type="float" office:value="302.062103802" calcext:value-type="float">
            <text:p>302,062103802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4.466820024" calcext:value-type="float">
            <text:p>274,466820024</text:p>
          </table:table-cell>
          <table:table-cell office:value-type="float" office:value="277.375363352" calcext:value-type="float">
            <text:p>277,375363352</text:p>
          </table:table-cell>
          <table:table-cell office:value-type="float" office:value="328.459714994" calcext:value-type="float">
            <text:p>328,459714994</text:p>
          </table:table-cell>
          <table:table-cell office:value-type="float" office:value="338.171822736" calcext:value-type="float">
            <text:p>338,171822736</text:p>
          </table:table-cell>
          <table:table-cell office:value-type="float" office:value="325.123252984" calcext:value-type="float">
            <text:p>325,123252984</text:p>
          </table:table-cell>
          <table:table-cell office:value-type="float" office:value="334.96316675" calcext:value-type="float">
            <text:p>334,96316675</text:p>
          </table:table-cell>
          <table:table-cell office:value-type="float" office:value="328.078021075" calcext:value-type="float">
            <text:p>328,078021075</text:p>
          </table:table-cell>
          <table:table-cell office:value-type="float" office:value="333.221780452" calcext:value-type="float">
            <text:p>333,221780452</text:p>
          </table:table-cell>
          <table:table-cell office:value-type="float" office:value="347.496208529" calcext:value-type="float">
            <text:p>347,496208529</text:p>
          </table:table-cell>
          <table:table-cell office:value-type="float" office:value="340.162903888" calcext:value-type="float">
            <text:p>340,162903888</text:p>
          </table:table-cell>
          <table:table-cell/>
          <table:table-cell table:formula="of:=AVERAGE([.B8:.K8])" office:value-type="float" office:value="322.7519054784" calcext:value-type="float">
            <text:p>322,7519054784</text:p>
          </table:table-cell>
          <table:table-cell table:formula="of:=TRIMMEAN([.B8:.K8];0.2)" office:value-type="float" office:value="325.694503278875" calcext:value-type="float">
            <text:p>325,6945032789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65.977651804" calcext:value-type="float">
            <text:p>265,977651804</text:p>
          </table:table-cell>
          <table:table-cell office:value-type="float" office:value="267.428194815" calcext:value-type="float">
            <text:p>267,428194815</text:p>
          </table:table-cell>
          <table:table-cell office:value-type="float" office:value="306.264837473" calcext:value-type="float">
            <text:p>306,264837473</text:p>
          </table:table-cell>
          <table:table-cell office:value-type="float" office:value="305.549693684" calcext:value-type="float">
            <text:p>305,549693684</text:p>
          </table:table-cell>
          <table:table-cell office:value-type="float" office:value="306.544346665" calcext:value-type="float">
            <text:p>306,544346665</text:p>
          </table:table-cell>
          <table:table-cell office:value-type="float" office:value="307.185655255" calcext:value-type="float">
            <text:p>307,185655255</text:p>
          </table:table-cell>
          <table:table-cell office:value-type="float" office:value="307.778978784" calcext:value-type="float">
            <text:p>307,778978784</text:p>
          </table:table-cell>
          <table:table-cell office:value-type="float" office:value="307.693087861" calcext:value-type="float">
            <text:p>307,693087861</text:p>
          </table:table-cell>
          <table:table-cell office:value-type="float" office:value="315.409919021" calcext:value-type="float">
            <text:p>315,409919021</text:p>
          </table:table-cell>
          <table:table-cell office:value-type="float" office:value="314.112167933" calcext:value-type="float">
            <text:p>314,112167933</text:p>
          </table:table-cell>
          <table:table-cell/>
          <table:table-cell table:formula="of:=AVERAGE([.B9:.K9])" office:value-type="float" office:value="300.3944533295" calcext:value-type="float">
            <text:p>300,3944533295</text:p>
          </table:table-cell>
          <table:table-cell table:formula="of:=TRIMMEAN([.B9:.K9];0.2)" office:value-type="float" office:value="302.81962030875" calcext:value-type="float">
            <text:p>302,8196203088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8.438461971" calcext:value-type="float">
            <text:p>258,438461971</text:p>
          </table:table-cell>
          <table:table-cell office:value-type="float" office:value="261.441928645" calcext:value-type="float">
            <text:p>261,441928645</text:p>
          </table:table-cell>
          <table:table-cell office:value-type="float" office:value="299.7053545" calcext:value-type="float">
            <text:p>299,7053545</text:p>
          </table:table-cell>
          <table:table-cell office:value-type="float" office:value="302.660060466" calcext:value-type="float">
            <text:p>302,660060466</text:p>
          </table:table-cell>
          <table:table-cell office:value-type="float" office:value="301.204744886" calcext:value-type="float">
            <text:p>301,204744886</text:p>
          </table:table-cell>
          <table:table-cell office:value-type="float" office:value="299.789666754" calcext:value-type="float">
            <text:p>299,789666754</text:p>
          </table:table-cell>
          <table:table-cell office:value-type="float" office:value="301.851708829" calcext:value-type="float">
            <text:p>301,851708829</text:p>
          </table:table-cell>
          <table:table-cell office:value-type="float" office:value="308.088434795" calcext:value-type="float">
            <text:p>308,088434795</text:p>
          </table:table-cell>
          <table:table-cell office:value-type="float" office:value="314.287856779" calcext:value-type="float">
            <text:p>314,287856779</text:p>
          </table:table-cell>
          <table:table-cell office:value-type="float" office:value="306.978004992" calcext:value-type="float">
            <text:p>306,978004992</text:p>
          </table:table-cell>
          <table:table-cell/>
          <table:table-cell table:formula="of:=AVERAGE([.B10:.K10])" office:value-type="float" office:value="295.4446222617" calcext:value-type="float">
            <text:p>295,4446222617</text:p>
          </table:table-cell>
          <table:table-cell table:formula="of:=TRIMMEAN([.B10:.K10];0.2)" office:value-type="float" office:value="297.714987983375" calcext:value-type="float">
            <text:p>297,7149879834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59.648580411" calcext:value-type="float">
            <text:p>259,648580411</text:p>
          </table:table-cell>
          <table:table-cell office:value-type="float" office:value="260.116732327" calcext:value-type="float">
            <text:p>260,116732327</text:p>
          </table:table-cell>
          <table:table-cell office:value-type="float" office:value="302.080129653" calcext:value-type="float">
            <text:p>302,080129653</text:p>
          </table:table-cell>
          <table:table-cell office:value-type="float" office:value="305.286986182" calcext:value-type="float">
            <text:p>305,286986182</text:p>
          </table:table-cell>
          <table:table-cell office:value-type="float" office:value="299.656152353" calcext:value-type="float">
            <text:p>299,656152353</text:p>
          </table:table-cell>
          <table:table-cell office:value-type="float" office:value="298.176141165" calcext:value-type="float">
            <text:p>298,176141165</text:p>
          </table:table-cell>
          <table:table-cell office:value-type="float" office:value="302.690709191" calcext:value-type="float">
            <text:p>302,690709191</text:p>
          </table:table-cell>
          <table:table-cell office:value-type="float" office:value="307.425224115" calcext:value-type="float">
            <text:p>307,425224115</text:p>
          </table:table-cell>
          <table:table-cell office:value-type="float" office:value="313.356724576" calcext:value-type="float">
            <text:p>313,356724576</text:p>
          </table:table-cell>
          <table:table-cell office:value-type="float" office:value="308.606678937" calcext:value-type="float">
            <text:p>308,606678937</text:p>
          </table:table-cell>
          <table:table-cell/>
          <table:table-cell table:formula="of:=AVERAGE([.B11:.K11])" office:value-type="float" office:value="295.704405891" calcext:value-type="float">
            <text:p>295,704405891</text:p>
          </table:table-cell>
          <table:table-cell table:formula="of:=TRIMMEAN([.B11:.K11];0.2)" office:value-type="float" office:value="298.004844240375" calcext:value-type="float">
            <text:p>298,0048442404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0.337048297" calcext:value-type="float">
            <text:p>260,337048297</text:p>
          </table:table-cell>
          <table:table-cell office:value-type="float" office:value="263.314276669" calcext:value-type="float">
            <text:p>263,314276669</text:p>
          </table:table-cell>
          <table:table-cell office:value-type="float" office:value="304.945499045" calcext:value-type="float">
            <text:p>304,945499045</text:p>
          </table:table-cell>
          <table:table-cell office:value-type="float" office:value="307.898364689" calcext:value-type="float">
            <text:p>307,898364689</text:p>
          </table:table-cell>
          <table:table-cell office:value-type="float" office:value="305.502050501" calcext:value-type="float">
            <text:p>305,502050501</text:p>
          </table:table-cell>
          <table:table-cell office:value-type="float" office:value="307.145662604" calcext:value-type="float">
            <text:p>307,145662604</text:p>
          </table:table-cell>
          <table:table-cell office:value-type="float" office:value="306.673859758" calcext:value-type="float">
            <text:p>306,673859758</text:p>
          </table:table-cell>
          <table:table-cell office:value-type="float" office:value="310.272621786" calcext:value-type="float">
            <text:p>310,272621786</text:p>
          </table:table-cell>
          <table:table-cell office:value-type="float" office:value="323.920749246" calcext:value-type="float">
            <text:p>323,920749246</text:p>
          </table:table-cell>
          <table:table-cell office:value-type="float" office:value="312.946297025" calcext:value-type="float">
            <text:p>312,946297025</text:p>
          </table:table-cell>
          <table:table-cell/>
          <table:table-cell table:formula="of:=AVERAGE([.B12:.K12])" office:value-type="float" office:value="300.295642962" calcext:value-type="float">
            <text:p>300,295642962</text:p>
          </table:table-cell>
          <table:table-cell table:formula="of:=TRIMMEAN([.B12:.K12];0.2)" office:value-type="float" office:value="302.337329009625" calcext:value-type="float">
            <text:p>302,3373290096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1.115191197" calcext:value-type="float">
            <text:p>251,115191197</text:p>
          </table:table-cell>
          <table:table-cell office:value-type="float" office:value="256.069314693" calcext:value-type="float">
            <text:p>256,069314693</text:p>
          </table:table-cell>
          <table:table-cell office:value-type="float" office:value="295.203542438" calcext:value-type="float">
            <text:p>295,203542438</text:p>
          </table:table-cell>
          <table:table-cell office:value-type="float" office:value="296.834450029" calcext:value-type="float">
            <text:p>296,834450029</text:p>
          </table:table-cell>
          <table:table-cell office:value-type="float" office:value="295.254143987" calcext:value-type="float">
            <text:p>295,254143987</text:p>
          </table:table-cell>
          <table:table-cell office:value-type="float" office:value="293.290912389" calcext:value-type="float">
            <text:p>293,290912389</text:p>
          </table:table-cell>
          <table:table-cell office:value-type="float" office:value="294.494949216" calcext:value-type="float">
            <text:p>294,494949216</text:p>
          </table:table-cell>
          <table:table-cell office:value-type="float" office:value="296.262242791" calcext:value-type="float">
            <text:p>296,262242791</text:p>
          </table:table-cell>
          <table:table-cell office:value-type="float" office:value="309.974437835" calcext:value-type="float">
            <text:p>309,974437835</text:p>
          </table:table-cell>
          <table:table-cell office:value-type="float" office:value="307.312360225" calcext:value-type="float">
            <text:p>307,312360225</text:p>
          </table:table-cell>
          <table:table-cell/>
          <table:table-cell table:formula="of:=AVERAGE([.B13:.K13])" office:value-type="float" office:value="289.58115448" calcext:value-type="float">
            <text:p>289,58115448</text:p>
          </table:table-cell>
          <table:table-cell table:formula="of:=TRIMMEAN([.B13:.K13];0.2)" office:value-type="float" office:value="291.840239471" calcext:value-type="float">
            <text:p>291,840239471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67.049461408" calcext:value-type="float">
            <text:p>267,049461408</text:p>
          </table:table-cell>
          <table:table-cell office:value-type="float" office:value="269.293082135" calcext:value-type="float">
            <text:p>269,293082135</text:p>
          </table:table-cell>
          <table:table-cell office:value-type="float" office:value="317.911662766" calcext:value-type="float">
            <text:p>317,911662766</text:p>
          </table:table-cell>
          <table:table-cell office:value-type="float" office:value="320.552483863" calcext:value-type="float">
            <text:p>320,552483863</text:p>
          </table:table-cell>
          <table:table-cell office:value-type="float" office:value="321.752780417" calcext:value-type="float">
            <text:p>321,752780417</text:p>
          </table:table-cell>
          <table:table-cell office:value-type="float" office:value="318.282655816" calcext:value-type="float">
            <text:p>318,282655816</text:p>
          </table:table-cell>
          <table:table-cell office:value-type="float" office:value="318.652604689" calcext:value-type="float">
            <text:p>318,652604689</text:p>
          </table:table-cell>
          <table:table-cell office:value-type="float" office:value="326.065400112" calcext:value-type="float">
            <text:p>326,065400112</text:p>
          </table:table-cell>
          <table:table-cell office:value-type="float" office:value="338.072377675" calcext:value-type="float">
            <text:p>338,072377675</text:p>
          </table:table-cell>
          <table:table-cell office:value-type="float" office:value="328.351712727" calcext:value-type="float">
            <text:p>328,351712727</text:p>
          </table:table-cell>
          <table:table-cell/>
          <table:table-cell table:formula="of:=AVERAGE([.B14:.K14])" office:value-type="float" office:value="312.5984221608" calcext:value-type="float">
            <text:p>312,5984221608</text:p>
          </table:table-cell>
          <table:table-cell table:formula="of:=TRIMMEAN([.B14:.K14];0.2)" office:value-type="float" office:value="315.107797815625" calcext:value-type="float">
            <text:p>315,1077978156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62.144011104" calcext:value-type="float">
            <text:p>262,144011104</text:p>
          </table:table-cell>
          <table:table-cell office:value-type="float" office:value="267.647608253" calcext:value-type="float">
            <text:p>267,647608253</text:p>
          </table:table-cell>
          <table:table-cell office:value-type="float" office:value="304.29377505" calcext:value-type="float">
            <text:p>304,29377505</text:p>
          </table:table-cell>
          <table:table-cell office:value-type="float" office:value="307.296468618" calcext:value-type="float">
            <text:p>307,296468618</text:p>
          </table:table-cell>
          <table:table-cell office:value-type="float" office:value="312.552156539" calcext:value-type="float">
            <text:p>312,552156539</text:p>
          </table:table-cell>
          <table:table-cell office:value-type="float" office:value="305.8043579" calcext:value-type="float">
            <text:p>305,8043579</text:p>
          </table:table-cell>
          <table:table-cell office:value-type="float" office:value="308.593925945" calcext:value-type="float">
            <text:p>308,593925945</text:p>
          </table:table-cell>
          <table:table-cell office:value-type="float" office:value="318.388847742" calcext:value-type="float">
            <text:p>318,388847742</text:p>
          </table:table-cell>
          <table:table-cell office:value-type="float" office:value="323.95279293" calcext:value-type="float">
            <text:p>323,95279293</text:p>
          </table:table-cell>
          <table:table-cell office:value-type="float" office:value="317.413375639" calcext:value-type="float">
            <text:p>317,413375639</text:p>
          </table:table-cell>
          <table:table-cell/>
          <table:table-cell table:formula="of:=AVERAGE([.B15:.K15])" office:value-type="float" office:value="302.808731972" calcext:value-type="float">
            <text:p>302,808731972</text:p>
          </table:table-cell>
          <table:table-cell table:formula="of:=TRIMMEAN([.B15:.K15];0.2)" office:value-type="float" office:value="305.24881446075" calcext:value-type="float">
            <text:p>305,2488144608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58.065838916" calcext:value-type="float">
            <text:p>258,065838916</text:p>
          </table:table-cell>
          <table:table-cell office:value-type="float" office:value="261.30204463" calcext:value-type="float">
            <text:p>261,30204463</text:p>
          </table:table-cell>
          <table:table-cell office:value-type="float" office:value="305.776933067" calcext:value-type="float">
            <text:p>305,776933067</text:p>
          </table:table-cell>
          <table:table-cell office:value-type="float" office:value="311.404446753" calcext:value-type="float">
            <text:p>311,404446753</text:p>
          </table:table-cell>
          <table:table-cell office:value-type="float" office:value="308.837199964" calcext:value-type="float">
            <text:p>308,837199964</text:p>
          </table:table-cell>
          <table:table-cell office:value-type="float" office:value="301.503347973" calcext:value-type="float">
            <text:p>301,503347973</text:p>
          </table:table-cell>
          <table:table-cell office:value-type="float" office:value="305.2002204" calcext:value-type="float">
            <text:p>305,2002204</text:p>
          </table:table-cell>
          <table:table-cell office:value-type="float" office:value="310.770119145" calcext:value-type="float">
            <text:p>310,770119145</text:p>
          </table:table-cell>
          <table:table-cell office:value-type="float" office:value="322.467784452" calcext:value-type="float">
            <text:p>322,467784452</text:p>
          </table:table-cell>
          <table:table-cell office:value-type="float" office:value="311.16792932" calcext:value-type="float">
            <text:p>311,16792932</text:p>
          </table:table-cell>
          <table:table-cell/>
          <table:table-cell table:formula="of:=AVERAGE([.B16:.K16])" office:value-type="float" office:value="299.649586462" calcext:value-type="float">
            <text:p>299,649586462</text:p>
          </table:table-cell>
          <table:table-cell table:formula="of:=TRIMMEAN([.B16:.K16];0.2)" office:value-type="float" office:value="301.9952801565" calcext:value-type="float">
            <text:p>301,9952801565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6.37549022" calcext:value-type="float">
            <text:p>266,37549022</text:p>
          </table:table-cell>
          <table:table-cell office:value-type="float" office:value="268.028722961" calcext:value-type="float">
            <text:p>268,028722961</text:p>
          </table:table-cell>
          <table:table-cell office:value-type="float" office:value="308.949173882" calcext:value-type="float">
            <text:p>308,949173882</text:p>
          </table:table-cell>
          <table:table-cell office:value-type="float" office:value="314.469412914" calcext:value-type="float">
            <text:p>314,469412914</text:p>
          </table:table-cell>
          <table:table-cell office:value-type="float" office:value="308.140914896" calcext:value-type="float">
            <text:p>308,140914896</text:p>
          </table:table-cell>
          <table:table-cell office:value-type="float" office:value="304.756830526" calcext:value-type="float">
            <text:p>304,756830526</text:p>
          </table:table-cell>
          <table:table-cell office:value-type="float" office:value="314.106517067" calcext:value-type="float">
            <text:p>314,106517067</text:p>
          </table:table-cell>
          <table:table-cell office:value-type="float" office:value="315.913240962" calcext:value-type="float">
            <text:p>315,913240962</text:p>
          </table:table-cell>
          <table:table-cell office:value-type="float" office:value="321.906511964" calcext:value-type="float">
            <text:p>321,906511964</text:p>
          </table:table-cell>
          <table:table-cell office:value-type="float" office:value="323.182293864" calcext:value-type="float">
            <text:p>323,182293864</text:p>
          </table:table-cell>
          <table:table-cell/>
          <table:table-cell table:formula="of:=AVERAGE([.B17:.K17])" office:value-type="float" office:value="304.5829109256" calcext:value-type="float">
            <text:p>304,5829109256</text:p>
          </table:table-cell>
          <table:table-cell table:formula="of:=TRIMMEAN([.B17:.K17];0.2)" office:value-type="float" office:value="307.0339156465" calcext:value-type="float">
            <text:p>307,0339156465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52.446833777" calcext:value-type="float">
            <text:p>252,446833777</text:p>
          </table:table-cell>
          <table:table-cell office:value-type="float" office:value="255.803697134" calcext:value-type="float">
            <text:p>255,803697134</text:p>
          </table:table-cell>
          <table:table-cell office:value-type="float" office:value="301.962139193" calcext:value-type="float">
            <text:p>301,962139193</text:p>
          </table:table-cell>
          <table:table-cell office:value-type="float" office:value="299.621707225" calcext:value-type="float">
            <text:p>299,621707225</text:p>
          </table:table-cell>
          <table:table-cell office:value-type="float" office:value="296.799131005" calcext:value-type="float">
            <text:p>296,799131005</text:p>
          </table:table-cell>
          <table:table-cell office:value-type="float" office:value="298.467593234" calcext:value-type="float">
            <text:p>298,467593234</text:p>
          </table:table-cell>
          <table:table-cell office:value-type="float" office:value="295.455672874" calcext:value-type="float">
            <text:p>295,455672874</text:p>
          </table:table-cell>
          <table:table-cell office:value-type="float" office:value="296.906334035" calcext:value-type="float">
            <text:p>296,906334035</text:p>
          </table:table-cell>
          <table:table-cell office:value-type="float" office:value="306.130947361" calcext:value-type="float">
            <text:p>306,130947361</text:p>
          </table:table-cell>
          <table:table-cell office:value-type="float" office:value="304.976041955" calcext:value-type="float">
            <text:p>304,976041955</text:p>
          </table:table-cell>
          <table:table-cell/>
          <table:table-cell table:formula="of:=AVERAGE([.B18:.K18])" office:value-type="float" office:value="290.8570097793" calcext:value-type="float">
            <text:p>290,8570097793</text:p>
          </table:table-cell>
          <table:table-cell table:formula="of:=TRIMMEAN([.B18:.K18];0.2)" office:value-type="float" office:value="293.749039581875" calcext:value-type="float">
            <text:p>293,7490395819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58.497902995" calcext:value-type="float">
            <text:p>258,497902995</text:p>
          </table:table-cell>
          <table:table-cell office:value-type="float" office:value="264.157866148" calcext:value-type="float">
            <text:p>264,157866148</text:p>
          </table:table-cell>
          <table:table-cell office:value-type="float" office:value="306.036215123" calcext:value-type="float">
            <text:p>306,036215123</text:p>
          </table:table-cell>
          <table:table-cell office:value-type="float" office:value="309.335245581" calcext:value-type="float">
            <text:p>309,335245581</text:p>
          </table:table-cell>
          <table:table-cell office:value-type="float" office:value="304.023800321" calcext:value-type="float">
            <text:p>304,023800321</text:p>
          </table:table-cell>
          <table:table-cell office:value-type="float" office:value="310.823692471" calcext:value-type="float">
            <text:p>310,823692471</text:p>
          </table:table-cell>
          <table:table-cell office:value-type="float" office:value="308.002945843" calcext:value-type="float">
            <text:p>308,002945843</text:p>
          </table:table-cell>
          <table:table-cell office:value-type="float" office:value="313.391600592" calcext:value-type="float">
            <text:p>313,391600592</text:p>
          </table:table-cell>
          <table:table-cell office:value-type="float" office:value="325.439777565" calcext:value-type="float">
            <text:p>325,439777565</text:p>
          </table:table-cell>
          <table:table-cell office:value-type="float" office:value="317.649883498" calcext:value-type="float">
            <text:p>317,649883498</text:p>
          </table:table-cell>
          <table:table-cell/>
          <table:table-cell table:formula="of:=AVERAGE([.B19:.K19])" office:value-type="float" office:value="301.7358930137" calcext:value-type="float">
            <text:p>301,7358930137</text:p>
          </table:table-cell>
          <table:table-cell table:formula="of:=TRIMMEAN([.B19:.K19];0.2)" office:value-type="float" office:value="304.177656197125" calcext:value-type="float">
            <text:p>304,1776561971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60.864414234" calcext:value-type="float">
            <text:p>260,864414234</text:p>
          </table:table-cell>
          <table:table-cell office:value-type="float" office:value="265.71371541" calcext:value-type="float">
            <text:p>265,71371541</text:p>
          </table:table-cell>
          <table:table-cell office:value-type="float" office:value="317.23932639" calcext:value-type="float">
            <text:p>317,23932639</text:p>
          </table:table-cell>
          <table:table-cell office:value-type="float" office:value="316.20495082" calcext:value-type="float">
            <text:p>316,20495082</text:p>
          </table:table-cell>
          <table:table-cell office:value-type="float" office:value="309.816807183" calcext:value-type="float">
            <text:p>309,816807183</text:p>
          </table:table-cell>
          <table:table-cell office:value-type="float" office:value="307.722462144" calcext:value-type="float">
            <text:p>307,722462144</text:p>
          </table:table-cell>
          <table:table-cell office:value-type="float" office:value="314.042319701" calcext:value-type="float">
            <text:p>314,042319701</text:p>
          </table:table-cell>
          <table:table-cell office:value-type="float" office:value="317.577573089" calcext:value-type="float">
            <text:p>317,577573089</text:p>
          </table:table-cell>
          <table:table-cell office:value-type="float" office:value="331.717386724" calcext:value-type="float">
            <text:p>331,717386724</text:p>
          </table:table-cell>
          <table:table-cell office:value-type="float" office:value="317.071777203" calcext:value-type="float">
            <text:p>317,071777203</text:p>
          </table:table-cell>
          <table:table-cell/>
          <table:table-cell table:formula="of:=AVERAGE([.B20:.K20])" office:value-type="float" office:value="305.7970732898" calcext:value-type="float">
            <text:p>305,7970732898</text:p>
          </table:table-cell>
          <table:table-cell table:formula="of:=TRIMMEAN([.B20:.K20];0.2)" office:value-type="float" office:value="308.1736164925" calcext:value-type="float">
            <text:p>308,1736164925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72.845430133" calcext:value-type="float">
            <text:p>272,845430133</text:p>
          </table:table-cell>
          <table:table-cell office:value-type="float" office:value="280.743948054" calcext:value-type="float">
            <text:p>280,743948054</text:p>
          </table:table-cell>
          <table:table-cell office:value-type="float" office:value="327.448045259" calcext:value-type="float">
            <text:p>327,448045259</text:p>
          </table:table-cell>
          <table:table-cell office:value-type="float" office:value="332.825773303" calcext:value-type="float">
            <text:p>332,825773303</text:p>
          </table:table-cell>
          <table:table-cell office:value-type="float" office:value="316.598508135" calcext:value-type="float">
            <text:p>316,598508135</text:p>
          </table:table-cell>
          <table:table-cell office:value-type="float" office:value="324.891249072" calcext:value-type="float">
            <text:p>324,891249072</text:p>
          </table:table-cell>
          <table:table-cell office:value-type="float" office:value="324.288662534" calcext:value-type="float">
            <text:p>324,288662534</text:p>
          </table:table-cell>
          <table:table-cell office:value-type="float" office:value="324.850766192" calcext:value-type="float">
            <text:p>324,850766192</text:p>
          </table:table-cell>
          <table:table-cell office:value-type="float" office:value="335.377569101" calcext:value-type="float">
            <text:p>335,377569101</text:p>
          </table:table-cell>
          <table:table-cell office:value-type="float" office:value="327.540071533" calcext:value-type="float">
            <text:p>327,540071533</text:p>
          </table:table-cell>
          <table:table-cell/>
          <table:table-cell table:formula="of:=AVERAGE([.B21:.K21])" office:value-type="float" office:value="316.7410023316" calcext:value-type="float">
            <text:p>316,7410023316</text:p>
          </table:table-cell>
          <table:table-cell table:formula="of:=TRIMMEAN([.B21:.K21];0.2)" office:value-type="float" office:value="319.89837801025" calcext:value-type="float">
            <text:p>319,8983780103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65.167763546" calcext:value-type="float">
            <text:p>265,167763546</text:p>
          </table:table-cell>
          <table:table-cell office:value-type="float" office:value="266.519412342" calcext:value-type="float">
            <text:p>266,519412342</text:p>
          </table:table-cell>
          <table:table-cell office:value-type="float" office:value="306.458327565" calcext:value-type="float">
            <text:p>306,458327565</text:p>
          </table:table-cell>
          <table:table-cell office:value-type="float" office:value="309.949571725" calcext:value-type="float">
            <text:p>309,949571725</text:p>
          </table:table-cell>
          <table:table-cell office:value-type="float" office:value="303.402183974" calcext:value-type="float">
            <text:p>303,402183974</text:p>
          </table:table-cell>
          <table:table-cell office:value-type="float" office:value="312.924955208" calcext:value-type="float">
            <text:p>312,924955208</text:p>
          </table:table-cell>
          <table:table-cell office:value-type="float" office:value="305.818657291" calcext:value-type="float">
            <text:p>305,818657291</text:p>
          </table:table-cell>
          <table:table-cell office:value-type="float" office:value="312.111833199" calcext:value-type="float">
            <text:p>312,111833199</text:p>
          </table:table-cell>
          <table:table-cell office:value-type="float" office:value="320.436219918" calcext:value-type="float">
            <text:p>320,436219918</text:p>
          </table:table-cell>
          <table:table-cell office:value-type="float" office:value="320.409788206" calcext:value-type="float">
            <text:p>320,409788206</text:p>
          </table:table-cell>
          <table:table-cell/>
          <table:table-cell table:formula="of:=AVERAGE([.B22:.K22])" office:value-type="float" office:value="302.3198712974" calcext:value-type="float">
            <text:p>302,3198712974</text:p>
          </table:table-cell>
          <table:table-cell table:formula="of:=TRIMMEAN([.B22:.K22];0.2)" office:value-type="float" office:value="304.69934118875" calcext:value-type="float">
            <text:p>304,6993411888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73.888423138" calcext:value-type="float">
            <text:p>273,888423138</text:p>
          </table:table-cell>
          <table:table-cell office:value-type="float" office:value="270.088568677" calcext:value-type="float">
            <text:p>270,088568677</text:p>
          </table:table-cell>
          <table:table-cell office:value-type="float" office:value="312.771000921" calcext:value-type="float">
            <text:p>312,771000921</text:p>
          </table:table-cell>
          <table:table-cell office:value-type="float" office:value="319.870104613" calcext:value-type="float">
            <text:p>319,870104613</text:p>
          </table:table-cell>
          <table:table-cell office:value-type="float" office:value="308.965399278" calcext:value-type="float">
            <text:p>308,965399278</text:p>
          </table:table-cell>
          <table:table-cell office:value-type="float" office:value="306.704254114" calcext:value-type="float">
            <text:p>306,704254114</text:p>
          </table:table-cell>
          <table:table-cell office:value-type="float" office:value="314.827629329" calcext:value-type="float">
            <text:p>314,827629329</text:p>
          </table:table-cell>
          <table:table-cell office:value-type="float" office:value="322.502701439" calcext:value-type="float">
            <text:p>322,502701439</text:p>
          </table:table-cell>
          <table:table-cell office:value-type="float" office:value="323.279469639" calcext:value-type="float">
            <text:p>323,279469639</text:p>
          </table:table-cell>
          <table:table-cell office:value-type="float" office:value="314.670014117" calcext:value-type="float">
            <text:p>314,670014117</text:p>
          </table:table-cell>
          <table:table-cell/>
          <table:table-cell table:formula="of:=AVERAGE([.B23:.K23])" office:value-type="float" office:value="306.7567565265" calcext:value-type="float">
            <text:p>306,7567565265</text:p>
          </table:table-cell>
          <table:table-cell table:formula="of:=TRIMMEAN([.B23:.K23];0.2)" office:value-type="float" office:value="309.274940868625" calcext:value-type="float">
            <text:p>309,2749408686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68.370949741" calcext:value-type="float">
            <text:p>268,370949741</text:p>
          </table:table-cell>
          <table:table-cell office:value-type="float" office:value="263.139635916" calcext:value-type="float">
            <text:p>263,139635916</text:p>
          </table:table-cell>
          <table:table-cell office:value-type="float" office:value="301.233806817" calcext:value-type="float">
            <text:p>301,233806817</text:p>
          </table:table-cell>
          <table:table-cell office:value-type="float" office:value="307.763180114" calcext:value-type="float">
            <text:p>307,763180114</text:p>
          </table:table-cell>
          <table:table-cell office:value-type="float" office:value="301.649646932" calcext:value-type="float">
            <text:p>301,649646932</text:p>
          </table:table-cell>
          <table:table-cell office:value-type="float" office:value="297.120978758" calcext:value-type="float">
            <text:p>297,120978758</text:p>
          </table:table-cell>
          <table:table-cell office:value-type="float" office:value="309.495552302" calcext:value-type="float">
            <text:p>309,495552302</text:p>
          </table:table-cell>
          <table:table-cell office:value-type="float" office:value="309.649195174" calcext:value-type="float">
            <text:p>309,649195174</text:p>
          </table:table-cell>
          <table:table-cell office:value-type="float" office:value="324.772370682" calcext:value-type="float">
            <text:p>324,772370682</text:p>
          </table:table-cell>
          <table:table-cell office:value-type="float" office:value="307.638131093" calcext:value-type="float">
            <text:p>307,638131093</text:p>
          </table:table-cell>
          <table:table-cell/>
          <table:table-cell table:formula="of:=AVERAGE([.B24:.K24])" office:value-type="float" office:value="299.0833447529" calcext:value-type="float">
            <text:p>299,0833447529</text:p>
          </table:table-cell>
          <table:table-cell table:formula="of:=TRIMMEAN([.B24:.K24];0.2)" office:value-type="float" office:value="300.365180116375" calcext:value-type="float">
            <text:p>300,3651801164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3.140272181" calcext:value-type="float">
            <text:p>263,140272181</text:p>
          </table:table-cell>
          <table:table-cell office:value-type="float" office:value="264.705712205" calcext:value-type="float">
            <text:p>264,705712205</text:p>
          </table:table-cell>
          <table:table-cell office:value-type="float" office:value="312.144793355" calcext:value-type="float">
            <text:p>312,144793355</text:p>
          </table:table-cell>
          <table:table-cell office:value-type="float" office:value="309.609364893" calcext:value-type="float">
            <text:p>309,609364893</text:p>
          </table:table-cell>
          <table:table-cell office:value-type="float" office:value="303.414217139" calcext:value-type="float">
            <text:p>303,414217139</text:p>
          </table:table-cell>
          <table:table-cell office:value-type="float" office:value="310.132863246" calcext:value-type="float">
            <text:p>310,132863246</text:p>
          </table:table-cell>
          <table:table-cell office:value-type="float" office:value="313.493608333" calcext:value-type="float">
            <text:p>313,493608333</text:p>
          </table:table-cell>
          <table:table-cell office:value-type="float" office:value="315.529498457" calcext:value-type="float">
            <text:p>315,529498457</text:p>
          </table:table-cell>
          <table:table-cell office:value-type="float" office:value="322.201401465" calcext:value-type="float">
            <text:p>322,201401465</text:p>
          </table:table-cell>
          <table:table-cell office:value-type="float" office:value="314.711973615" calcext:value-type="float">
            <text:p>314,711973615</text:p>
          </table:table-cell>
          <table:table-cell/>
          <table:table-cell table:formula="of:=AVERAGE([.B25:.K25])" office:value-type="float" office:value="302.9083704889" calcext:value-type="float">
            <text:p>302,9083704889</text:p>
          </table:table-cell>
          <table:table-cell table:formula="of:=TRIMMEAN([.B25:.K25];0.2)" office:value-type="float" office:value="305.467753905375" calcext:value-type="float">
            <text:p>305,467753905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2:.M25])" office:value-type="float" office:value="7256.0887737647" calcext:value-type="float">
            <text:p>7256,0887737647</text:p>
          </table:table-cell>
          <table:table-cell table:formula="of:=SUM([.N2:.N25])" office:value-type="float" office:value="7314.67289062825" calcext:value-type="float">
            <text:p>7314,672890628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93.475097265" calcext:value-type="float">
            <text:p>293,475097265</text:p>
          </table:table-cell>
          <table:table-cell office:value-type="float" office:value="273.687145768" calcext:value-type="float">
            <text:p>273,687145768</text:p>
          </table:table-cell>
          <table:table-cell office:value-type="float" office:value="308.479246892" calcext:value-type="float">
            <text:p>308,479246892</text:p>
          </table:table-cell>
          <table:table-cell office:value-type="float" office:value="305.336458151" calcext:value-type="float">
            <text:p>305,336458151</text:p>
          </table:table-cell>
          <table:table-cell office:value-type="float" office:value="302.503553029" calcext:value-type="float">
            <text:p>302,503553029</text:p>
          </table:table-cell>
          <table:table-cell office:value-type="float" office:value="306.085258436" calcext:value-type="float">
            <text:p>306,085258436</text:p>
          </table:table-cell>
          <table:table-cell office:value-type="float" office:value="301.834913325" calcext:value-type="float">
            <text:p>301,834913325</text:p>
          </table:table-cell>
          <table:table-cell office:value-type="float" office:value="309.956539116" calcext:value-type="float">
            <text:p>309,956539116</text:p>
          </table:table-cell>
          <table:table-cell office:value-type="float" office:value="302.163036782" calcext:value-type="float">
            <text:p>302,163036782</text:p>
          </table:table-cell>
          <table:table-cell office:value-type="float" office:value="303.296125092" calcext:value-type="float">
            <text:p>303,296125092</text:p>
          </table:table-cell>
          <table:table-cell/>
          <table:table-cell table:formula="of:=AVERAGE([.B30:.K30])" office:value-type="float" office:value="300.6817373856" calcext:value-type="float">
            <text:p>300,6817373856</text:p>
          </table:table-cell>
          <table:table-cell table:formula="of:=TRIMMEAN([.B30:.K30];0.2)" office:value-type="float" office:value="302.8967111215" calcext:value-type="float">
            <text:p>302,8967111215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1.896063064" calcext:value-type="float">
            <text:p>281,896063064</text:p>
          </table:table-cell>
          <table:table-cell office:value-type="float" office:value="269.523808092" calcext:value-type="float">
            <text:p>269,523808092</text:p>
          </table:table-cell>
          <table:table-cell office:value-type="float" office:value="302.155039515" calcext:value-type="float">
            <text:p>302,155039515</text:p>
          </table:table-cell>
          <table:table-cell office:value-type="float" office:value="303.333735253" calcext:value-type="float">
            <text:p>303,333735253</text:p>
          </table:table-cell>
          <table:table-cell office:value-type="float" office:value="301.285974368" calcext:value-type="float">
            <text:p>301,285974368</text:p>
          </table:table-cell>
          <table:table-cell office:value-type="float" office:value="296.978938388" calcext:value-type="float">
            <text:p>296,978938388</text:p>
          </table:table-cell>
          <table:table-cell office:value-type="float" office:value="301.468002871" calcext:value-type="float">
            <text:p>301,468002871</text:p>
          </table:table-cell>
          <table:table-cell office:value-type="float" office:value="304.241317964" calcext:value-type="float">
            <text:p>304,241317964</text:p>
          </table:table-cell>
          <table:table-cell office:value-type="float" office:value="303.203695688" calcext:value-type="float">
            <text:p>303,203695688</text:p>
          </table:table-cell>
          <table:table-cell office:value-type="float" office:value="301.76660401" calcext:value-type="float">
            <text:p>301,76660401</text:p>
          </table:table-cell>
          <table:table-cell/>
          <table:table-cell table:formula="of:=AVERAGE([.B31:.K31])" office:value-type="float" office:value="296.5853179213" calcext:value-type="float">
            <text:p>296,5853179213</text:p>
          </table:table-cell>
          <table:table-cell table:formula="of:=TRIMMEAN([.B31:.K31];0.2)" office:value-type="float" office:value="299.011006644625" calcext:value-type="float">
            <text:p>299,0110066446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6.836406361" calcext:value-type="float">
            <text:p>276,836406361</text:p>
          </table:table-cell>
          <table:table-cell office:value-type="float" office:value="273.391611397" calcext:value-type="float">
            <text:p>273,391611397</text:p>
          </table:table-cell>
          <table:table-cell office:value-type="float" office:value="304.816978978" calcext:value-type="float">
            <text:p>304,816978978</text:p>
          </table:table-cell>
          <table:table-cell office:value-type="float" office:value="304.975902032" calcext:value-type="float">
            <text:p>304,975902032</text:p>
          </table:table-cell>
          <table:table-cell office:value-type="float" office:value="295.80982361" calcext:value-type="float">
            <text:p>295,80982361</text:p>
          </table:table-cell>
          <table:table-cell office:value-type="float" office:value="305.553934602" calcext:value-type="float">
            <text:p>305,553934602</text:p>
          </table:table-cell>
          <table:table-cell office:value-type="float" office:value="296.396870843" calcext:value-type="float">
            <text:p>296,396870843</text:p>
          </table:table-cell>
          <table:table-cell office:value-type="float" office:value="303.31702085" calcext:value-type="float">
            <text:p>303,31702085</text:p>
          </table:table-cell>
          <table:table-cell office:value-type="float" office:value="300.255373226" calcext:value-type="float">
            <text:p>300,255373226</text:p>
          </table:table-cell>
          <table:table-cell office:value-type="float" office:value="299.425552032" calcext:value-type="float">
            <text:p>299,425552032</text:p>
          </table:table-cell>
          <table:table-cell/>
          <table:table-cell table:formula="of:=AVERAGE([.B32:.K32])" office:value-type="float" office:value="296.0779473931" calcext:value-type="float">
            <text:p>296,0779473931</text:p>
          </table:table-cell>
          <table:table-cell table:formula="of:=TRIMMEAN([.B32:.K32];0.2)" office:value-type="float" office:value="297.7292409915" calcext:value-type="float">
            <text:p>297,7292409915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3.667554478" calcext:value-type="float">
            <text:p>273,667554478</text:p>
          </table:table-cell>
          <table:table-cell office:value-type="float" office:value="268.808553155" calcext:value-type="float">
            <text:p>268,808553155</text:p>
          </table:table-cell>
          <table:table-cell office:value-type="float" office:value="302.879134193" calcext:value-type="float">
            <text:p>302,879134193</text:p>
          </table:table-cell>
          <table:table-cell office:value-type="float" office:value="296.235898488" calcext:value-type="float">
            <text:p>296,235898488</text:p>
          </table:table-cell>
          <table:table-cell office:value-type="float" office:value="302.549239947" calcext:value-type="float">
            <text:p>302,549239947</text:p>
          </table:table-cell>
          <table:table-cell office:value-type="float" office:value="300.385163987" calcext:value-type="float">
            <text:p>300,385163987</text:p>
          </table:table-cell>
          <table:table-cell office:value-type="float" office:value="298.663706896" calcext:value-type="float">
            <text:p>298,663706896</text:p>
          </table:table-cell>
          <table:table-cell office:value-type="float" office:value="303.046123411" calcext:value-type="float">
            <text:p>303,046123411</text:p>
          </table:table-cell>
          <table:table-cell office:value-type="float" office:value="297.306688789" calcext:value-type="float">
            <text:p>297,306688789</text:p>
          </table:table-cell>
          <table:table-cell office:value-type="float" office:value="300.425150513" calcext:value-type="float">
            <text:p>300,425150513</text:p>
          </table:table-cell>
          <table:table-cell/>
          <table:table-cell table:formula="of:=AVERAGE([.B33:.K33])" office:value-type="float" office:value="294.3967213857" calcext:value-type="float">
            <text:p>294,3967213857</text:p>
          </table:table-cell>
          <table:table-cell table:formula="of:=TRIMMEAN([.B33:.K33];0.2)" office:value-type="float" office:value="296.514067161375" calcext:value-type="float">
            <text:p>296,5140671614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80.787316092" calcext:value-type="float">
            <text:p>280,787316092</text:p>
          </table:table-cell>
          <table:table-cell office:value-type="float" office:value="276.305848649" calcext:value-type="float">
            <text:p>276,305848649</text:p>
          </table:table-cell>
          <table:table-cell office:value-type="float" office:value="306.611562418" calcext:value-type="float">
            <text:p>306,611562418</text:p>
          </table:table-cell>
          <table:table-cell office:value-type="float" office:value="299.5353625" calcext:value-type="float">
            <text:p>299,5353625</text:p>
          </table:table-cell>
          <table:table-cell office:value-type="float" office:value="299.809590728" calcext:value-type="float">
            <text:p>299,809590728</text:p>
          </table:table-cell>
          <table:table-cell office:value-type="float" office:value="301.554939104" calcext:value-type="float">
            <text:p>301,554939104</text:p>
          </table:table-cell>
          <table:table-cell office:value-type="float" office:value="302.893608421" calcext:value-type="float">
            <text:p>302,893608421</text:p>
          </table:table-cell>
          <table:table-cell office:value-type="float" office:value="302.426203887" calcext:value-type="float">
            <text:p>302,426203887</text:p>
          </table:table-cell>
          <table:table-cell office:value-type="float" office:value="299.807319292" calcext:value-type="float">
            <text:p>299,807319292</text:p>
          </table:table-cell>
          <table:table-cell office:value-type="float" office:value="302.288612377" calcext:value-type="float">
            <text:p>302,288612377</text:p>
          </table:table-cell>
          <table:table-cell/>
          <table:table-cell table:formula="of:=AVERAGE([.B34:.K34])" office:value-type="float" office:value="297.2020363468" calcext:value-type="float">
            <text:p>297,2020363468</text:p>
          </table:table-cell>
          <table:table-cell table:formula="of:=TRIMMEAN([.B34:.K34];0.2)" office:value-type="float" office:value="298.637869050125" calcext:value-type="float">
            <text:p>298,6378690501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4.448609061" calcext:value-type="float">
            <text:p>274,448609061</text:p>
          </table:table-cell>
          <table:table-cell office:value-type="float" office:value="272.395899807" calcext:value-type="float">
            <text:p>272,395899807</text:p>
          </table:table-cell>
          <table:table-cell office:value-type="float" office:value="309.806933089" calcext:value-type="float">
            <text:p>309,806933089</text:p>
          </table:table-cell>
          <table:table-cell office:value-type="float" office:value="305.994434763" calcext:value-type="float">
            <text:p>305,994434763</text:p>
          </table:table-cell>
          <table:table-cell office:value-type="float" office:value="303.012737368" calcext:value-type="float">
            <text:p>303,012737368</text:p>
          </table:table-cell>
          <table:table-cell office:value-type="float" office:value="301.551312319" calcext:value-type="float">
            <text:p>301,551312319</text:p>
          </table:table-cell>
          <table:table-cell office:value-type="float" office:value="300.342423532" calcext:value-type="float">
            <text:p>300,342423532</text:p>
          </table:table-cell>
          <table:table-cell office:value-type="float" office:value="310.789106616" calcext:value-type="float">
            <text:p>310,789106616</text:p>
          </table:table-cell>
          <table:table-cell office:value-type="float" office:value="302.260387728" calcext:value-type="float">
            <text:p>302,260387728</text:p>
          </table:table-cell>
          <table:table-cell office:value-type="float" office:value="302.935658765" calcext:value-type="float">
            <text:p>302,935658765</text:p>
          </table:table-cell>
          <table:table-cell/>
          <table:table-cell table:formula="of:=AVERAGE([.B35:.K35])" office:value-type="float" office:value="298.3537503048" calcext:value-type="float">
            <text:p>298,3537503048</text:p>
          </table:table-cell>
          <table:table-cell table:formula="of:=TRIMMEAN([.B35:.K35];0.2)" office:value-type="float" office:value="300.044062078125" calcext:value-type="float">
            <text:p>300,0440620781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1.57422308" calcext:value-type="float">
            <text:p>271,57422308</text:p>
          </table:table-cell>
          <table:table-cell office:value-type="float" office:value="269.427301516" calcext:value-type="float">
            <text:p>269,427301516</text:p>
          </table:table-cell>
          <table:table-cell office:value-type="float" office:value="299.900087849" calcext:value-type="float">
            <text:p>299,900087849</text:p>
          </table:table-cell>
          <table:table-cell office:value-type="float" office:value="304.136664609" calcext:value-type="float">
            <text:p>304,136664609</text:p>
          </table:table-cell>
          <table:table-cell office:value-type="float" office:value="296.224241732" calcext:value-type="float">
            <text:p>296,224241732</text:p>
          </table:table-cell>
          <table:table-cell office:value-type="float" office:value="301.061311087" calcext:value-type="float">
            <text:p>301,061311087</text:p>
          </table:table-cell>
          <table:table-cell office:value-type="float" office:value="294.836406027" calcext:value-type="float">
            <text:p>294,836406027</text:p>
          </table:table-cell>
          <table:table-cell office:value-type="float" office:value="301.258149147" calcext:value-type="float">
            <text:p>301,258149147</text:p>
          </table:table-cell>
          <table:table-cell office:value-type="float" office:value="299.679257971" calcext:value-type="float">
            <text:p>299,679257971</text:p>
          </table:table-cell>
          <table:table-cell office:value-type="float" office:value="298.405457632" calcext:value-type="float">
            <text:p>298,405457632</text:p>
          </table:table-cell>
          <table:table-cell/>
          <table:table-cell table:formula="of:=AVERAGE([.B36:.K36])" office:value-type="float" office:value="293.650310065" calcext:value-type="float">
            <text:p>293,650310065</text:p>
          </table:table-cell>
          <table:table-cell table:formula="of:=TRIMMEAN([.B36:.K36];0.2)" office:value-type="float" office:value="295.367391815625" calcext:value-type="float">
            <text:p>295,3673918156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3.638839814" calcext:value-type="float">
            <text:p>273,638839814</text:p>
          </table:table-cell>
          <table:table-cell office:value-type="float" office:value="280.633239872" calcext:value-type="float">
            <text:p>280,633239872</text:p>
          </table:table-cell>
          <table:table-cell office:value-type="float" office:value="302.458708677" calcext:value-type="float">
            <text:p>302,458708677</text:p>
          </table:table-cell>
          <table:table-cell office:value-type="float" office:value="297.419348166" calcext:value-type="float">
            <text:p>297,419348166</text:p>
          </table:table-cell>
          <table:table-cell office:value-type="float" office:value="300.721086926" calcext:value-type="float">
            <text:p>300,721086926</text:p>
          </table:table-cell>
          <table:table-cell office:value-type="float" office:value="299.459734609" calcext:value-type="float">
            <text:p>299,459734609</text:p>
          </table:table-cell>
          <table:table-cell office:value-type="float" office:value="299.842511802" calcext:value-type="float">
            <text:p>299,842511802</text:p>
          </table:table-cell>
          <table:table-cell office:value-type="float" office:value="300.484530701" calcext:value-type="float">
            <text:p>300,484530701</text:p>
          </table:table-cell>
          <table:table-cell office:value-type="float" office:value="297.090617847" calcext:value-type="float">
            <text:p>297,090617847</text:p>
          </table:table-cell>
          <table:table-cell office:value-type="float" office:value="299.493494864" calcext:value-type="float">
            <text:p>299,493494864</text:p>
          </table:table-cell>
          <table:table-cell/>
          <table:table-cell table:formula="of:=AVERAGE([.B37:.K37])" office:value-type="float" office:value="295.1242113278" calcext:value-type="float">
            <text:p>295,1242113278</text:p>
          </table:table-cell>
          <table:table-cell table:formula="of:=TRIMMEAN([.B37:.K37];0.2)" office:value-type="float" office:value="296.893070598375" calcext:value-type="float">
            <text:p>296,8930705984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75.280590157" calcext:value-type="float">
            <text:p>275,280590157</text:p>
          </table:table-cell>
          <table:table-cell office:value-type="float" office:value="274.089266932" calcext:value-type="float">
            <text:p>274,089266932</text:p>
          </table:table-cell>
          <table:table-cell office:value-type="float" office:value="301.109265505" calcext:value-type="float">
            <text:p>301,109265505</text:p>
          </table:table-cell>
          <table:table-cell office:value-type="float" office:value="304.348118629" calcext:value-type="float">
            <text:p>304,348118629</text:p>
          </table:table-cell>
          <table:table-cell office:value-type="float" office:value="303.14129615" calcext:value-type="float">
            <text:p>303,14129615</text:p>
          </table:table-cell>
          <table:table-cell office:value-type="float" office:value="299.123419055" calcext:value-type="float">
            <text:p>299,123419055</text:p>
          </table:table-cell>
          <table:table-cell office:value-type="float" office:value="300.680024101" calcext:value-type="float">
            <text:p>300,680024101</text:p>
          </table:table-cell>
          <table:table-cell office:value-type="float" office:value="299.218225887" calcext:value-type="float">
            <text:p>299,218225887</text:p>
          </table:table-cell>
          <table:table-cell office:value-type="float" office:value="298.595927619" calcext:value-type="float">
            <text:p>298,595927619</text:p>
          </table:table-cell>
          <table:table-cell office:value-type="float" office:value="301.882451416" calcext:value-type="float">
            <text:p>301,882451416</text:p>
          </table:table-cell>
          <table:table-cell/>
          <table:table-cell table:formula="of:=AVERAGE([.B38:.K38])" office:value-type="float" office:value="295.7468585451" calcext:value-type="float">
            <text:p>295,7468585451</text:p>
          </table:table-cell>
          <table:table-cell table:formula="of:=TRIMMEAN([.B38:.K38];0.2)" office:value-type="float" office:value="297.37889998625" calcext:value-type="float">
            <text:p>297,3788999863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7.12481529" calcext:value-type="float">
            <text:p>267,12481529</text:p>
          </table:table-cell>
          <table:table-cell office:value-type="float" office:value="264.594324138" calcext:value-type="float">
            <text:p>264,594324138</text:p>
          </table:table-cell>
          <table:table-cell office:value-type="float" office:value="301.763206456" calcext:value-type="float">
            <text:p>301,763206456</text:p>
          </table:table-cell>
          <table:table-cell office:value-type="float" office:value="291.326330843" calcext:value-type="float">
            <text:p>291,326330843</text:p>
          </table:table-cell>
          <table:table-cell office:value-type="float" office:value="296.150358332" calcext:value-type="float">
            <text:p>296,150358332</text:p>
          </table:table-cell>
          <table:table-cell office:value-type="float" office:value="295.978663245" calcext:value-type="float">
            <text:p>295,978663245</text:p>
          </table:table-cell>
          <table:table-cell office:value-type="float" office:value="293.783066108" calcext:value-type="float">
            <text:p>293,783066108</text:p>
          </table:table-cell>
          <table:table-cell office:value-type="float" office:value="295.152707856" calcext:value-type="float">
            <text:p>295,152707856</text:p>
          </table:table-cell>
          <table:table-cell office:value-type="float" office:value="292.568850234" calcext:value-type="float">
            <text:p>292,568850234</text:p>
          </table:table-cell>
          <table:table-cell office:value-type="float" office:value="294.412706618" calcext:value-type="float">
            <text:p>294,412706618</text:p>
          </table:table-cell>
          <table:table-cell/>
          <table:table-cell table:formula="of:=AVERAGE([.B39:.K39])" office:value-type="float" office:value="289.285502912" calcext:value-type="float">
            <text:p>289,285502912</text:p>
          </table:table-cell>
          <table:table-cell table:formula="of:=TRIMMEAN([.B39:.K39];0.2)" office:value-type="float" office:value="290.81218731575" calcext:value-type="float">
            <text:p>290,8121873158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75.676129182" calcext:value-type="float">
            <text:p>275,676129182</text:p>
          </table:table-cell>
          <table:table-cell office:value-type="float" office:value="272.324143679" calcext:value-type="float">
            <text:p>272,324143679</text:p>
          </table:table-cell>
          <table:table-cell office:value-type="float" office:value="306.715818454" calcext:value-type="float">
            <text:p>306,715818454</text:p>
          </table:table-cell>
          <table:table-cell office:value-type="float" office:value="300.730720353" calcext:value-type="float">
            <text:p>300,730720353</text:p>
          </table:table-cell>
          <table:table-cell office:value-type="float" office:value="299.372691122" calcext:value-type="float">
            <text:p>299,372691122</text:p>
          </table:table-cell>
          <table:table-cell office:value-type="float" office:value="307.389111332" calcext:value-type="float">
            <text:p>307,389111332</text:p>
          </table:table-cell>
          <table:table-cell office:value-type="float" office:value="296.778373887" calcext:value-type="float">
            <text:p>296,778373887</text:p>
          </table:table-cell>
          <table:table-cell office:value-type="float" office:value="310.631048741" calcext:value-type="float">
            <text:p>310,631048741</text:p>
          </table:table-cell>
          <table:table-cell office:value-type="float" office:value="301.115150649" calcext:value-type="float">
            <text:p>301,115150649</text:p>
          </table:table-cell>
          <table:table-cell office:value-type="float" office:value="299.374351333" calcext:value-type="float">
            <text:p>299,374351333</text:p>
          </table:table-cell>
          <table:table-cell/>
          <table:table-cell table:formula="of:=AVERAGE([.B40:.K40])" office:value-type="float" office:value="297.0107538732" calcext:value-type="float">
            <text:p>297,0107538732</text:p>
          </table:table-cell>
          <table:table-cell table:formula="of:=TRIMMEAN([.B40:.K40];0.2)" office:value-type="float" office:value="298.394043289" calcext:value-type="float">
            <text:p>298,394043289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5.20153366" calcext:value-type="float">
            <text:p>265,20153366</text:p>
          </table:table-cell>
          <table:table-cell office:value-type="float" office:value="263.938771207" calcext:value-type="float">
            <text:p>263,938771207</text:p>
          </table:table-cell>
          <table:table-cell office:value-type="float" office:value="295.979428365" calcext:value-type="float">
            <text:p>295,979428365</text:p>
          </table:table-cell>
          <table:table-cell office:value-type="float" office:value="289.270705972" calcext:value-type="float">
            <text:p>289,270705972</text:p>
          </table:table-cell>
          <table:table-cell office:value-type="float" office:value="292.646848506" calcext:value-type="float">
            <text:p>292,646848506</text:p>
          </table:table-cell>
          <table:table-cell office:value-type="float" office:value="293.740078688" calcext:value-type="float">
            <text:p>293,740078688</text:p>
          </table:table-cell>
          <table:table-cell office:value-type="float" office:value="291.471695932" calcext:value-type="float">
            <text:p>291,471695932</text:p>
          </table:table-cell>
          <table:table-cell office:value-type="float" office:value="292.359102902" calcext:value-type="float">
            <text:p>292,359102902</text:p>
          </table:table-cell>
          <table:table-cell office:value-type="float" office:value="294.082453378" calcext:value-type="float">
            <text:p>294,082453378</text:p>
          </table:table-cell>
          <table:table-cell office:value-type="float" office:value="292.780782049" calcext:value-type="float">
            <text:p>292,780782049</text:p>
          </table:table-cell>
          <table:table-cell/>
          <table:table-cell table:formula="of:=AVERAGE([.B41:.K41])" office:value-type="float" office:value="287.1471400659" calcext:value-type="float">
            <text:p>287,1471400659</text:p>
          </table:table-cell>
          <table:table-cell table:formula="of:=TRIMMEAN([.B41:.K41];0.2)" office:value-type="float" office:value="288.944150135875" calcext:value-type="float">
            <text:p>288,9441501359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73.665463473" calcext:value-type="float">
            <text:p>273,665463473</text:p>
          </table:table-cell>
          <table:table-cell office:value-type="float" office:value="271.888260462" calcext:value-type="float">
            <text:p>271,888260462</text:p>
          </table:table-cell>
          <table:table-cell office:value-type="float" office:value="298.279144843" calcext:value-type="float">
            <text:p>298,279144843</text:p>
          </table:table-cell>
          <table:table-cell office:value-type="float" office:value="302.118170558" calcext:value-type="float">
            <text:p>302,118170558</text:p>
          </table:table-cell>
          <table:table-cell office:value-type="float" office:value="300.252514472" calcext:value-type="float">
            <text:p>300,252514472</text:p>
          </table:table-cell>
          <table:table-cell office:value-type="float" office:value="300.034940357" calcext:value-type="float">
            <text:p>300,034940357</text:p>
          </table:table-cell>
          <table:table-cell office:value-type="float" office:value="296.212386865" calcext:value-type="float">
            <text:p>296,212386865</text:p>
          </table:table-cell>
          <table:table-cell office:value-type="float" office:value="294.796384016" calcext:value-type="float">
            <text:p>294,796384016</text:p>
          </table:table-cell>
          <table:table-cell office:value-type="float" office:value="298.091497945" calcext:value-type="float">
            <text:p>298,091497945</text:p>
          </table:table-cell>
          <table:table-cell office:value-type="float" office:value="300.663589232" calcext:value-type="float">
            <text:p>300,663589232</text:p>
          </table:table-cell>
          <table:table-cell/>
          <table:table-cell table:formula="of:=AVERAGE([.B42:.K42])" office:value-type="float" office:value="293.6002352223" calcext:value-type="float">
            <text:p>293,6002352223</text:p>
          </table:table-cell>
          <table:table-cell table:formula="of:=TRIMMEAN([.B42:.K42];0.2)" office:value-type="float" office:value="295.249490150375" calcext:value-type="float">
            <text:p>295,2494901504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64.306297179" calcext:value-type="float">
            <text:p>264,306297179</text:p>
          </table:table-cell>
          <table:table-cell office:value-type="float" office:value="264.220743377" calcext:value-type="float">
            <text:p>264,220743377</text:p>
          </table:table-cell>
          <table:table-cell office:value-type="float" office:value="299.073023422" calcext:value-type="float">
            <text:p>299,073023422</text:p>
          </table:table-cell>
          <table:table-cell office:value-type="float" office:value="295.179826922" calcext:value-type="float">
            <text:p>295,179826922</text:p>
          </table:table-cell>
          <table:table-cell office:value-type="float" office:value="292.050472785" calcext:value-type="float">
            <text:p>292,050472785</text:p>
          </table:table-cell>
          <table:table-cell office:value-type="float" office:value="289.685882867" calcext:value-type="float">
            <text:p>289,685882867</text:p>
          </table:table-cell>
          <table:table-cell office:value-type="float" office:value="295.115669153" calcext:value-type="float">
            <text:p>295,115669153</text:p>
          </table:table-cell>
          <table:table-cell office:value-type="float" office:value="292.639942992" calcext:value-type="float">
            <text:p>292,639942992</text:p>
          </table:table-cell>
          <table:table-cell office:value-type="float" office:value="296.715207109" calcext:value-type="float">
            <text:p>296,715207109</text:p>
          </table:table-cell>
          <table:table-cell office:value-type="float" office:value="292.782618519" calcext:value-type="float">
            <text:p>292,782618519</text:p>
          </table:table-cell>
          <table:table-cell/>
          <table:table-cell table:formula="of:=AVERAGE([.B43:.K43])" office:value-type="float" office:value="288.1769684325" calcext:value-type="float">
            <text:p>288,1769684325</text:p>
          </table:table-cell>
          <table:table-cell table:formula="of:=TRIMMEAN([.B43:.K43];0.2)" office:value-type="float" office:value="289.80948969075" calcext:value-type="float">
            <text:p>289,8094896908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72.425014937" calcext:value-type="float">
            <text:p>272,425014937</text:p>
          </table:table-cell>
          <table:table-cell office:value-type="float" office:value="269.585059494" calcext:value-type="float">
            <text:p>269,585059494</text:p>
          </table:table-cell>
          <table:table-cell office:value-type="float" office:value="301.727482502" calcext:value-type="float">
            <text:p>301,727482502</text:p>
          </table:table-cell>
          <table:table-cell office:value-type="float" office:value="303.097862522" calcext:value-type="float">
            <text:p>303,097862522</text:p>
          </table:table-cell>
          <table:table-cell office:value-type="float" office:value="295.821496981" calcext:value-type="float">
            <text:p>295,821496981</text:p>
          </table:table-cell>
          <table:table-cell office:value-type="float" office:value="294.123451262" calcext:value-type="float">
            <text:p>294,123451262</text:p>
          </table:table-cell>
          <table:table-cell office:value-type="float" office:value="297.00972847" calcext:value-type="float">
            <text:p>297,00972847</text:p>
          </table:table-cell>
          <table:table-cell office:value-type="float" office:value="298.275511605" calcext:value-type="float">
            <text:p>298,275511605</text:p>
          </table:table-cell>
          <table:table-cell office:value-type="float" office:value="294.952163763" calcext:value-type="float">
            <text:p>294,952163763</text:p>
          </table:table-cell>
          <table:table-cell office:value-type="float" office:value="297.621184855" calcext:value-type="float">
            <text:p>297,621184855</text:p>
          </table:table-cell>
          <table:table-cell/>
          <table:table-cell table:formula="of:=AVERAGE([.B44:.K44])" office:value-type="float" office:value="292.4638956391" calcext:value-type="float">
            <text:p>292,4638956391</text:p>
          </table:table-cell>
          <table:table-cell table:formula="of:=TRIMMEAN([.B44:.K44];0.2)" office:value-type="float" office:value="293.994504296875" calcext:value-type="float">
            <text:p>293,9945042969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7.516900646" calcext:value-type="float">
            <text:p>267,516900646</text:p>
          </table:table-cell>
          <table:table-cell office:value-type="float" office:value="272.870709433" calcext:value-type="float">
            <text:p>272,870709433</text:p>
          </table:table-cell>
          <table:table-cell office:value-type="float" office:value="299.647652651" calcext:value-type="float">
            <text:p>299,647652651</text:p>
          </table:table-cell>
          <table:table-cell office:value-type="float" office:value="300.643395298" calcext:value-type="float">
            <text:p>300,643395298</text:p>
          </table:table-cell>
          <table:table-cell office:value-type="float" office:value="302.529686367" calcext:value-type="float">
            <text:p>302,529686367</text:p>
          </table:table-cell>
          <table:table-cell office:value-type="float" office:value="300.361298623" calcext:value-type="float">
            <text:p>300,361298623</text:p>
          </table:table-cell>
          <table:table-cell office:value-type="float" office:value="303.83247623" calcext:value-type="float">
            <text:p>303,83247623</text:p>
          </table:table-cell>
          <table:table-cell office:value-type="float" office:value="300.453325723" calcext:value-type="float">
            <text:p>300,453325723</text:p>
          </table:table-cell>
          <table:table-cell office:value-type="float" office:value="296.273462815" calcext:value-type="float">
            <text:p>296,273462815</text:p>
          </table:table-cell>
          <table:table-cell office:value-type="float" office:value="301.46381015" calcext:value-type="float">
            <text:p>301,46381015</text:p>
          </table:table-cell>
          <table:table-cell/>
          <table:table-cell table:formula="of:=AVERAGE([.B45:.K45])" office:value-type="float" office:value="294.5592717936" calcext:value-type="float">
            <text:p>294,5592717936</text:p>
          </table:table-cell>
          <table:table-cell table:formula="of:=TRIMMEAN([.B45:.K45];0.2)" office:value-type="float" office:value="296.7804176325" calcext:value-type="float">
            <text:p>296,7804176325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72.186628447" calcext:value-type="float">
            <text:p>272,186628447</text:p>
          </table:table-cell>
          <table:table-cell office:value-type="float" office:value="272.939396533" calcext:value-type="float">
            <text:p>272,939396533</text:p>
          </table:table-cell>
          <table:table-cell office:value-type="float" office:value="304.464265131" calcext:value-type="float">
            <text:p>304,464265131</text:p>
          </table:table-cell>
          <table:table-cell office:value-type="float" office:value="295.136834439" calcext:value-type="float">
            <text:p>295,136834439</text:p>
          </table:table-cell>
          <table:table-cell office:value-type="float" office:value="293.689809446" calcext:value-type="float">
            <text:p>293,689809446</text:p>
          </table:table-cell>
          <table:table-cell office:value-type="float" office:value="298.729751507" calcext:value-type="float">
            <text:p>298,729751507</text:p>
          </table:table-cell>
          <table:table-cell office:value-type="float" office:value="294.774004745" calcext:value-type="float">
            <text:p>294,774004745</text:p>
          </table:table-cell>
          <table:table-cell office:value-type="float" office:value="300.465086234" calcext:value-type="float">
            <text:p>300,465086234</text:p>
          </table:table-cell>
          <table:table-cell office:value-type="float" office:value="301.037033152" calcext:value-type="float">
            <text:p>301,037033152</text:p>
          </table:table-cell>
          <table:table-cell office:value-type="float" office:value="298.74215528" calcext:value-type="float">
            <text:p>298,74215528</text:p>
          </table:table-cell>
          <table:table-cell/>
          <table:table-cell table:formula="of:=AVERAGE([.B46:.K46])" office:value-type="float" office:value="293.2164964914" calcext:value-type="float">
            <text:p>293,2164964914</text:p>
          </table:table-cell>
          <table:table-cell table:formula="of:=TRIMMEAN([.B46:.K46];0.2)" office:value-type="float" office:value="294.439258917" calcext:value-type="float">
            <text:p>294,439258917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79.614398495" calcext:value-type="float">
            <text:p>279,614398495</text:p>
          </table:table-cell>
          <table:table-cell office:value-type="float" office:value="281.463303339" calcext:value-type="float">
            <text:p>281,463303339</text:p>
          </table:table-cell>
          <table:table-cell office:value-type="float" office:value="312.0691642" calcext:value-type="float">
            <text:p>312,0691642</text:p>
          </table:table-cell>
          <table:table-cell office:value-type="float" office:value="310.278327784" calcext:value-type="float">
            <text:p>310,278327784</text:p>
          </table:table-cell>
          <table:table-cell office:value-type="float" office:value="314.38131996" calcext:value-type="float">
            <text:p>314,38131996</text:p>
          </table:table-cell>
          <table:table-cell office:value-type="float" office:value="306.055962299" calcext:value-type="float">
            <text:p>306,055962299</text:p>
          </table:table-cell>
          <table:table-cell office:value-type="float" office:value="305.040428163" calcext:value-type="float">
            <text:p>305,040428163</text:p>
          </table:table-cell>
          <table:table-cell office:value-type="float" office:value="302.076625107" calcext:value-type="float">
            <text:p>302,076625107</text:p>
          </table:table-cell>
          <table:table-cell office:value-type="float" office:value="305.726670078" calcext:value-type="float">
            <text:p>305,726670078</text:p>
          </table:table-cell>
          <table:table-cell office:value-type="float" office:value="308.115320875" calcext:value-type="float">
            <text:p>308,115320875</text:p>
          </table:table-cell>
          <table:table-cell/>
          <table:table-cell table:formula="of:=AVERAGE([.B47:.K47])" office:value-type="float" office:value="302.48215203" calcext:value-type="float">
            <text:p>302,48215203</text:p>
          </table:table-cell>
          <table:table-cell table:formula="of:=TRIMMEAN([.B47:.K47];0.2)" office:value-type="float" office:value="303.853225230625" calcext:value-type="float">
            <text:p>303,8532252306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69.946895528" calcext:value-type="float">
            <text:p>269,946895528</text:p>
          </table:table-cell>
          <table:table-cell office:value-type="float" office:value="271.443053479" calcext:value-type="float">
            <text:p>271,443053479</text:p>
          </table:table-cell>
          <table:table-cell office:value-type="float" office:value="295.214429564" calcext:value-type="float">
            <text:p>295,214429564</text:p>
          </table:table-cell>
          <table:table-cell office:value-type="float" office:value="299.505509335" calcext:value-type="float">
            <text:p>299,505509335</text:p>
          </table:table-cell>
          <table:table-cell office:value-type="float" office:value="293.119691322" calcext:value-type="float">
            <text:p>293,119691322</text:p>
          </table:table-cell>
          <table:table-cell office:value-type="float" office:value="292.792353519" calcext:value-type="float">
            <text:p>292,792353519</text:p>
          </table:table-cell>
          <table:table-cell office:value-type="float" office:value="299.549892778" calcext:value-type="float">
            <text:p>299,549892778</text:p>
          </table:table-cell>
          <table:table-cell office:value-type="float" office:value="298.902746952" calcext:value-type="float">
            <text:p>298,902746952</text:p>
          </table:table-cell>
          <table:table-cell office:value-type="float" office:value="300.192144551" calcext:value-type="float">
            <text:p>300,192144551</text:p>
          </table:table-cell>
          <table:table-cell office:value-type="float" office:value="301.936720343" calcext:value-type="float">
            <text:p>301,936720343</text:p>
          </table:table-cell>
          <table:table-cell/>
          <table:table-cell table:formula="of:=AVERAGE([.B48:.K48])" office:value-type="float" office:value="292.2603437371" calcext:value-type="float">
            <text:p>292,2603437371</text:p>
          </table:table-cell>
          <table:table-cell table:formula="of:=TRIMMEAN([.B48:.K48];0.2)" office:value-type="float" office:value="293.8399776875" calcext:value-type="float">
            <text:p>293,8399776875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68.458738885" calcext:value-type="float">
            <text:p>268,458738885</text:p>
          </table:table-cell>
          <table:table-cell office:value-type="float" office:value="276.007848791" calcext:value-type="float">
            <text:p>276,007848791</text:p>
          </table:table-cell>
          <table:table-cell office:value-type="float" office:value="295.460581893" calcext:value-type="float">
            <text:p>295,460581893</text:p>
          </table:table-cell>
          <table:table-cell office:value-type="float" office:value="306.022317207" calcext:value-type="float">
            <text:p>306,022317207</text:p>
          </table:table-cell>
          <table:table-cell office:value-type="float" office:value="302.551381757" calcext:value-type="float">
            <text:p>302,551381757</text:p>
          </table:table-cell>
          <table:table-cell office:value-type="float" office:value="299.365695786" calcext:value-type="float">
            <text:p>299,365695786</text:p>
          </table:table-cell>
          <table:table-cell office:value-type="float" office:value="305.330321486" calcext:value-type="float">
            <text:p>305,330321486</text:p>
          </table:table-cell>
          <table:table-cell office:value-type="float" office:value="316.226600797" calcext:value-type="float">
            <text:p>316,226600797</text:p>
          </table:table-cell>
          <table:table-cell office:value-type="float" office:value="298.442878963" calcext:value-type="float">
            <text:p>298,442878963</text:p>
          </table:table-cell>
          <table:table-cell office:value-type="float" office:value="299.138079042" calcext:value-type="float">
            <text:p>299,138079042</text:p>
          </table:table-cell>
          <table:table-cell/>
          <table:table-cell table:formula="of:=AVERAGE([.B49:.K49])" office:value-type="float" office:value="296.7004444607" calcext:value-type="float">
            <text:p>296,7004444607</text:p>
          </table:table-cell>
          <table:table-cell table:formula="of:=TRIMMEAN([.B49:.K49];0.2)" office:value-type="float" office:value="297.789888115625" calcext:value-type="float">
            <text:p>297,7898881156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76.319910555" calcext:value-type="float">
            <text:p>276,319910555</text:p>
          </table:table-cell>
          <table:table-cell office:value-type="float" office:value="277.137039709" calcext:value-type="float">
            <text:p>277,137039709</text:p>
          </table:table-cell>
          <table:table-cell office:value-type="float" office:value="303.590356714" calcext:value-type="float">
            <text:p>303,590356714</text:p>
          </table:table-cell>
          <table:table-cell office:value-type="float" office:value="305.161177896" calcext:value-type="float">
            <text:p>305,161177896</text:p>
          </table:table-cell>
          <table:table-cell office:value-type="float" office:value="302.580463036" calcext:value-type="float">
            <text:p>302,580463036</text:p>
          </table:table-cell>
          <table:table-cell office:value-type="float" office:value="299.583940893" calcext:value-type="float">
            <text:p>299,583940893</text:p>
          </table:table-cell>
          <table:table-cell office:value-type="float" office:value="305.583388777" calcext:value-type="float">
            <text:p>305,583388777</text:p>
          </table:table-cell>
          <table:table-cell office:value-type="float" office:value="302.459240835" calcext:value-type="float">
            <text:p>302,459240835</text:p>
          </table:table-cell>
          <table:table-cell office:value-type="float" office:value="301.067885483" calcext:value-type="float">
            <text:p>301,067885483</text:p>
          </table:table-cell>
          <table:table-cell office:value-type="float" office:value="308.0442708" calcext:value-type="float">
            <text:p>308,0442708</text:p>
          </table:table-cell>
          <table:table-cell/>
          <table:table-cell table:formula="of:=AVERAGE([.B50:.K50])" office:value-type="float" office:value="298.1527674698" calcext:value-type="float">
            <text:p>298,1527674698</text:p>
          </table:table-cell>
          <table:table-cell table:formula="of:=TRIMMEAN([.B50:.K50];0.2)" office:value-type="float" office:value="299.645436667875" calcext:value-type="float">
            <text:p>299,6454366679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72.633850723" calcext:value-type="float">
            <text:p>272,633850723</text:p>
          </table:table-cell>
          <table:table-cell office:value-type="float" office:value="271.754666673" calcext:value-type="float">
            <text:p>271,754666673</text:p>
          </table:table-cell>
          <table:table-cell office:value-type="float" office:value="309.849735799" calcext:value-type="float">
            <text:p>309,849735799</text:p>
          </table:table-cell>
          <table:table-cell office:value-type="float" office:value="304.363915734" calcext:value-type="float">
            <text:p>304,363915734</text:p>
          </table:table-cell>
          <table:table-cell office:value-type="float" office:value="298.541012917" calcext:value-type="float">
            <text:p>298,541012917</text:p>
          </table:table-cell>
          <table:table-cell office:value-type="float" office:value="301.575106583" calcext:value-type="float">
            <text:p>301,575106583</text:p>
          </table:table-cell>
          <table:table-cell office:value-type="float" office:value="298.068951671" calcext:value-type="float">
            <text:p>298,068951671</text:p>
          </table:table-cell>
          <table:table-cell office:value-type="float" office:value="310.361168663" calcext:value-type="float">
            <text:p>310,361168663</text:p>
          </table:table-cell>
          <table:table-cell office:value-type="float" office:value="303.318902273" calcext:value-type="float">
            <text:p>303,318902273</text:p>
          </table:table-cell>
          <table:table-cell office:value-type="float" office:value="299.210737243" calcext:value-type="float">
            <text:p>299,210737243</text:p>
          </table:table-cell>
          <table:table-cell/>
          <table:table-cell table:formula="of:=AVERAGE([.B51:.K51])" office:value-type="float" office:value="296.9678048279" calcext:value-type="float">
            <text:p>296,9678048279</text:p>
          </table:table-cell>
          <table:table-cell table:formula="of:=TRIMMEAN([.B51:.K51];0.2)" office:value-type="float" office:value="298.445276617875" calcext:value-type="float">
            <text:p>298,4452766179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67.593384421" calcext:value-type="float">
            <text:p>267,593384421</text:p>
          </table:table-cell>
          <table:table-cell office:value-type="float" office:value="268.018438525" calcext:value-type="float">
            <text:p>268,018438525</text:p>
          </table:table-cell>
          <table:table-cell office:value-type="float" office:value="295.686821652" calcext:value-type="float">
            <text:p>295,686821652</text:p>
          </table:table-cell>
          <table:table-cell office:value-type="float" office:value="300.561997875" calcext:value-type="float">
            <text:p>300,561997875</text:p>
          </table:table-cell>
          <table:table-cell office:value-type="float" office:value="292.444906419" calcext:value-type="float">
            <text:p>292,444906419</text:p>
          </table:table-cell>
          <table:table-cell office:value-type="float" office:value="294.549805869" calcext:value-type="float">
            <text:p>294,549805869</text:p>
          </table:table-cell>
          <table:table-cell office:value-type="float" office:value="302.274221681" calcext:value-type="float">
            <text:p>302,274221681</text:p>
          </table:table-cell>
          <table:table-cell office:value-type="float" office:value="294.715084785" calcext:value-type="float">
            <text:p>294,715084785</text:p>
          </table:table-cell>
          <table:table-cell office:value-type="float" office:value="297.15736715" calcext:value-type="float">
            <text:p>297,15736715</text:p>
          </table:table-cell>
          <table:table-cell office:value-type="float" office:value="299.32055039" calcext:value-type="float">
            <text:p>299,32055039</text:p>
          </table:table-cell>
          <table:table-cell/>
          <table:table-cell table:formula="of:=AVERAGE([.B52:.K52])" office:value-type="float" office:value="291.2322578767" calcext:value-type="float">
            <text:p>291,2322578767</text:p>
          </table:table-cell>
          <table:table-cell table:formula="of:=TRIMMEAN([.B52:.K52];0.2)" office:value-type="float" office:value="292.806871583125" calcext:value-type="float">
            <text:p>292,8068715831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6.114222316" calcext:value-type="float">
            <text:p>266,114222316</text:p>
          </table:table-cell>
          <table:table-cell office:value-type="float" office:value="266.909864754" calcext:value-type="float">
            <text:p>266,909864754</text:p>
          </table:table-cell>
          <table:table-cell office:value-type="float" office:value="295.690337061" calcext:value-type="float">
            <text:p>295,690337061</text:p>
          </table:table-cell>
          <table:table-cell office:value-type="float" office:value="299.299395191" calcext:value-type="float">
            <text:p>299,299395191</text:p>
          </table:table-cell>
          <table:table-cell office:value-type="float" office:value="296.750980089" calcext:value-type="float">
            <text:p>296,750980089</text:p>
          </table:table-cell>
          <table:table-cell office:value-type="float" office:value="298.571105119" calcext:value-type="float">
            <text:p>298,571105119</text:p>
          </table:table-cell>
          <table:table-cell office:value-type="float" office:value="300.311096438" calcext:value-type="float">
            <text:p>300,311096438</text:p>
          </table:table-cell>
          <table:table-cell office:value-type="float" office:value="297.683253691" calcext:value-type="float">
            <text:p>297,683253691</text:p>
          </table:table-cell>
          <table:table-cell office:value-type="float" office:value="295.08242693" calcext:value-type="float">
            <text:p>295,08242693</text:p>
          </table:table-cell>
          <table:table-cell office:value-type="float" office:value="301.748741932" calcext:value-type="float">
            <text:p>301,748741932</text:p>
          </table:table-cell>
          <table:table-cell/>
          <table:table-cell table:formula="of:=AVERAGE([.B53:.K53])" office:value-type="float" office:value="291.8161423521" calcext:value-type="float">
            <text:p>291,8161423521</text:p>
          </table:table-cell>
          <table:table-cell table:formula="of:=TRIMMEAN([.B53:.K53];0.2)" office:value-type="float" office:value="293.787307409125" calcext:value-type="float">
            <text:p>293,787307409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30:.M53])" office:value-type="float" office:value="7072.8910678595" calcext:value-type="float">
            <text:p>7072,8910678595</text:p>
          </table:table-cell>
          <table:table-cell table:formula="of:=SUM([.N30:.N53])" office:value-type="float" office:value="7113.06384418738" calcext:value-type="float">
            <text:p>7113,0638441874</text:p>
          </table:table-cell>
        </table:table-row>
      </table:table>
      <table:table table:name="6CM" table:style-name="ta1">
        <table:table-column table:style-name="co5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quivo</text:p>
          </table:table-cell>
          <table:table-cell table:number-columns-repeated="11"/>
          <table:table-cell office:value-type="string" calcext:value-type="string">
            <text:p>Média</text:p>
          </table:table-cell>
          <table:table-cell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88.720831113" calcext:value-type="float">
            <text:p>288,720831113</text:p>
          </table:table-cell>
          <table:table-cell office:value-type="float" office:value="272.201310339" calcext:value-type="float">
            <text:p>272,201310339</text:p>
          </table:table-cell>
          <table:table-cell office:value-type="float" office:value="285.170631152" calcext:value-type="float">
            <text:p>285,170631152</text:p>
          </table:table-cell>
          <table:table-cell table:number-columns-repeated="8"/>
          <table:table-cell table:formula="of:=AVERAGE([.B2:.K2])" office:value-type="float" office:value="282.030924201333" calcext:value-type="float">
            <text:p>282,0309242013</text:p>
          </table:table-cell>
          <table:table-cell table:formula="of:=TRIMMEAN([.B2:.K2];0.2)" office:value-type="float" office:value="282.030924201333" calcext:value-type="float">
            <text:p>282,0309242013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71.2554643" calcext:value-type="float">
            <text:p>271,2554643</text:p>
          </table:table-cell>
          <table:table-cell office:value-type="float" office:value="265.883919734" calcext:value-type="float">
            <text:p>265,883919734</text:p>
          </table:table-cell>
          <table:table-cell office:value-type="float" office:value="289.471754564" calcext:value-type="float">
            <text:p>289,471754564</text:p>
          </table:table-cell>
          <table:table-cell table:number-columns-repeated="8"/>
          <table:table-cell table:formula="of:=AVERAGE([.B3:.K3])" office:value-type="float" office:value="275.537046199333" calcext:value-type="float">
            <text:p>275,5370461993</text:p>
          </table:table-cell>
          <table:table-cell table:formula="of:=TRIMMEAN([.B3:.K3];0.2)" office:value-type="float" office:value="275.537046199333" calcext:value-type="float">
            <text:p>275,5370461993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0.270307003" calcext:value-type="float">
            <text:p>270,270307003</text:p>
          </table:table-cell>
          <table:table-cell office:value-type="float" office:value="266.875181758" calcext:value-type="float">
            <text:p>266,875181758</text:p>
          </table:table-cell>
          <table:table-cell office:value-type="float" office:value="285.167126918" calcext:value-type="float">
            <text:p>285,167126918</text:p>
          </table:table-cell>
          <table:table-cell table:number-columns-repeated="8"/>
          <table:table-cell table:formula="of:=AVERAGE([.B4:.K4])" office:value-type="float" office:value="274.104205226333" calcext:value-type="float">
            <text:p>274,1042052263</text:p>
          </table:table-cell>
          <table:table-cell table:formula="of:=TRIMMEAN([.B4:.K4];0.2)" office:value-type="float" office:value="274.104205226333" calcext:value-type="float">
            <text:p>274,1042052263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3.657031999" calcext:value-type="float">
            <text:p>273,657031999</text:p>
          </table:table-cell>
          <table:table-cell office:value-type="float" office:value="268.902959678" calcext:value-type="float">
            <text:p>268,902959678</text:p>
          </table:table-cell>
          <table:table-cell office:value-type="float" office:value="275.668505598" calcext:value-type="float">
            <text:p>275,668505598</text:p>
          </table:table-cell>
          <table:table-cell table:number-columns-repeated="8"/>
          <table:table-cell table:formula="of:=AVERAGE([.B5:.K5])" office:value-type="float" office:value="272.742832425" calcext:value-type="float">
            <text:p>272,742832425</text:p>
          </table:table-cell>
          <table:table-cell table:formula="of:=TRIMMEAN([.B5:.K5];0.2)" office:value-type="float" office:value="272.742832425" calcext:value-type="float">
            <text:p>272,742832425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2.24003699" calcext:value-type="float">
            <text:p>272,24003699</text:p>
          </table:table-cell>
          <table:table-cell office:value-type="float" office:value="266.514381305" calcext:value-type="float">
            <text:p>266,514381305</text:p>
          </table:table-cell>
          <table:table-cell office:value-type="float" office:value="273.538074264" calcext:value-type="float">
            <text:p>273,538074264</text:p>
          </table:table-cell>
          <table:table-cell table:number-columns-repeated="8"/>
          <table:table-cell table:formula="of:=AVERAGE([.B6:.K6])" office:value-type="float" office:value="270.764164186333" calcext:value-type="float">
            <text:p>270,7641641863</text:p>
          </table:table-cell>
          <table:table-cell table:formula="of:=TRIMMEAN([.B6:.K6];0.2)" office:value-type="float" office:value="270.764164186333" calcext:value-type="float">
            <text:p>270,7641641863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81.74781707" calcext:value-type="float">
            <text:p>281,74781707</text:p>
          </table:table-cell>
          <table:table-cell office:value-type="float" office:value="273.63620107" calcext:value-type="float">
            <text:p>273,63620107</text:p>
          </table:table-cell>
          <table:table-cell office:value-type="float" office:value="276.62674278" calcext:value-type="float">
            <text:p>276,62674278</text:p>
          </table:table-cell>
          <table:table-cell table:number-columns-repeated="8"/>
          <table:table-cell table:formula="of:=AVERAGE([.B7:.K7])" office:value-type="float" office:value="277.336920306667" calcext:value-type="float">
            <text:p>277,3369203067</text:p>
          </table:table-cell>
          <table:table-cell table:formula="of:=TRIMMEAN([.B7:.K7];0.2)" office:value-type="float" office:value="277.336920306667" calcext:value-type="float">
            <text:p>277,3369203067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69.757543489" calcext:value-type="float">
            <text:p>269,757543489</text:p>
          </table:table-cell>
          <table:table-cell office:value-type="float" office:value="267.612464678" calcext:value-type="float">
            <text:p>267,612464678</text:p>
          </table:table-cell>
          <table:table-cell office:value-type="float" office:value="271.190546281" calcext:value-type="float">
            <text:p>271,190546281</text:p>
          </table:table-cell>
          <table:table-cell table:number-columns-repeated="8"/>
          <table:table-cell table:formula="of:=AVERAGE([.B8:.K8])" office:value-type="float" office:value="269.520184816" calcext:value-type="float">
            <text:p>269,520184816</text:p>
          </table:table-cell>
          <table:table-cell table:formula="of:=TRIMMEAN([.B8:.K8];0.2)" office:value-type="float" office:value="269.520184816" calcext:value-type="float">
            <text:p>269,520184816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3.501207049" calcext:value-type="float">
            <text:p>273,501207049</text:p>
          </table:table-cell>
          <table:table-cell office:value-type="float" office:value="272.160977511" calcext:value-type="float">
            <text:p>272,160977511</text:p>
          </table:table-cell>
          <table:table-cell office:value-type="float" office:value="275.578828804" calcext:value-type="float">
            <text:p>275,578828804</text:p>
          </table:table-cell>
          <table:table-cell table:number-columns-repeated="8"/>
          <table:table-cell table:formula="of:=AVERAGE([.B9:.K9])" office:value-type="float" office:value="273.747004454667" calcext:value-type="float">
            <text:p>273,7470044547</text:p>
          </table:table-cell>
          <table:table-cell table:formula="of:=TRIMMEAN([.B9:.K9];0.2)" office:value-type="float" office:value="273.747004454667" calcext:value-type="float">
            <text:p>273,7470044547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69.37202658" calcext:value-type="float">
            <text:p>269,37202658</text:p>
          </table:table-cell>
          <table:table-cell office:value-type="float" office:value="266.704911626" calcext:value-type="float">
            <text:p>266,704911626</text:p>
          </table:table-cell>
          <table:table-cell office:value-type="float" office:value="273.237120104" calcext:value-type="float">
            <text:p>273,237120104</text:p>
          </table:table-cell>
          <table:table-cell table:number-columns-repeated="8"/>
          <table:table-cell table:formula="of:=AVERAGE([.B10:.K10])" office:value-type="float" office:value="269.77135277" calcext:value-type="float">
            <text:p>269,77135277</text:p>
          </table:table-cell>
          <table:table-cell table:formula="of:=TRIMMEAN([.B10:.K10];0.2)" office:value-type="float" office:value="269.77135277" calcext:value-type="float">
            <text:p>269,77135277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8.024492543" calcext:value-type="float">
            <text:p>268,024492543</text:p>
          </table:table-cell>
          <table:table-cell office:value-type="float" office:value="261.346955683" calcext:value-type="float">
            <text:p>261,346955683</text:p>
          </table:table-cell>
          <table:table-cell office:value-type="float" office:value="267.244084268" calcext:value-type="float">
            <text:p>267,244084268</text:p>
          </table:table-cell>
          <table:table-cell table:number-columns-repeated="8"/>
          <table:table-cell table:formula="of:=AVERAGE([.B11:.K11])" office:value-type="float" office:value="265.538510831333" calcext:value-type="float">
            <text:p>265,5385108313</text:p>
          </table:table-cell>
          <table:table-cell table:formula="of:=TRIMMEAN([.B11:.K11];0.2)" office:value-type="float" office:value="265.538510831333" calcext:value-type="float">
            <text:p>265,5385108313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71.699218212" calcext:value-type="float">
            <text:p>271,699218212</text:p>
          </table:table-cell>
          <table:table-cell office:value-type="float" office:value="269.313922049" calcext:value-type="float">
            <text:p>269,313922049</text:p>
          </table:table-cell>
          <table:table-cell office:value-type="float" office:value="269.140235102" calcext:value-type="float">
            <text:p>269,140235102</text:p>
          </table:table-cell>
          <table:table-cell table:number-columns-repeated="8"/>
          <table:table-cell table:formula="of:=AVERAGE([.B12:.K12])" office:value-type="float" office:value="270.051125121" calcext:value-type="float">
            <text:p>270,051125121</text:p>
          </table:table-cell>
          <table:table-cell table:formula="of:=TRIMMEAN([.B12:.K12];0.2)" office:value-type="float" office:value="270.051125121" calcext:value-type="float">
            <text:p>270,051125121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9.572773002" calcext:value-type="float">
            <text:p>269,572773002</text:p>
          </table:table-cell>
          <table:table-cell office:value-type="float" office:value="267.331037564" calcext:value-type="float">
            <text:p>267,331037564</text:p>
          </table:table-cell>
          <table:table-cell office:value-type="float" office:value="269.103797656" calcext:value-type="float">
            <text:p>269,103797656</text:p>
          </table:table-cell>
          <table:table-cell table:number-columns-repeated="8"/>
          <table:table-cell table:formula="of:=AVERAGE([.B13:.K13])" office:value-type="float" office:value="268.669202740667" calcext:value-type="float">
            <text:p>268,6692027407</text:p>
          </table:table-cell>
          <table:table-cell table:formula="of:=TRIMMEAN([.B13:.K13];0.2)" office:value-type="float" office:value="268.669202740667" calcext:value-type="float">
            <text:p>268,6692027407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61.292510463" calcext:value-type="float">
            <text:p>261,292510463</text:p>
          </table:table-cell>
          <table:table-cell office:value-type="float" office:value="263.64093128" calcext:value-type="float">
            <text:p>263,64093128</text:p>
          </table:table-cell>
          <table:table-cell office:value-type="float" office:value="265.830808057" calcext:value-type="float">
            <text:p>265,830808057</text:p>
          </table:table-cell>
          <table:table-cell table:number-columns-repeated="8"/>
          <table:table-cell table:formula="of:=AVERAGE([.B14:.K14])" office:value-type="float" office:value="263.588083266667" calcext:value-type="float">
            <text:p>263,5880832667</text:p>
          </table:table-cell>
          <table:table-cell table:formula="of:=TRIMMEAN([.B14:.K14];0.2)" office:value-type="float" office:value="263.588083266667" calcext:value-type="float">
            <text:p>263,5880832667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63.885134733" calcext:value-type="float">
            <text:p>263,885134733</text:p>
          </table:table-cell>
          <table:table-cell office:value-type="float" office:value="262.883507567" calcext:value-type="float">
            <text:p>262,883507567</text:p>
          </table:table-cell>
          <table:table-cell office:value-type="float" office:value="267.143813988" calcext:value-type="float">
            <text:p>267,143813988</text:p>
          </table:table-cell>
          <table:table-cell table:number-columns-repeated="8"/>
          <table:table-cell table:formula="of:=AVERAGE([.B15:.K15])" office:value-type="float" office:value="264.637485429333" calcext:value-type="float">
            <text:p>264,6374854293</text:p>
          </table:table-cell>
          <table:table-cell table:formula="of:=TRIMMEAN([.B15:.K15];0.2)" office:value-type="float" office:value="264.637485429333" calcext:value-type="float">
            <text:p>264,6374854293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64.574064405" calcext:value-type="float">
            <text:p>264,574064405</text:p>
          </table:table-cell>
          <table:table-cell office:value-type="float" office:value="263.732419625" calcext:value-type="float">
            <text:p>263,732419625</text:p>
          </table:table-cell>
          <table:table-cell office:value-type="float" office:value="267.210919757" calcext:value-type="float">
            <text:p>267,210919757</text:p>
          </table:table-cell>
          <table:table-cell table:number-columns-repeated="8"/>
          <table:table-cell table:formula="of:=AVERAGE([.B16:.K16])" office:value-type="float" office:value="265.172467929" calcext:value-type="float">
            <text:p>265,172467929</text:p>
          </table:table-cell>
          <table:table-cell table:formula="of:=TRIMMEAN([.B16:.K16];0.2)" office:value-type="float" office:value="265.172467929" calcext:value-type="float">
            <text:p>265,172467929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84.537161135" calcext:value-type="float">
            <text:p>284,537161135</text:p>
          </table:table-cell>
          <table:table-cell office:value-type="float" office:value="285.957698826" calcext:value-type="float">
            <text:p>285,957698826</text:p>
          </table:table-cell>
          <table:table-cell office:value-type="float" office:value="286.643146836" calcext:value-type="float">
            <text:p>286,643146836</text:p>
          </table:table-cell>
          <table:table-cell table:number-columns-repeated="8"/>
          <table:table-cell table:formula="of:=AVERAGE([.B17:.K17])" office:value-type="float" office:value="285.712668932333" calcext:value-type="float">
            <text:p>285,7126689323</text:p>
          </table:table-cell>
          <table:table-cell table:formula="of:=TRIMMEAN([.B17:.K17];0.2)" office:value-type="float" office:value="285.712668932333" calcext:value-type="float">
            <text:p>285,7126689323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71.007472145" calcext:value-type="float">
            <text:p>271,007472145</text:p>
          </table:table-cell>
          <table:table-cell office:value-type="float" office:value="267.704143135" calcext:value-type="float">
            <text:p>267,704143135</text:p>
          </table:table-cell>
          <table:table-cell office:value-type="float" office:value="268.203063832" calcext:value-type="float">
            <text:p>268,203063832</text:p>
          </table:table-cell>
          <table:table-cell table:number-columns-repeated="8"/>
          <table:table-cell table:formula="of:=AVERAGE([.B18:.K18])" office:value-type="float" office:value="268.971559704" calcext:value-type="float">
            <text:p>268,971559704</text:p>
          </table:table-cell>
          <table:table-cell table:formula="of:=TRIMMEAN([.B18:.K18];0.2)" office:value-type="float" office:value="268.971559704" calcext:value-type="float">
            <text:p>268,971559704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67.710045263" calcext:value-type="float">
            <text:p>267,710045263</text:p>
          </table:table-cell>
          <table:table-cell office:value-type="float" office:value="264.173788628" calcext:value-type="float">
            <text:p>264,173788628</text:p>
          </table:table-cell>
          <table:table-cell office:value-type="float" office:value="268.654389796" calcext:value-type="float">
            <text:p>268,654389796</text:p>
          </table:table-cell>
          <table:table-cell table:number-columns-repeated="8"/>
          <table:table-cell table:formula="of:=AVERAGE([.B19:.K19])" office:value-type="float" office:value="266.846074562333" calcext:value-type="float">
            <text:p>266,8460745623</text:p>
          </table:table-cell>
          <table:table-cell table:formula="of:=TRIMMEAN([.B19:.K19];0.2)" office:value-type="float" office:value="266.846074562333" calcext:value-type="float">
            <text:p>266,8460745623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67.465233488" calcext:value-type="float">
            <text:p>267,465233488</text:p>
          </table:table-cell>
          <table:table-cell office:value-type="float" office:value="269.176650761" calcext:value-type="float">
            <text:p>269,176650761</text:p>
          </table:table-cell>
          <table:table-cell office:value-type="float" office:value="268.762256898" calcext:value-type="float">
            <text:p>268,762256898</text:p>
          </table:table-cell>
          <table:table-cell table:number-columns-repeated="8"/>
          <table:table-cell table:formula="of:=AVERAGE([.B20:.K20])" office:value-type="float" office:value="268.468047049" calcext:value-type="float">
            <text:p>268,468047049</text:p>
          </table:table-cell>
          <table:table-cell table:formula="of:=TRIMMEAN([.B20:.K20];0.2)" office:value-type="float" office:value="268.468047049" calcext:value-type="float">
            <text:p>268,468047049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69.345149775" calcext:value-type="float">
            <text:p>269,345149775</text:p>
          </table:table-cell>
          <table:table-cell office:value-type="float" office:value="270.222503315" calcext:value-type="float">
            <text:p>270,222503315</text:p>
          </table:table-cell>
          <table:table-cell office:value-type="float" office:value="272.968571531" calcext:value-type="float">
            <text:p>272,968571531</text:p>
          </table:table-cell>
          <table:table-cell table:number-columns-repeated="8"/>
          <table:table-cell table:formula="of:=AVERAGE([.B21:.K21])" office:value-type="float" office:value="270.845408207" calcext:value-type="float">
            <text:p>270,845408207</text:p>
          </table:table-cell>
          <table:table-cell table:formula="of:=TRIMMEAN([.B21:.K21];0.2)" office:value-type="float" office:value="270.845408207" calcext:value-type="float">
            <text:p>270,845408207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60.343598179" calcext:value-type="float">
            <text:p>260,343598179</text:p>
          </table:table-cell>
          <table:table-cell office:value-type="float" office:value="266.434519035" calcext:value-type="float">
            <text:p>266,434519035</text:p>
          </table:table-cell>
          <table:table-cell office:value-type="float" office:value="273.334308831" calcext:value-type="float">
            <text:p>273,334308831</text:p>
          </table:table-cell>
          <table:table-cell table:number-columns-repeated="8"/>
          <table:table-cell table:formula="of:=AVERAGE([.B22:.K22])" office:value-type="float" office:value="266.704142015" calcext:value-type="float">
            <text:p>266,704142015</text:p>
          </table:table-cell>
          <table:table-cell table:formula="of:=TRIMMEAN([.B22:.K22];0.2)" office:value-type="float" office:value="266.704142015" calcext:value-type="float">
            <text:p>266,704142015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68.862000131" calcext:value-type="float">
            <text:p>268,862000131</text:p>
          </table:table-cell>
          <table:table-cell office:value-type="float" office:value="270.69789338" calcext:value-type="float">
            <text:p>270,69789338</text:p>
          </table:table-cell>
          <table:table-cell office:value-type="float" office:value="270.88894206" calcext:value-type="float">
            <text:p>270,88894206</text:p>
          </table:table-cell>
          <table:table-cell table:number-columns-repeated="8"/>
          <table:table-cell table:formula="of:=AVERAGE([.B23:.K23])" office:value-type="float" office:value="270.149611857" calcext:value-type="float">
            <text:p>270,149611857</text:p>
          </table:table-cell>
          <table:table-cell table:formula="of:=TRIMMEAN([.B23:.K23];0.2)" office:value-type="float" office:value="270.149611857" calcext:value-type="float">
            <text:p>270,149611857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69.43741193" calcext:value-type="float">
            <text:p>269,43741193</text:p>
          </table:table-cell>
          <table:table-cell office:value-type="float" office:value="268.101966935" calcext:value-type="float">
            <text:p>268,101966935</text:p>
          </table:table-cell>
          <table:table-cell office:value-type="float" office:value="268.960830139" calcext:value-type="float">
            <text:p>268,960830139</text:p>
          </table:table-cell>
          <table:table-cell table:number-columns-repeated="8"/>
          <table:table-cell table:formula="of:=AVERAGE([.B24:.K24])" office:value-type="float" office:value="268.833403001333" calcext:value-type="float">
            <text:p>268,8334030013</text:p>
          </table:table-cell>
          <table:table-cell table:formula="of:=TRIMMEAN([.B24:.K24];0.2)" office:value-type="float" office:value="268.833403001333" calcext:value-type="float">
            <text:p>268,8334030013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7.358538947" calcext:value-type="float">
            <text:p>267,358538947</text:p>
          </table:table-cell>
          <table:table-cell office:value-type="float" office:value="271.223449112" calcext:value-type="float">
            <text:p>271,223449112</text:p>
          </table:table-cell>
          <table:table-cell office:value-type="float" office:value="276.553707385" calcext:value-type="float">
            <text:p>276,553707385</text:p>
          </table:table-cell>
          <table:table-cell table:number-columns-repeated="8"/>
          <table:table-cell table:formula="of:=AVERAGE([.B25:.K25])" office:value-type="float" office:value="271.711898481333" calcext:value-type="float">
            <text:p>271,7118984813</text:p>
          </table:table-cell>
          <table:table-cell table:formula="of:=TRIMMEAN([.B25:.K25];0.2)" office:value-type="float" office:value="271.711898481333" calcext:value-type="float">
            <text:p>271,711898481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2:.M25])" office:value-type="float" office:value="6501.454323713" calcext:value-type="float">
            <text:p>6501,454323713</text:p>
          </table:table-cell>
          <table:table-cell table:formula="of:=SUM([.N2:.N25])" office:value-type="float" office:value="6501.454323713" calcext:value-type="float">
            <text:p>6501,454323713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67.5658664" calcext:value-type="float">
            <text:p>267,5658664</text:p>
          </table:table-cell>
          <table:table-cell office:value-type="float" office:value="252.728983786" calcext:value-type="float">
            <text:p>252,728983786</text:p>
          </table:table-cell>
          <table:table-cell office:value-type="float" office:value="250.26572515" calcext:value-type="float">
            <text:p>250,26572515</text:p>
          </table:table-cell>
          <table:table-cell office:value-type="float" office:value="250.248579872" calcext:value-type="float">
            <text:p>250,248579872</text:p>
          </table:table-cell>
          <table:table-cell office:value-type="float" office:value="250.176926429" calcext:value-type="float">
            <text:p>250,176926429</text:p>
          </table:table-cell>
          <table:table-cell office:value-type="float" office:value="252.190947903" calcext:value-type="float">
            <text:p>252,190947903</text:p>
          </table:table-cell>
          <table:table-cell office:value-type="float" office:value="255.66630611" calcext:value-type="float">
            <text:p>255,66630611</text:p>
          </table:table-cell>
          <table:table-cell office:value-type="float" office:value="249.419293193" calcext:value-type="float">
            <text:p>249,419293193</text:p>
          </table:table-cell>
          <table:table-cell office:value-type="float" office:value="251.415906502" calcext:value-type="float">
            <text:p>251,415906502</text:p>
          </table:table-cell>
          <table:table-cell office:value-type="float" office:value="252.937986517" calcext:value-type="float">
            <text:p>252,937986517</text:p>
          </table:table-cell>
          <table:table-cell/>
          <table:table-cell table:formula="of:=AVERAGE([.B32:.K32])" office:value-type="float" office:value="253.2616521862" calcext:value-type="float">
            <text:p>253,2616521862</text:p>
          </table:table-cell>
          <table:table-cell table:formula="of:=TRIMMEAN([.B32:.K32];0.2)" office:value-type="float" office:value="251.953920283625" calcext:value-type="float">
            <text:p>251,9539202836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49.564720823" calcext:value-type="float">
            <text:p>249,564720823</text:p>
          </table:table-cell>
          <table:table-cell office:value-type="float" office:value="247.508187052" calcext:value-type="float">
            <text:p>247,508187052</text:p>
          </table:table-cell>
          <table:table-cell office:value-type="float" office:value="245.867347573" calcext:value-type="float">
            <text:p>245,867347573</text:p>
          </table:table-cell>
          <table:table-cell office:value-type="float" office:value="251.772357878" calcext:value-type="float">
            <text:p>251,772357878</text:p>
          </table:table-cell>
          <table:table-cell office:value-type="float" office:value="246.759181578" calcext:value-type="float">
            <text:p>246,759181578</text:p>
          </table:table-cell>
          <table:table-cell office:value-type="float" office:value="249.826416587" calcext:value-type="float">
            <text:p>249,826416587</text:p>
          </table:table-cell>
          <table:table-cell office:value-type="float" office:value="249.18125674" calcext:value-type="float">
            <text:p>249,18125674</text:p>
          </table:table-cell>
          <table:table-cell office:value-type="float" office:value="247.012950592" calcext:value-type="float">
            <text:p>247,012950592</text:p>
          </table:table-cell>
          <table:table-cell office:value-type="float" office:value="247.865755186" calcext:value-type="float">
            <text:p>247,865755186</text:p>
          </table:table-cell>
          <table:table-cell office:value-type="float" office:value="248.888938412" calcext:value-type="float">
            <text:p>248,888938412</text:p>
          </table:table-cell>
          <table:table-cell/>
          <table:table-cell table:formula="of:=AVERAGE([.B33:.K33])" office:value-type="float" office:value="248.4247112421" calcext:value-type="float">
            <text:p>248,4247112421</text:p>
          </table:table-cell>
          <table:table-cell table:formula="of:=TRIMMEAN([.B33:.K33];0.2)" office:value-type="float" office:value="248.32592587125" calcext:value-type="float">
            <text:p>248,3259258713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49.770915112" calcext:value-type="float">
            <text:p>249,770915112</text:p>
          </table:table-cell>
          <table:table-cell office:value-type="float" office:value="247.202045453" calcext:value-type="float">
            <text:p>247,202045453</text:p>
          </table:table-cell>
          <table:table-cell office:value-type="float" office:value="248.507646973" calcext:value-type="float">
            <text:p>248,507646973</text:p>
          </table:table-cell>
          <table:table-cell office:value-type="float" office:value="247.375450477" calcext:value-type="float">
            <text:p>247,375450477</text:p>
          </table:table-cell>
          <table:table-cell office:value-type="float" office:value="249.659560487" calcext:value-type="float">
            <text:p>249,659560487</text:p>
          </table:table-cell>
          <table:table-cell office:value-type="float" office:value="251.669696269" calcext:value-type="float">
            <text:p>251,669696269</text:p>
          </table:table-cell>
          <table:table-cell office:value-type="float" office:value="249.398846465" calcext:value-type="float">
            <text:p>249,398846465</text:p>
          </table:table-cell>
          <table:table-cell office:value-type="float" office:value="249.71509704" calcext:value-type="float">
            <text:p>249,71509704</text:p>
          </table:table-cell>
          <table:table-cell office:value-type="float" office:value="250.635739743" calcext:value-type="float">
            <text:p>250,635739743</text:p>
          </table:table-cell>
          <table:table-cell office:value-type="float" office:value="251.641260345" calcext:value-type="float">
            <text:p>251,641260345</text:p>
          </table:table-cell>
          <table:table-cell/>
          <table:table-cell table:formula="of:=AVERAGE([.B34:.K34])" office:value-type="float" office:value="249.5576258364" calcext:value-type="float">
            <text:p>249,5576258364</text:p>
          </table:table-cell>
          <table:table-cell table:formula="of:=TRIMMEAN([.B34:.K34];0.2)" office:value-type="float" office:value="249.58806458025" calcext:value-type="float">
            <text:p>249,5880645803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44.293061319" calcext:value-type="float">
            <text:p>244,293061319</text:p>
          </table:table-cell>
          <table:table-cell office:value-type="float" office:value="248.019885586" calcext:value-type="float">
            <text:p>248,019885586</text:p>
          </table:table-cell>
          <table:table-cell office:value-type="float" office:value="249.225362274" calcext:value-type="float">
            <text:p>249,225362274</text:p>
          </table:table-cell>
          <table:table-cell office:value-type="float" office:value="253.399871152" calcext:value-type="float">
            <text:p>253,399871152</text:p>
          </table:table-cell>
          <table:table-cell office:value-type="float" office:value="248.762464889" calcext:value-type="float">
            <text:p>248,762464889</text:p>
          </table:table-cell>
          <table:table-cell office:value-type="float" office:value="251.875849916" calcext:value-type="float">
            <text:p>251,875849916</text:p>
          </table:table-cell>
          <table:table-cell office:value-type="float" office:value="251.999839324" calcext:value-type="float">
            <text:p>251,999839324</text:p>
          </table:table-cell>
          <table:table-cell office:value-type="float" office:value="252.550823943" calcext:value-type="float">
            <text:p>252,550823943</text:p>
          </table:table-cell>
          <table:table-cell office:value-type="float" office:value="250.267371044" calcext:value-type="float">
            <text:p>250,267371044</text:p>
          </table:table-cell>
          <table:table-cell office:value-type="float" office:value="251.89295025" calcext:value-type="float">
            <text:p>251,89295025</text:p>
          </table:table-cell>
          <table:table-cell/>
          <table:table-cell table:formula="of:=AVERAGE([.B35:.K35])" office:value-type="float" office:value="250.2287479697" calcext:value-type="float">
            <text:p>250,2287479697</text:p>
          </table:table-cell>
          <table:table-cell table:formula="of:=TRIMMEAN([.B35:.K35];0.2)" office:value-type="float" office:value="250.57431840325" calcext:value-type="float">
            <text:p>250,574318403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42.700081474" calcext:value-type="float">
            <text:p>242,700081474</text:p>
          </table:table-cell>
          <table:table-cell office:value-type="float" office:value="245.190751052" calcext:value-type="float">
            <text:p>245,190751052</text:p>
          </table:table-cell>
          <table:table-cell office:value-type="float" office:value="246.250770974" calcext:value-type="float">
            <text:p>246,250770974</text:p>
          </table:table-cell>
          <table:table-cell office:value-type="float" office:value="249.756132315" calcext:value-type="float">
            <text:p>249,756132315</text:p>
          </table:table-cell>
          <table:table-cell office:value-type="float" office:value="249.372882796" calcext:value-type="float">
            <text:p>249,372882796</text:p>
          </table:table-cell>
          <table:table-cell office:value-type="float" office:value="249.78013774" calcext:value-type="float">
            <text:p>249,78013774</text:p>
          </table:table-cell>
          <table:table-cell office:value-type="float" office:value="249.389063167" calcext:value-type="float">
            <text:p>249,389063167</text:p>
          </table:table-cell>
          <table:table-cell office:value-type="float" office:value="247.438447127" calcext:value-type="float">
            <text:p>247,438447127</text:p>
          </table:table-cell>
          <table:table-cell office:value-type="float" office:value="248.311137193" calcext:value-type="float">
            <text:p>248,311137193</text:p>
          </table:table-cell>
          <table:table-cell office:value-type="float" office:value="248.684633185" calcext:value-type="float">
            <text:p>248,684633185</text:p>
          </table:table-cell>
          <table:table-cell/>
          <table:table-cell table:formula="of:=AVERAGE([.B36:.K36])" office:value-type="float" office:value="247.6874037023" calcext:value-type="float">
            <text:p>247,6874037023</text:p>
          </table:table-cell>
          <table:table-cell table:formula="of:=TRIMMEAN([.B36:.K36];0.2)" office:value-type="float" office:value="248.049227226125" calcext:value-type="float">
            <text:p>248,0492272261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42.106428145" calcext:value-type="float">
            <text:p>242,106428145</text:p>
          </table:table-cell>
          <table:table-cell office:value-type="float" office:value="244.338873148" calcext:value-type="float">
            <text:p>244,338873148</text:p>
          </table:table-cell>
          <table:table-cell office:value-type="float" office:value="243.935979716" calcext:value-type="float">
            <text:p>243,935979716</text:p>
          </table:table-cell>
          <table:table-cell office:value-type="float" office:value="244.72967595" calcext:value-type="float">
            <text:p>244,72967595</text:p>
          </table:table-cell>
          <table:table-cell office:value-type="float" office:value="248.983577074" calcext:value-type="float">
            <text:p>248,983577074</text:p>
          </table:table-cell>
          <table:table-cell office:value-type="float" office:value="248.498467357" calcext:value-type="float">
            <text:p>248,498467357</text:p>
          </table:table-cell>
          <table:table-cell office:value-type="float" office:value="246.126406868" calcext:value-type="float">
            <text:p>246,126406868</text:p>
          </table:table-cell>
          <table:table-cell office:value-type="float" office:value="247.534170045" calcext:value-type="float">
            <text:p>247,534170045</text:p>
          </table:table-cell>
          <table:table-cell office:value-type="float" office:value="249.153984147" calcext:value-type="float">
            <text:p>249,153984147</text:p>
          </table:table-cell>
          <table:table-cell office:value-type="float" office:value="248.964229066" calcext:value-type="float">
            <text:p>248,964229066</text:p>
          </table:table-cell>
          <table:table-cell/>
          <table:table-cell table:formula="of:=AVERAGE([.B37:.K37])" office:value-type="float" office:value="246.4371791516" calcext:value-type="float">
            <text:p>246,4371791516</text:p>
          </table:table-cell>
          <table:table-cell table:formula="of:=TRIMMEAN([.B37:.K37];0.2)" office:value-type="float" office:value="246.638922403" calcext:value-type="float">
            <text:p>246,638922403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47.478261563" calcext:value-type="float">
            <text:p>247,478261563</text:p>
          </table:table-cell>
          <table:table-cell office:value-type="float" office:value="246.729889211" calcext:value-type="float">
            <text:p>246,729889211</text:p>
          </table:table-cell>
          <table:table-cell office:value-type="float" office:value="246.798187823" calcext:value-type="float">
            <text:p>246,798187823</text:p>
          </table:table-cell>
          <table:table-cell office:value-type="float" office:value="247.614417329" calcext:value-type="float">
            <text:p>247,614417329</text:p>
          </table:table-cell>
          <table:table-cell office:value-type="float" office:value="249.990078744" calcext:value-type="float">
            <text:p>249,990078744</text:p>
          </table:table-cell>
          <table:table-cell office:value-type="float" office:value="249.284783411" calcext:value-type="float">
            <text:p>249,284783411</text:p>
          </table:table-cell>
          <table:table-cell office:value-type="float" office:value="246.967802786" calcext:value-type="float">
            <text:p>246,967802786</text:p>
          </table:table-cell>
          <table:table-cell office:value-type="float" office:value="251.73853807" calcext:value-type="float">
            <text:p>251,73853807</text:p>
          </table:table-cell>
          <table:table-cell office:value-type="float" office:value="251.148883885" calcext:value-type="float">
            <text:p>251,148883885</text:p>
          </table:table-cell>
          <table:table-cell office:value-type="float" office:value="251.322779471" calcext:value-type="float">
            <text:p>251,322779471</text:p>
          </table:table-cell>
          <table:table-cell/>
          <table:table-cell table:formula="of:=AVERAGE([.B38:.K38])" office:value-type="float" office:value="248.9073622293" calcext:value-type="float">
            <text:p>248,9073622293</text:p>
          </table:table-cell>
          <table:table-cell table:formula="of:=TRIMMEAN([.B38:.K38];0.2)" office:value-type="float" office:value="248.8256493765" calcext:value-type="float">
            <text:p>248,8256493765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43.430628076" calcext:value-type="float">
            <text:p>243,430628076</text:p>
          </table:table-cell>
          <table:table-cell office:value-type="float" office:value="248.00695568" calcext:value-type="float">
            <text:p>248,00695568</text:p>
          </table:table-cell>
          <table:table-cell office:value-type="float" office:value="244.600209373" calcext:value-type="float">
            <text:p>244,600209373</text:p>
          </table:table-cell>
          <table:table-cell office:value-type="float" office:value="248.335561041" calcext:value-type="float">
            <text:p>248,335561041</text:p>
          </table:table-cell>
          <table:table-cell office:value-type="float" office:value="246.63917542" calcext:value-type="float">
            <text:p>246,63917542</text:p>
          </table:table-cell>
          <table:table-cell office:value-type="float" office:value="251.347423453" calcext:value-type="float">
            <text:p>251,347423453</text:p>
          </table:table-cell>
          <table:table-cell office:value-type="float" office:value="247.791459353" calcext:value-type="float">
            <text:p>247,791459353</text:p>
          </table:table-cell>
          <table:table-cell office:value-type="float" office:value="255.650516413" calcext:value-type="float">
            <text:p>255,650516413</text:p>
          </table:table-cell>
          <table:table-cell office:value-type="float" office:value="248.699262458" calcext:value-type="float">
            <text:p>248,699262458</text:p>
          </table:table-cell>
          <table:table-cell office:value-type="float" office:value="251.139418491" calcext:value-type="float">
            <text:p>251,139418491</text:p>
          </table:table-cell>
          <table:table-cell/>
          <table:table-cell table:formula="of:=AVERAGE([.B39:.K39])" office:value-type="float" office:value="248.5640609758" calcext:value-type="float">
            <text:p>248,5640609758</text:p>
          </table:table-cell>
          <table:table-cell table:formula="of:=TRIMMEAN([.B39:.K39];0.2)" office:value-type="float" office:value="248.319933158625" calcext:value-type="float">
            <text:p>248,3199331586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43.894886136" calcext:value-type="float">
            <text:p>243,894886136</text:p>
          </table:table-cell>
          <table:table-cell office:value-type="float" office:value="244.207416549" calcext:value-type="float">
            <text:p>244,207416549</text:p>
          </table:table-cell>
          <table:table-cell office:value-type="float" office:value="243.060373734" calcext:value-type="float">
            <text:p>243,060373734</text:p>
          </table:table-cell>
          <table:table-cell office:value-type="float" office:value="241.412110734" calcext:value-type="float">
            <text:p>241,412110734</text:p>
          </table:table-cell>
          <table:table-cell office:value-type="float" office:value="244.175531931" calcext:value-type="float">
            <text:p>244,175531931</text:p>
          </table:table-cell>
          <table:table-cell office:value-type="float" office:value="248.02971397" calcext:value-type="float">
            <text:p>248,02971397</text:p>
          </table:table-cell>
          <table:table-cell office:value-type="float" office:value="245.110037845" calcext:value-type="float">
            <text:p>245,110037845</text:p>
          </table:table-cell>
          <table:table-cell office:value-type="float" office:value="244.531915308" calcext:value-type="float">
            <text:p>244,531915308</text:p>
          </table:table-cell>
          <table:table-cell office:value-type="float" office:value="245.262918503" calcext:value-type="float">
            <text:p>245,262918503</text:p>
          </table:table-cell>
          <table:table-cell office:value-type="float" office:value="246.418127832" calcext:value-type="float">
            <text:p>246,418127832</text:p>
          </table:table-cell>
          <table:table-cell/>
          <table:table-cell table:formula="of:=AVERAGE([.B40:.K40])" office:value-type="float" office:value="244.6103032542" calcext:value-type="float">
            <text:p>244,6103032542</text:p>
          </table:table-cell>
          <table:table-cell table:formula="of:=TRIMMEAN([.B40:.K40];0.2)" office:value-type="float" office:value="244.58265097975" calcext:value-type="float">
            <text:p>244,5826509798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47.234054351" calcext:value-type="float">
            <text:p>247,234054351</text:p>
          </table:table-cell>
          <table:table-cell office:value-type="float" office:value="246.272656173" calcext:value-type="float">
            <text:p>246,272656173</text:p>
          </table:table-cell>
          <table:table-cell office:value-type="float" office:value="243.299757252" calcext:value-type="float">
            <text:p>243,299757252</text:p>
          </table:table-cell>
          <table:table-cell office:value-type="float" office:value="241.019365143" calcext:value-type="float">
            <text:p>241,019365143</text:p>
          </table:table-cell>
          <table:table-cell office:value-type="float" office:value="243.106634819" calcext:value-type="float">
            <text:p>243,106634819</text:p>
          </table:table-cell>
          <table:table-cell office:value-type="float" office:value="248.316009646" calcext:value-type="float">
            <text:p>248,316009646</text:p>
          </table:table-cell>
          <table:table-cell office:value-type="float" office:value="249.351739" calcext:value-type="float">
            <text:p>249,351739</text:p>
          </table:table-cell>
          <table:table-cell office:value-type="float" office:value="243.639422403" calcext:value-type="float">
            <text:p>243,639422403</text:p>
          </table:table-cell>
          <table:table-cell office:value-type="float" office:value="245.302297816" calcext:value-type="float">
            <text:p>245,302297816</text:p>
          </table:table-cell>
          <table:table-cell office:value-type="float" office:value="246.699387915" calcext:value-type="float">
            <text:p>246,699387915</text:p>
          </table:table-cell>
          <table:table-cell/>
          <table:table-cell table:formula="of:=AVERAGE([.B41:.K41])" office:value-type="float" office:value="245.4241324518" calcext:value-type="float">
            <text:p>245,4241324518</text:p>
          </table:table-cell>
          <table:table-cell table:formula="of:=TRIMMEAN([.B41:.K41];0.2)" office:value-type="float" office:value="245.483777546875" calcext:value-type="float">
            <text:p>245,483777546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52.276409108" calcext:value-type="float">
            <text:p>252,276409108</text:p>
          </table:table-cell>
          <table:table-cell office:value-type="float" office:value="248.959548764" calcext:value-type="float">
            <text:p>248,959548764</text:p>
          </table:table-cell>
          <table:table-cell office:value-type="float" office:value="244.826246625" calcext:value-type="float">
            <text:p>244,826246625</text:p>
          </table:table-cell>
          <table:table-cell office:value-type="float" office:value="248.131982295" calcext:value-type="float">
            <text:p>248,131982295</text:p>
          </table:table-cell>
          <table:table-cell office:value-type="float" office:value="248.955372413" calcext:value-type="float">
            <text:p>248,955372413</text:p>
          </table:table-cell>
          <table:table-cell office:value-type="float" office:value="251.273091404" calcext:value-type="float">
            <text:p>251,273091404</text:p>
          </table:table-cell>
          <table:table-cell office:value-type="float" office:value="248.84590663" calcext:value-type="float">
            <text:p>248,84590663</text:p>
          </table:table-cell>
          <table:table-cell office:value-type="float" office:value="249.550229634" calcext:value-type="float">
            <text:p>249,550229634</text:p>
          </table:table-cell>
          <table:table-cell office:value-type="float" office:value="249.998666568" calcext:value-type="float">
            <text:p>249,998666568</text:p>
          </table:table-cell>
          <table:table-cell office:value-type="float" office:value="256.577363052" calcext:value-type="float">
            <text:p>256,577363052</text:p>
          </table:table-cell>
          <table:table-cell/>
          <table:table-cell table:formula="of:=AVERAGE([.B42:.K42])" office:value-type="float" office:value="249.9394816493" calcext:value-type="float">
            <text:p>249,9394816493</text:p>
          </table:table-cell>
          <table:table-cell table:formula="of:=TRIMMEAN([.B42:.K42];0.2)" office:value-type="float" office:value="249.748900852" calcext:value-type="float">
            <text:p>249,748900852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40.451796769" calcext:value-type="float">
            <text:p>240,451796769</text:p>
          </table:table-cell>
          <table:table-cell office:value-type="float" office:value="242.640600353" calcext:value-type="float">
            <text:p>242,640600353</text:p>
          </table:table-cell>
          <table:table-cell office:value-type="float" office:value="244.459517197" calcext:value-type="float">
            <text:p>244,459517197</text:p>
          </table:table-cell>
          <table:table-cell office:value-type="float" office:value="244.007360248" calcext:value-type="float">
            <text:p>244,007360248</text:p>
          </table:table-cell>
          <table:table-cell office:value-type="float" office:value="244.022487082" calcext:value-type="float">
            <text:p>244,022487082</text:p>
          </table:table-cell>
          <table:table-cell office:value-type="float" office:value="241.637592243" calcext:value-type="float">
            <text:p>241,637592243</text:p>
          </table:table-cell>
          <table:table-cell office:value-type="float" office:value="243.591533382" calcext:value-type="float">
            <text:p>243,591533382</text:p>
          </table:table-cell>
          <table:table-cell office:value-type="float" office:value="245.714432281" calcext:value-type="float">
            <text:p>245,714432281</text:p>
          </table:table-cell>
          <table:table-cell office:value-type="float" office:value="244.405801592" calcext:value-type="float">
            <text:p>244,405801592</text:p>
          </table:table-cell>
          <table:table-cell office:value-type="float" office:value="247.158769824" calcext:value-type="float">
            <text:p>247,158769824</text:p>
          </table:table-cell>
          <table:table-cell/>
          <table:table-cell table:formula="of:=AVERAGE([.B43:.K43])" office:value-type="float" office:value="243.8089890971" calcext:value-type="float">
            <text:p>243,8089890971</text:p>
          </table:table-cell>
          <table:table-cell table:formula="of:=TRIMMEAN([.B43:.K43];0.2)" office:value-type="float" office:value="243.80991554725" calcext:value-type="float">
            <text:p>243,8099155473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41.441390012" calcext:value-type="float">
            <text:p>241,441390012</text:p>
          </table:table-cell>
          <table:table-cell office:value-type="float" office:value="241.358649511" calcext:value-type="float">
            <text:p>241,358649511</text:p>
          </table:table-cell>
          <table:table-cell office:value-type="float" office:value="241.331920038" calcext:value-type="float">
            <text:p>241,331920038</text:p>
          </table:table-cell>
          <table:table-cell office:value-type="float" office:value="241.190345792" calcext:value-type="float">
            <text:p>241,190345792</text:p>
          </table:table-cell>
          <table:table-cell office:value-type="float" office:value="242.549403313" calcext:value-type="float">
            <text:p>242,549403313</text:p>
          </table:table-cell>
          <table:table-cell office:value-type="float" office:value="244.287636405" calcext:value-type="float">
            <text:p>244,287636405</text:p>
          </table:table-cell>
          <table:table-cell office:value-type="float" office:value="242.790803848" calcext:value-type="float">
            <text:p>242,790803848</text:p>
          </table:table-cell>
          <table:table-cell office:value-type="float" office:value="245.47503844" calcext:value-type="float">
            <text:p>245,47503844</text:p>
          </table:table-cell>
          <table:table-cell office:value-type="float" office:value="243.209866825" calcext:value-type="float">
            <text:p>243,209866825</text:p>
          </table:table-cell>
          <table:table-cell office:value-type="float" office:value="245.17227617" calcext:value-type="float">
            <text:p>245,17227617</text:p>
          </table:table-cell>
          <table:table-cell/>
          <table:table-cell table:formula="of:=AVERAGE([.B44:.K44])" office:value-type="float" office:value="242.8807330354" calcext:value-type="float">
            <text:p>242,8807330354</text:p>
          </table:table-cell>
          <table:table-cell table:formula="of:=TRIMMEAN([.B44:.K44];0.2)" office:value-type="float" office:value="242.76774326525" calcext:value-type="float">
            <text:p>242,7677432653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46.281126641" calcext:value-type="float">
            <text:p>246,281126641</text:p>
          </table:table-cell>
          <table:table-cell office:value-type="float" office:value="249.088686851" calcext:value-type="float">
            <text:p>249,088686851</text:p>
          </table:table-cell>
          <table:table-cell office:value-type="float" office:value="246.839880222" calcext:value-type="float">
            <text:p>246,839880222</text:p>
          </table:table-cell>
          <table:table-cell office:value-type="float" office:value="248.737715933" calcext:value-type="float">
            <text:p>248,737715933</text:p>
          </table:table-cell>
          <table:table-cell office:value-type="float" office:value="250.810766502" calcext:value-type="float">
            <text:p>250,810766502</text:p>
          </table:table-cell>
          <table:table-cell office:value-type="float" office:value="256.53764399" calcext:value-type="float">
            <text:p>256,53764399</text:p>
          </table:table-cell>
          <table:table-cell office:value-type="float" office:value="250.855545434" calcext:value-type="float">
            <text:p>250,855545434</text:p>
          </table:table-cell>
          <table:table-cell office:value-type="float" office:value="248.848642517" calcext:value-type="float">
            <text:p>248,848642517</text:p>
          </table:table-cell>
          <table:table-cell office:value-type="float" office:value="249.606265306" calcext:value-type="float">
            <text:p>249,606265306</text:p>
          </table:table-cell>
          <table:table-cell office:value-type="float" office:value="253.07579734" calcext:value-type="float">
            <text:p>253,07579734</text:p>
          </table:table-cell>
          <table:table-cell/>
          <table:table-cell table:formula="of:=AVERAGE([.B45:.K45])" office:value-type="float" office:value="250.0682070736" calcext:value-type="float">
            <text:p>250,0682070736</text:p>
          </table:table-cell>
          <table:table-cell table:formula="of:=TRIMMEAN([.B45:.K45];0.2)" office:value-type="float" office:value="249.732912513125" calcext:value-type="float">
            <text:p>249,7329125131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51.318370316" calcext:value-type="float">
            <text:p>251,318370316</text:p>
          </table:table-cell>
          <table:table-cell office:value-type="float" office:value="251.936700031" calcext:value-type="float">
            <text:p>251,936700031</text:p>
          </table:table-cell>
          <table:table-cell office:value-type="float" office:value="250.645877556" calcext:value-type="float">
            <text:p>250,645877556</text:p>
          </table:table-cell>
          <table:table-cell office:value-type="float" office:value="254.375593696" calcext:value-type="float">
            <text:p>254,375593696</text:p>
          </table:table-cell>
          <table:table-cell office:value-type="float" office:value="254.155244178" calcext:value-type="float">
            <text:p>254,155244178</text:p>
          </table:table-cell>
          <table:table-cell office:value-type="float" office:value="260.518210663" calcext:value-type="float">
            <text:p>260,518210663</text:p>
          </table:table-cell>
          <table:table-cell office:value-type="float" office:value="254.252584627" calcext:value-type="float">
            <text:p>254,252584627</text:p>
          </table:table-cell>
          <table:table-cell office:value-type="float" office:value="255.377273712" calcext:value-type="float">
            <text:p>255,377273712</text:p>
          </table:table-cell>
          <table:table-cell office:value-type="float" office:value="261.667205178" calcext:value-type="float">
            <text:p>261,667205178</text:p>
          </table:table-cell>
          <table:table-cell office:value-type="float" office:value="258.93903247" calcext:value-type="float">
            <text:p>258,93903247</text:p>
          </table:table-cell>
          <table:table-cell/>
          <table:table-cell table:formula="of:=AVERAGE([.B46:.K46])" office:value-type="float" office:value="255.3186092427" calcext:value-type="float">
            <text:p>255,3186092427</text:p>
          </table:table-cell>
          <table:table-cell table:formula="of:=TRIMMEAN([.B46:.K46];0.2)" office:value-type="float" office:value="255.109126211625" calcext:value-type="float">
            <text:p>255,1091262116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43.935648075" calcext:value-type="float">
            <text:p>243,935648075</text:p>
          </table:table-cell>
          <table:table-cell office:value-type="float" office:value="245.863121387" calcext:value-type="float">
            <text:p>245,863121387</text:p>
          </table:table-cell>
          <table:table-cell office:value-type="float" office:value="244.196519153" calcext:value-type="float">
            <text:p>244,196519153</text:p>
          </table:table-cell>
          <table:table-cell office:value-type="float" office:value="249.656967506" calcext:value-type="float">
            <text:p>249,656967506</text:p>
          </table:table-cell>
          <table:table-cell office:value-type="float" office:value="246.183781407" calcext:value-type="float">
            <text:p>246,183781407</text:p>
          </table:table-cell>
          <table:table-cell office:value-type="float" office:value="246.376007313" calcext:value-type="float">
            <text:p>246,376007313</text:p>
          </table:table-cell>
          <table:table-cell office:value-type="float" office:value="247.701024035" calcext:value-type="float">
            <text:p>247,701024035</text:p>
          </table:table-cell>
          <table:table-cell office:value-type="float" office:value="251.033475442" calcext:value-type="float">
            <text:p>251,033475442</text:p>
          </table:table-cell>
          <table:table-cell office:value-type="float" office:value="248.040271306" calcext:value-type="float">
            <text:p>248,040271306</text:p>
          </table:table-cell>
          <table:table-cell office:value-type="float" office:value="248.61919051" calcext:value-type="float">
            <text:p>248,61919051</text:p>
          </table:table-cell>
          <table:table-cell/>
          <table:table-cell table:formula="of:=AVERAGE([.B47:.K47])" office:value-type="float" office:value="247.1606006134" calcext:value-type="float">
            <text:p>247,1606006134</text:p>
          </table:table-cell>
          <table:table-cell table:formula="of:=TRIMMEAN([.B47:.K47];0.2)" office:value-type="float" office:value="247.079610327125" calcext:value-type="float">
            <text:p>247,0796103271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39.316874031" calcext:value-type="float">
            <text:p>239,316874031</text:p>
          </table:table-cell>
          <table:table-cell office:value-type="float" office:value="244.723499004" calcext:value-type="float">
            <text:p>244,723499004</text:p>
          </table:table-cell>
          <table:table-cell office:value-type="float" office:value="241.84812614" calcext:value-type="float">
            <text:p>241,84812614</text:p>
          </table:table-cell>
          <table:table-cell office:value-type="float" office:value="244.415836875" calcext:value-type="float">
            <text:p>244,415836875</text:p>
          </table:table-cell>
          <table:table-cell office:value-type="float" office:value="246.305659472" calcext:value-type="float">
            <text:p>246,305659472</text:p>
          </table:table-cell>
          <table:table-cell office:value-type="float" office:value="244.343131814" calcext:value-type="float">
            <text:p>244,343131814</text:p>
          </table:table-cell>
          <table:table-cell office:value-type="float" office:value="248.810721211" calcext:value-type="float">
            <text:p>248,810721211</text:p>
          </table:table-cell>
          <table:table-cell office:value-type="float" office:value="244.530214584" calcext:value-type="float">
            <text:p>244,530214584</text:p>
          </table:table-cell>
          <table:table-cell office:value-type="float" office:value="245.045453816" calcext:value-type="float">
            <text:p>245,045453816</text:p>
          </table:table-cell>
          <table:table-cell office:value-type="float" office:value="249.464073817" calcext:value-type="float">
            <text:p>249,464073817</text:p>
          </table:table-cell>
          <table:table-cell/>
          <table:table-cell table:formula="of:=AVERAGE([.B48:.K48])" office:value-type="float" office:value="244.8803590764" calcext:value-type="float">
            <text:p>244,8803590764</text:p>
          </table:table-cell>
          <table:table-cell table:formula="of:=TRIMMEAN([.B48:.K48];0.2)" office:value-type="float" office:value="245.0028303645" calcext:value-type="float">
            <text:p>245,0028303645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44.361818473" calcext:value-type="float">
            <text:p>244,361818473</text:p>
          </table:table-cell>
          <table:table-cell office:value-type="float" office:value="246.670760122" calcext:value-type="float">
            <text:p>246,670760122</text:p>
          </table:table-cell>
          <table:table-cell office:value-type="float" office:value="244.369447351" calcext:value-type="float">
            <text:p>244,369447351</text:p>
          </table:table-cell>
          <table:table-cell office:value-type="float" office:value="247.257976278" calcext:value-type="float">
            <text:p>247,257976278</text:p>
          </table:table-cell>
          <table:table-cell office:value-type="float" office:value="249.294204053" calcext:value-type="float">
            <text:p>249,294204053</text:p>
          </table:table-cell>
          <table:table-cell office:value-type="float" office:value="251.161916086" calcext:value-type="float">
            <text:p>251,161916086</text:p>
          </table:table-cell>
          <table:table-cell office:value-type="float" office:value="246.43402156" calcext:value-type="float">
            <text:p>246,43402156</text:p>
          </table:table-cell>
          <table:table-cell office:value-type="float" office:value="247.260389139" calcext:value-type="float">
            <text:p>247,260389139</text:p>
          </table:table-cell>
          <table:table-cell office:value-type="float" office:value="248.892612727" calcext:value-type="float">
            <text:p>248,892612727</text:p>
          </table:table-cell>
          <table:table-cell office:value-type="float" office:value="253.017083665" calcext:value-type="float">
            <text:p>253,017083665</text:p>
          </table:table-cell>
          <table:table-cell/>
          <table:table-cell table:formula="of:=AVERAGE([.B49:.K49])" office:value-type="float" office:value="247.8720229454" calcext:value-type="float">
            <text:p>247,8720229454</text:p>
          </table:table-cell>
          <table:table-cell table:formula="of:=TRIMMEAN([.B49:.K49];0.2)" office:value-type="float" office:value="247.6676659145" calcext:value-type="float">
            <text:p>247,6676659145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43.891643307" calcext:value-type="float">
            <text:p>243,891643307</text:p>
          </table:table-cell>
          <table:table-cell office:value-type="float" office:value="247.362870425" calcext:value-type="float">
            <text:p>247,362870425</text:p>
          </table:table-cell>
          <table:table-cell office:value-type="float" office:value="245.194459751" calcext:value-type="float">
            <text:p>245,194459751</text:p>
          </table:table-cell>
          <table:table-cell office:value-type="float" office:value="246.588254112" calcext:value-type="float">
            <text:p>246,588254112</text:p>
          </table:table-cell>
          <table:table-cell office:value-type="float" office:value="248.103242843" calcext:value-type="float">
            <text:p>248,103242843</text:p>
          </table:table-cell>
          <table:table-cell office:value-type="float" office:value="246.849782981" calcext:value-type="float">
            <text:p>246,849782981</text:p>
          </table:table-cell>
          <table:table-cell office:value-type="float" office:value="246.762658844" calcext:value-type="float">
            <text:p>246,762658844</text:p>
          </table:table-cell>
          <table:table-cell office:value-type="float" office:value="246.996290215" calcext:value-type="float">
            <text:p>246,996290215</text:p>
          </table:table-cell>
          <table:table-cell office:value-type="float" office:value="251.903908688" calcext:value-type="float">
            <text:p>251,903908688</text:p>
          </table:table-cell>
          <table:table-cell office:value-type="float" office:value="247.258103114" calcext:value-type="float">
            <text:p>247,258103114</text:p>
          </table:table-cell>
          <table:table-cell/>
          <table:table-cell table:formula="of:=AVERAGE([.B50:.K50])" office:value-type="float" office:value="247.091121428" calcext:value-type="float">
            <text:p>247,091121428</text:p>
          </table:table-cell>
          <table:table-cell table:formula="of:=TRIMMEAN([.B50:.K50];0.2)" office:value-type="float" office:value="246.889457785625" calcext:value-type="float">
            <text:p>246,8894577856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49.329035665" calcext:value-type="float">
            <text:p>249,329035665</text:p>
          </table:table-cell>
          <table:table-cell office:value-type="float" office:value="247.855566686" calcext:value-type="float">
            <text:p>247,855566686</text:p>
          </table:table-cell>
          <table:table-cell office:value-type="float" office:value="247.844239314" calcext:value-type="float">
            <text:p>247,844239314</text:p>
          </table:table-cell>
          <table:table-cell office:value-type="float" office:value="250.868617107" calcext:value-type="float">
            <text:p>250,868617107</text:p>
          </table:table-cell>
          <table:table-cell office:value-type="float" office:value="250.522172322" calcext:value-type="float">
            <text:p>250,522172322</text:p>
          </table:table-cell>
          <table:table-cell office:value-type="float" office:value="250.5316679" calcext:value-type="float">
            <text:p>250,5316679</text:p>
          </table:table-cell>
          <table:table-cell office:value-type="float" office:value="249.430628983" calcext:value-type="float">
            <text:p>249,430628983</text:p>
          </table:table-cell>
          <table:table-cell office:value-type="float" office:value="250.855027143" calcext:value-type="float">
            <text:p>250,855027143</text:p>
          </table:table-cell>
          <table:table-cell office:value-type="float" office:value="255.26591949" calcext:value-type="float">
            <text:p>255,26591949</text:p>
          </table:table-cell>
          <table:table-cell office:value-type="float" office:value="253.641655302" calcext:value-type="float">
            <text:p>253,641655302</text:p>
          </table:table-cell>
          <table:table-cell/>
          <table:table-cell table:formula="of:=AVERAGE([.B51:.K51])" office:value-type="float" office:value="250.6144529912" calcext:value-type="float">
            <text:p>250,6144529912</text:p>
          </table:table-cell>
          <table:table-cell table:formula="of:=TRIMMEAN([.B51:.K51];0.2)" office:value-type="float" office:value="250.3792963885" calcext:value-type="float">
            <text:p>250,3792963885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41.162416586" calcext:value-type="float">
            <text:p>241,162416586</text:p>
          </table:table-cell>
          <table:table-cell office:value-type="float" office:value="243.382033716" calcext:value-type="float">
            <text:p>243,382033716</text:p>
          </table:table-cell>
          <table:table-cell office:value-type="float" office:value="246.978970904" calcext:value-type="float">
            <text:p>246,978970904</text:p>
          </table:table-cell>
          <table:table-cell office:value-type="float" office:value="244.826457013" calcext:value-type="float">
            <text:p>244,826457013</text:p>
          </table:table-cell>
          <table:table-cell office:value-type="float" office:value="246.564097304" calcext:value-type="float">
            <text:p>246,564097304</text:p>
          </table:table-cell>
          <table:table-cell office:value-type="float" office:value="248.144086407" calcext:value-type="float">
            <text:p>248,144086407</text:p>
          </table:table-cell>
          <table:table-cell office:value-type="float" office:value="244.598344904" calcext:value-type="float">
            <text:p>244,598344904</text:p>
          </table:table-cell>
          <table:table-cell office:value-type="float" office:value="244.767516158" calcext:value-type="float">
            <text:p>244,767516158</text:p>
          </table:table-cell>
          <table:table-cell office:value-type="float" office:value="247.831780859" calcext:value-type="float">
            <text:p>247,831780859</text:p>
          </table:table-cell>
          <table:table-cell office:value-type="float" office:value="249.417231391" calcext:value-type="float">
            <text:p>249,417231391</text:p>
          </table:table-cell>
          <table:table-cell/>
          <table:table-cell table:formula="of:=AVERAGE([.B52:.K52])" office:value-type="float" office:value="245.7672935242" calcext:value-type="float">
            <text:p>245,7672935242</text:p>
          </table:table-cell>
          <table:table-cell table:formula="of:=TRIMMEAN([.B52:.K52];0.2)" office:value-type="float" office:value="245.886660908125" calcext:value-type="float">
            <text:p>245,8866609081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45.132908764" calcext:value-type="float">
            <text:p>245,132908764</text:p>
          </table:table-cell>
          <table:table-cell office:value-type="float" office:value="245.363280474" calcext:value-type="float">
            <text:p>245,363280474</text:p>
          </table:table-cell>
          <table:table-cell office:value-type="float" office:value="247.56599548" calcext:value-type="float">
            <text:p>247,56599548</text:p>
          </table:table-cell>
          <table:table-cell office:value-type="float" office:value="246.38254937" calcext:value-type="float">
            <text:p>246,38254937</text:p>
          </table:table-cell>
          <table:table-cell office:value-type="float" office:value="246.088645336" calcext:value-type="float">
            <text:p>246,088645336</text:p>
          </table:table-cell>
          <table:table-cell office:value-type="float" office:value="249.112162467" calcext:value-type="float">
            <text:p>249,112162467</text:p>
          </table:table-cell>
          <table:table-cell office:value-type="float" office:value="248.327631238" calcext:value-type="float">
            <text:p>248,327631238</text:p>
          </table:table-cell>
          <table:table-cell office:value-type="float" office:value="248.103060984" calcext:value-type="float">
            <text:p>248,103060984</text:p>
          </table:table-cell>
          <table:table-cell office:value-type="float" office:value="249.44763469" calcext:value-type="float">
            <text:p>249,44763469</text:p>
          </table:table-cell>
          <table:table-cell office:value-type="float" office:value="250.218847544" calcext:value-type="float">
            <text:p>250,218847544</text:p>
          </table:table-cell>
          <table:table-cell/>
          <table:table-cell table:formula="of:=AVERAGE([.B53:.K53])" office:value-type="float" office:value="247.5742716347" calcext:value-type="float">
            <text:p>247,5742716347</text:p>
          </table:table-cell>
          <table:table-cell table:formula="of:=TRIMMEAN([.B53:.K53];0.2)" office:value-type="float" office:value="247.548870004875" calcext:value-type="float">
            <text:p>247,5488700049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42.515781813" calcext:value-type="float">
            <text:p>242,515781813</text:p>
          </table:table-cell>
          <table:table-cell office:value-type="float" office:value="239.492746636" calcext:value-type="float">
            <text:p>239,492746636</text:p>
          </table:table-cell>
          <table:table-cell office:value-type="float" office:value="240.603335601" calcext:value-type="float">
            <text:p>240,603335601</text:p>
          </table:table-cell>
          <table:table-cell office:value-type="float" office:value="242.679253339" calcext:value-type="float">
            <text:p>242,679253339</text:p>
          </table:table-cell>
          <table:table-cell office:value-type="float" office:value="243.460772281" calcext:value-type="float">
            <text:p>243,460772281</text:p>
          </table:table-cell>
          <table:table-cell office:value-type="float" office:value="242.967774814" calcext:value-type="float">
            <text:p>242,967774814</text:p>
          </table:table-cell>
          <table:table-cell office:value-type="float" office:value="242.228689718" calcext:value-type="float">
            <text:p>242,228689718</text:p>
          </table:table-cell>
          <table:table-cell office:value-type="float" office:value="242.836792001" calcext:value-type="float">
            <text:p>242,836792001</text:p>
          </table:table-cell>
          <table:table-cell office:value-type="float" office:value="244.385418592" calcext:value-type="float">
            <text:p>244,385418592</text:p>
          </table:table-cell>
          <table:table-cell office:value-type="float" office:value="248.167985418" calcext:value-type="float">
            <text:p>248,167985418</text:p>
          </table:table-cell>
          <table:table-cell/>
          <table:table-cell table:formula="of:=AVERAGE([.B54:.K54])" office:value-type="float" office:value="242.9338550213" calcext:value-type="float">
            <text:p>242,9338550213</text:p>
          </table:table-cell>
          <table:table-cell table:formula="of:=TRIMMEAN([.B54:.K54];0.2)" office:value-type="float" office:value="242.709727269875" calcext:value-type="float">
            <text:p>242,7097272699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38.754275796" calcext:value-type="float">
            <text:p>238,754275796</text:p>
          </table:table-cell>
          <table:table-cell office:value-type="float" office:value="241.379906714" calcext:value-type="float">
            <text:p>241,379906714</text:p>
          </table:table-cell>
          <table:table-cell office:value-type="float" office:value="243.374708769" calcext:value-type="float">
            <text:p>243,374708769</text:p>
          </table:table-cell>
          <table:table-cell office:value-type="float" office:value="243.626949983" calcext:value-type="float">
            <text:p>243,626949983</text:p>
          </table:table-cell>
          <table:table-cell office:value-type="float" office:value="243.581684272" calcext:value-type="float">
            <text:p>243,581684272</text:p>
          </table:table-cell>
          <table:table-cell office:value-type="float" office:value="246.421864461" calcext:value-type="float">
            <text:p>246,421864461</text:p>
          </table:table-cell>
          <table:table-cell office:value-type="float" office:value="244.239140617" calcext:value-type="float">
            <text:p>244,239140617</text:p>
          </table:table-cell>
          <table:table-cell office:value-type="float" office:value="245.264698241" calcext:value-type="float">
            <text:p>245,264698241</text:p>
          </table:table-cell>
          <table:table-cell office:value-type="float" office:value="245.507952864" calcext:value-type="float">
            <text:p>245,507952864</text:p>
          </table:table-cell>
          <table:table-cell office:value-type="float" office:value="245.351458646" calcext:value-type="float">
            <text:p>245,351458646</text:p>
          </table:table-cell>
          <table:table-cell/>
          <table:table-cell table:formula="of:=AVERAGE([.B55:.K55])" office:value-type="float" office:value="243.7502640363" calcext:value-type="float">
            <text:p>243,7502640363</text:p>
          </table:table-cell>
          <table:table-cell table:formula="of:=TRIMMEAN([.B55:.K55];0.2)" office:value-type="float" office:value="244.04081251325" calcext:value-type="float">
            <text:p>244,040812513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formula="of:=SUM([.M32:.M55])" office:value-type="float" office:value="5942.7634403684" calcext:value-type="float">
            <text:p>5942,7634403684</text:p>
          </table:table-cell>
          <table:table-cell table:formula="of:=SUM([.N32:.N55])" office:value-type="float" office:value="5940.71591969488" calcext:value-type="float">
            <text:p>5940,7159196949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144.01mm" svg:y="45.89mm">
            <draw:object draw:notify-on-update-of-ranges="Gráficos.A2:Gráficos.A3 Gráficos.B1:Gráficos.B1 Gráficos.B2:Gráficos.B3 Gráficos.C1:Gráficos.C1 Gráficos.C2:Gráficos.C3 Gráficos.D1:Gráficos.D1 Gráficos.D2:Gráficos.D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Teste 1</text:p>
          </table:table-cell>
          <table:table-cell office:value-type="float" office:value="6966.29546768625" calcext:value-type="float">
            <text:p>6966,2954676863</text:p>
          </table:table-cell>
          <table:table-cell office:value-type="float" office:value="7314.67289062825" calcext:value-type="float">
            <text:p>7314,6728906283</text:p>
          </table:table-cell>
          <table:table-cell office:value-type="float" office:value="6501.454323713" calcext:value-type="float">
            <text:p>6501,454323713</text:p>
          </table:table-cell>
        </table:table-row>
        <table:table-row table:style-name="ro1">
          <table:table-cell office:value-type="string" calcext:value-type="string">
            <text:p>Teste 2</text:p>
          </table:table-cell>
          <table:table-cell office:value-type="float" office:value="7029.0949995585" calcext:value-type="float">
            <text:p>7029,0949995585</text:p>
          </table:table-cell>
          <table:table-cell office:value-type="float" office:value="7113.06384418738" calcext:value-type="float">
            <text:p>7113,0638441874</text:p>
          </table:table-cell>
          <table:table-cell office:value-type="float" office:value="5940.71591969488" calcext:value-type="float">
            <text:p>5940,7159196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10:08:03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37:49.407000000</meta:creation-date>
    <dc:date>2017-02-11T10:25:34.370000000</dc:date>
    <meta:editing-duration>PT1H37M44S</meta:editing-duration>
    <meta:editing-cycles>9</meta:editing-cycles>
    <meta:generator>LibreOffice/4.4.7.2$Windows_x86 LibreOffice_project/f3153a8b245191196a4b6b9abd1d0da16eead600</meta:generator>
    <meta:document-statistic meta:table-count="4" meta:cell-count="17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703cm" style:legend-expansion="high" chart:style-name="ch2"/>
        <chart:plot-area chart:style-name="ch3" table:cell-range-address="Gráficos.A1:Gráficos.D3" chart:data-source-has-labels="both" svg:x="0.32cm" svg:y="0.18cm" svg:width="13.891cm" svg:height="8.64cm">
          <chartooo:coordinate-region svg:x="1.312cm" svg:y="0.379cm" svg:width="12.899cm" svg:height="7.794cm"/>
          <chart:axis chart:dimension="x" chart:name="primary-x" chart:style-name="ch4" chartooo:axis-type="auto">
            <chartooo:date-scale/>
            <chart:categories table:cell-range-address="Gráficos.A2:Gráficos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2:Gráficos.B3" chart:label-cell-address="Gráficos.B1:Gráficos.B1" chart:class="chart:bar">
            <chart:data-point chart:repeated="2"/>
          </chart:series>
          <chart:series chart:style-name="ch8" chart:values-cell-range-address="Gráficos.C2:Gráficos.C3" chart:label-cell-address="Gráficos.C1:Gráficos.C1" chart:class="chart:bar">
            <chart:data-point chart:repeated="2"/>
          </chart:series>
          <chart:series chart:style-name="ch9" chart:values-cell-range-address="Gráficos.D2:Gráficos.D3" chart:label-cell-address="Gráficos.D1:Gráficos.D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Gráficos.B1:Gráficos.B1</svg:desc>
                </draw:g>
              </table:table-cell>
              <table:table-cell office:value-type="string">
                <text:p>4CM</text:p>
                <draw:g>
                  <svg:desc>Gráficos.C1:Gráficos.C1</svg:desc>
                </draw:g>
              </table:table-cell>
              <table:table-cell office:value-type="string">
                <text:p>6CM</text:p>
                <draw:g>
                  <svg:desc>Gráficos.D1:Gráfico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 1</text:p>
                <draw:g>
                  <svg:desc>Gráficos.A2:Gráficos.A3</svg:desc>
                </draw:g>
              </table:table-cell>
              <table:table-cell office:value-type="float" office:value="6966.29546768625">
                <text:p>6966.29546768625</text:p>
                <draw:g>
                  <svg:desc>Gráficos.B2:Gráficos.B3</svg:desc>
                </draw:g>
              </table:table-cell>
              <table:table-cell office:value-type="float" office:value="7314.67289062825">
                <text:p>7314.67289062825</text:p>
                <draw:g>
                  <svg:desc>Gráficos.C2:Gráficos.C3</svg:desc>
                </draw:g>
              </table:table-cell>
              <table:table-cell office:value-type="float" office:value="6501.454323713">
                <text:p>6501.454323713</text:p>
                <draw:g>
                  <svg:desc>Gráficos.D2:Gráficos.D3</svg:desc>
                </draw:g>
              </table:table-cell>
            </table:table-row>
            <table:table-row>
              <table:table-cell office:value-type="string">
                <text:p>Teste 2</text:p>
              </table:table-cell>
              <table:table-cell office:value-type="float" office:value="7029.0949995585">
                <text:p>7029.0949995585</text:p>
              </table:table-cell>
              <table:table-cell office:value-type="float" office:value="7113.06384418738">
                <text:p>7113.06384418738</text:p>
              </table:table-cell>
              <table:table-cell office:value-type="float" office:value="5940.71591969488">
                <text:p>5940.71591969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